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system"/>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Normalny">
      <style:paragraph-properties fo:text-align="center" style:justify-single-word="false"/>
    </style:style>
    <style:style style:name="P2" style:family="paragraph" style:parent-style-name="Normalny">
      <style:text-properties fo:font-size="12pt" style:font-name-asian="Calibri" style:font-size-asian="12pt" style:font-name-complex="Calibri"/>
    </style:style>
    <style:style style:name="P3" style:family="paragraph" style:parent-style-name="Normalny">
      <style:text-properties fo:font-size="12pt" fo:font-weight="bold" style:font-name-asian="Calibri" style:font-size-asian="12pt" style:font-weight-asian="bold" style:font-name-complex="Calibri"/>
    </style:style>
    <style:style style:name="P4" style:family="paragraph" style:parent-style-name="Normalny">
      <style:text-properties fo:color="#00b050"/>
    </style:style>
    <style:style style:name="P5" style:family="paragraph" style:parent-style-name="Normalny">
      <style:text-properties fo:color="#00b050" fo:font-size="12pt" style:font-name-asian="Calibri" style:font-size-asian="12pt" style:font-name-complex="Calibri"/>
    </style:style>
    <style:style style:name="P6" style:family="paragraph" style:parent-style-name="Normalny">
      <style:text-properties fo:color="#ff0000"/>
    </style:style>
    <style:style style:name="P7" style:family="paragraph" style:parent-style-name="Normalny">
      <style:text-properties fo:color="#ff0000" fo:font-size="12pt" style:font-name-asian="Calibri" style:font-size-asian="12pt" style:font-name-complex="Calibri"/>
    </style:style>
    <style:style style:name="P8" style:family="paragraph" style:parent-style-name="Normalny">
      <style:text-properties fo:color="#92d050" fo:font-size="12pt" style:font-name-asian="Calibri" style:font-size-asian="12pt" style:font-name-complex="Calibri"/>
    </style:style>
    <style:style style:name="P9" style:family="paragraph" style:parent-style-name="Normalny">
      <style:text-properties fo:color="#000000" fo:font-size="12pt" style:font-name-asian="Calibri" style:font-size-asian="12pt" style:font-name-complex="Calibri"/>
    </style:style>
    <style:style style:name="P10" style:family="paragraph" style:parent-style-name="Normalny">
      <style:paragraph-properties>
        <style:tab-stops>
          <style:tab-stop style:position="6.133cm"/>
        </style:tab-stops>
      </style:paragraph-properties>
    </style:style>
    <style:style style:name="P11" style:family="paragraph" style:parent-style-name="Normalny">
      <style:text-properties fo:font-weight="bold" style:font-weight-asian="bold"/>
    </style:style>
    <style:style style:name="P12" style:family="paragraph" style:parent-style-name="Normalny" style:master-page-name="MP0">
      <style:paragraph-properties fo:text-align="center" style:justify-single-word="false" style:page-number="auto" fo:break-before="page"/>
    </style:style>
    <style:style style:name="T1" style:family="text">
      <style:text-properties style:font-name="Liberation Serif" fo:font-size="24pt" style:font-name-asian="Liberation Serif" style:font-size-asian="24pt" style:font-name-complex="Liberation Serif"/>
    </style:style>
    <style:style style:name="T2" style:family="text">
      <style:text-properties style:font-name="Liberation Serif" fo:font-size="24pt" fo:font-weight="bold" style:font-name-asian="Liberation Serif" style:font-size-asian="24pt" style:font-weight-asian="bold" style:font-name-complex="Liberation Serif"/>
    </style:style>
    <style:style style:name="T3" style:family="text">
      <style:text-properties style:font-name="Liberation Serif" fo:font-size="14pt" fo:font-style="italic" style:text-underline-style="solid" style:text-underline-width="auto" style:text-underline-color="font-color" style:text-underline-mode="continuous" style:text-overline-mode="continuous" style:text-line-through-mode="continuous" style:font-name-asian="Liberation Serif" style:font-size-asian="14pt" style:font-style-asian="italic" style:font-name-complex="Liberation Serif"/>
    </style:style>
    <style:style style:name="T4" style:family="text">
      <style:text-properties style:font-name="Liberation Serif" fo:font-size="12pt" style:font-name-asian="Liberation Serif" style:font-size-asian="12pt" style:font-name-complex="Liberation Serif"/>
    </style:style>
    <style:style style:name="T5" style:family="text">
      <style:text-properties fo:font-size="14pt" fo:font-style="italic" style:text-underline-style="solid" style:text-underline-width="auto" style:text-underline-color="font-color" style:text-underline-mode="continuous" style:text-overline-mode="continuous" style:text-line-through-mode="continuous" style:font-name-asian="Calibri" style:font-size-asian="14pt" style:font-style-asian="italic" style:font-name-complex="Calibri"/>
    </style:style>
    <style:style style:name="T6" style:family="text">
      <style:text-properties fo:font-size="12pt" style:font-name-asian="Calibri" style:font-size-asian="12pt" style:font-name-complex="Calibri"/>
    </style:style>
    <style:style style:name="T7" style:family="text">
      <style:text-properties fo:color="#ce181e" style:font-name="Liberation Serif" fo:font-size="12pt" fo:font-weight="bold" style:font-name-asian="Liberation Serif" style:font-size-asian="12pt" style:font-weight-asian="bold" style:font-name-complex="Liberation Serif"/>
    </style:style>
    <style:style style:name="T8" style:family="text">
      <style:text-properties fo:color="#ce181e" fo:font-size="12pt" fo:font-weight="bold" style:font-name-asian="Calibri" style:font-size-asian="12pt" style:font-weight-asian="bold" style:font-name-complex="Calibri"/>
    </style:style>
    <style:style style:name="T9" style:family="text">
      <style:text-properties fo:color="#ff0000" fo:font-size="12pt" style:font-name-asian="Calibri" style:font-size-asian="12pt" style:font-name-complex="Calibri"/>
    </style:style>
    <style:style style:name="T10" style:family="text">
      <style:text-properties fo:color="#00b050" fo:font-size="12pt" style:font-name-asian="Calibri" style:font-size-asian="12pt" style:font-name-complex="Calibri"/>
    </style:style>
    <style:style style:name="T11" style:family="text">
      <style:text-properties fo:color="#004dbb" fo:font-size="12pt" style:font-name-asian="Calibri" style:font-size-asian="12pt" style:font-name-complex="Calibri"/>
    </style:style>
    <style:style style:name="T12" style:family="text">
      <style:text-properties fo:color="#ed1c24" officeooo:rsid="000a3aad" fo:background-color="#fff2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Domyślna_20_czcionka_20_akapitu"><text:span text:style-name="T1">Scenariusz </text:span></text:span><text:span text:style-name="Domyślna_20_czcionka_20_akapitu"><text:span text:style-name="T2">Wonderful Time</text:span></text:span></text:p>
      <text:p text:style-name="P1"/>
      <text:p text:style-name="Normalny"><text:span text:style-name="Domyślna_20_czcionka_20_akapitu"><text:span text:style-name="T3">Rozdzia</text:span></text:span><text:span text:style-name="Domyślna_20_czcionka_20_akapitu"><text:span text:style-name="T5">ł</text:span></text:span><text:span text:style-name="Domyślna_20_czcionka_20_akapitu"><text:span text:style-name="T3"> 0: Stw</text:span></text:span><text:span text:style-name="Domyślna_20_czcionka_20_akapitu"><text:span text:style-name="T5">ó</text:span></text:span><text:span text:style-name="Domyślna_20_czcionka_20_akapitu"><text:span text:style-name="T3">rz swoj</text:span></text:span><text:span text:style-name="Domyślna_20_czcionka_20_akapitu"><text:span text:style-name="T5">ą</text:span></text:span><text:span text:style-name="Domyślna_20_czcionka_20_akapitu"><text:span text:style-name="T3"> posta</text:span></text:span><text:span text:style-name="Domyślna_20_czcionka_20_akapitu"><text:span text:style-name="T5">ć</text:span></text:span></text:p>
      <text:p text:style-name="Normalny"/>
      <text:p text:style-name="Normalny"><text:span text:style-name="Domyślna_20_czcionka_20_akapitu"><text:span text:style-name="T4">(czarne t</text:span></text:span><text:span text:style-name="Domyślna_20_czcionka_20_akapitu"><text:span text:style-name="T6">ł</text:span></text:span><text:span text:style-name="Domyślna_20_czcionka_20_akapitu"><text:span text:style-name="T4">o)</text:span></text:span></text:p>
      <text:p text:style-name="Normalny"/>
      <text:p text:style-name="Normalny"><text:span text:style-name="Domyślna_20_czcionka_20_akapitu"><text:span text:style-name="T4">"Halo? Jest tu kto?"<text:line-break/>"Poczekaj chwil</text:span></text:span><text:span text:style-name="Domyślna_20_czcionka_20_akapitu"><text:span text:style-name="T6">ę</text:span></text:span><text:span text:style-name="Domyślna_20_czcionka_20_akapitu"><text:span text:style-name="T4">. Kto</text:span></text:span><text:span text:style-name="Domyślna_20_czcionka_20_akapitu"><text:span text:style-name="T6">ś</text:span></text:span><text:span text:style-name="Domyślna_20_czcionka_20_akapitu"><text:span text:style-name="T4"> tu zgasi</text:span></text:span><text:span text:style-name="Domyślna_20_czcionka_20_akapitu"><text:span text:style-name="T6">ł</text:span></text:span><text:span text:style-name="Domyślna_20_czcionka_20_akapitu"><text:span text:style-name="T4"> </text:span></text:span><text:span text:style-name="Domyślna_20_czcionka_20_akapitu"><text:span text:style-name="T6">ś</text:span></text:span><text:span text:style-name="Domyślna_20_czcionka_20_akapitu"><text:span text:style-name="T4">wiat</text:span></text:span><text:span text:style-name="Domyślna_20_czcionka_20_akapitu"><text:span text:style-name="T6">ł</text:span></text:span><text:span text:style-name="Domyślna_20_czcionka_20_akapitu"><text:span text:style-name="T4">o. O, chyba znalaz</text:span></text:span><text:span text:style-name="Domyślna_20_czcionka_20_akapitu"><text:span text:style-name="T6">ł</text:span></text:span><text:span text:style-name="Domyślna_20_czcionka_20_akapitu"><text:span text:style-name="T4">em!"</text:span></text:span></text:p>
      <text:p text:style-name="Normalny"/>
      <text:p text:style-name="Normalny"><text:span text:style-name="Domyślna_20_czcionka_20_akapitu"><text:span text:style-name="T4">(bia</text:span></text:span><text:span text:style-name="Domyślna_20_czcionka_20_akapitu"><text:span text:style-name="T6">ł</text:span></text:span><text:span text:style-name="Domyślna_20_czcionka_20_akapitu"><text:span text:style-name="T4">e t</text:span></text:span><text:span text:style-name="Domyślna_20_czcionka_20_akapitu"><text:span text:style-name="T6">ł</text:span></text:span><text:span text:style-name="Domyślna_20_czcionka_20_akapitu"><text:span text:style-name="T4">o)<text:line-break/></text:span></text:span></text:p>
      <text:p text:style-name="Normalny"><text:span text:style-name="Domyślna_20_czcionka_20_akapitu"><text:span text:style-name="T4">obserwator "Nareszcie ci si</text:span></text:span><text:span text:style-name="Domyślna_20_czcionka_20_akapitu"><text:span text:style-name="T6">ę</text:span></text:span><text:span text:style-name="Domyślna_20_czcionka_20_akapitu"><text:span text:style-name="T4"> uda</text:span></text:span><text:span text:style-name="Domyślna_20_czcionka_20_akapitu"><text:span text:style-name="T6">ł</text:span></text:span><text:span text:style-name="Domyślna_20_czcionka_20_akapitu"><text:span text:style-name="T4">o! Witaj! Pewnie masz do mnie sporo pyta</text:span></text:span><text:span text:style-name="Domyślna_20_czcionka_20_akapitu"><text:span text:style-name="T6">ń</text:span></text:span><text:span text:style-name="Domyślna_20_czcionka_20_akapitu"><text:span text:style-name="T4">?"</text:span></text:span></text:p>
      <text:p text:style-name="Normalny"/>
      <text:p text:style-name="Normalny"><text:span text:style-name="Domyślna_20_czcionka_20_akapitu"><text:span text:style-name="T4">(wybór pozorny) "Kim jeste</text:span></text:span><text:span text:style-name="Domyślna_20_czcionka_20_akapitu"><text:span text:style-name="T6">ś</text:span></text:span><text:span text:style-name="Domyślna_20_czcionka_20_akapitu"><text:span text:style-name="T4">?" ; "Co to za miejsce?" ; "Kiedy rozpocznie si</text:span></text:span><text:span text:style-name="Domyślna_20_czcionka_20_akapitu"><text:span text:style-name="T6">ę</text:span></text:span><text:span text:style-name="Domyślna_20_czcionka_20_akapitu"><text:span text:style-name="T4"> gra?"</text:span></text:span></text:p>
      <text:p text:style-name="Normalny"/>
      <text:p text:style-name="Normalny"><text:span text:style-name="Domyślna_20_czcionka_20_akapitu"><text:span text:style-name="T4">obserwator "Hmm... Zacznijmy mo</text:span></text:span><text:span text:style-name="Domyślna_20_czcionka_20_akapitu"><text:span text:style-name="T6">ż</text:span></text:span><text:span text:style-name="Domyślna_20_czcionka_20_akapitu"><text:span text:style-name="T4">e od pocz</text:span></text:span><text:span text:style-name="Domyślna_20_czcionka_20_akapitu"><text:span text:style-name="T6">ą</text:span></text:span><text:span text:style-name="Domyślna_20_czcionka_20_akapitu"><text:span text:style-name="T4">tku. Mo</text:span></text:span><text:span text:style-name="Domyślna_20_czcionka_20_akapitu"><text:span text:style-name="T6">ż</text:span></text:span><text:span text:style-name="Domyślna_20_czcionka_20_akapitu"><text:span text:style-name="T4">esz nazywa</text:span></text:span><text:span text:style-name="Domyślna_20_czcionka_20_akapitu"><text:span text:style-name="T6">ć</text:span></text:span><text:span text:style-name="Domyślna_20_czcionka_20_akapitu"><text:span text:style-name="T4"> mnie obserwatorem. Jestem tu po to by wprowadzi</text:span></text:span><text:span text:style-name="Domyślna_20_czcionka_20_akapitu"><text:span text:style-name="T6">ć</text:span></text:span><text:span text:style-name="Domyślna_20_czcionka_20_akapitu"><text:span text:style-name="T4"> Ci</text:span></text:span><text:span text:style-name="Domyślna_20_czcionka_20_akapitu"><text:span text:style-name="T6">ę</text:span></text:span><text:span text:style-name="Domyślna_20_czcionka_20_akapitu"><text:span text:style-name="T4"> w ten </text:span></text:span><text:span text:style-name="Domyślna_20_czcionka_20_akapitu"><text:span text:style-name="T6">ś</text:span></text:span><text:span text:style-name="Domyślna_20_czcionka_20_akapitu"><text:span text:style-name="T4">wiat i obserwowa</text:span></text:span><text:span text:style-name="Domyślna_20_czcionka_20_akapitu"><text:span text:style-name="T6">ć</text:span></text:span><text:span text:style-name="Domyślna_20_czcionka_20_akapitu"><text:span text:style-name="T4"> Twoje post</text:span></text:span><text:span text:style-name="Domyślna_20_czcionka_20_akapitu"><text:span text:style-name="T6">ę</text:span></text:span><text:span text:style-name="Domyślna_20_czcionka_20_akapitu"><text:span text:style-name="T4">py. Witaj w (tu b</text:span></text:span><text:span text:style-name="Domyślna_20_czcionka_20_akapitu"><text:span text:style-name="T6">ę</text:span></text:span><text:span text:style-name="Domyślna_20_czcionka_20_akapitu"><text:span text:style-name="T4">dzie nazwa gry)."</text:span></text:span></text:p>
      <text:p text:style-name="Normalny"><text:span text:style-name="Domyślna_20_czcionka_20_akapitu"><text:span text:style-name="T4">obserwator "To mo</text:span></text:span><text:span text:style-name="Domyślna_20_czcionka_20_akapitu"><text:span text:style-name="T6">ż</text:span></text:span><text:span text:style-name="Domyślna_20_czcionka_20_akapitu"><text:span text:style-name="T4">e najpierw powiem na czym to b</text:span></text:span><text:span text:style-name="Domyślna_20_czcionka_20_akapitu"><text:span text:style-name="T6">ę</text:span></text:span><text:span text:style-name="Domyślna_20_czcionka_20_akapitu"><text:span text:style-name="T4">dzie polega</text:span></text:span><text:span text:style-name="Domyślna_20_czcionka_20_akapitu"><text:span text:style-name="T6">ć</text:span></text:span><text:span text:style-name="Domyślna_20_czcionka_20_akapitu"><text:span text:style-name="T4">."<text:line-break/>obserwator "Ty mój drogi/moja droga (wybacz, nie wzi</text:span></text:span><text:span text:style-name="Domyślna_20_czcionka_20_akapitu"><text:span text:style-name="T6">ął</text:span></text:span><text:span text:style-name="Domyślna_20_czcionka_20_akapitu"><text:span text:style-name="T4">em ze sob</text:span></text:span><text:span text:style-name="Domyślna_20_czcionka_20_akapitu"><text:span text:style-name="T6">ą</text:span></text:span><text:span text:style-name="Domyślna_20_czcionka_20_akapitu"><text:span text:style-name="T4"> okular</text:span></text:span><text:span text:style-name="Domyślna_20_czcionka_20_akapitu"><text:span text:style-name="T6">ó</text:span></text:span><text:span text:style-name="Domyślna_20_czcionka_20_akapitu"><text:span text:style-name="T4">w) b</text:span></text:span><text:span text:style-name="Domyślna_20_czcionka_20_akapitu"><text:span text:style-name="T6">ę</text:span></text:span><text:span text:style-name="Domyślna_20_czcionka_20_akapitu"><text:span text:style-name="T4">dziesz m</text:span></text:span><text:span text:style-name="Domyślna_20_czcionka_20_akapitu"><text:span text:style-name="T6">ó</text:span></text:span><text:span text:style-name="Domyślna_20_czcionka_20_akapitu"><text:span text:style-name="T4">g</text:span></text:span><text:span text:style-name="Domyślna_20_czcionka_20_akapitu"><text:span text:style-name="T6">ł</text:span></text:span><text:span text:style-name="Domyślna_20_czcionka_20_akapitu"><text:span text:style-name="T4"> wcieli</text:span></text:span><text:span text:style-name="Domyślna_20_czcionka_20_akapitu"><text:span text:style-name="T6">ć</text:span></text:span><text:span text:style-name="Domyślna_20_czcionka_20_akapitu"><text:span text:style-name="T4"> si</text:span></text:span><text:span text:style-name="Domyślna_20_czcionka_20_akapitu"><text:span text:style-name="T6">ę</text:span></text:span><text:span text:style-name="Domyślna_20_czcionka_20_akapitu"><text:span text:style-name="T4"> w </text:span></text:span><text:span text:style-name="Domyślna_20_czcionka_20_akapitu"><text:span text:style-name="T6">ś</text:span></text:span><text:span text:style-name="Domyślna_20_czcionka_20_akapitu"><text:span text:style-name="T4">wie</text:span></text:span><text:span text:style-name="Domyślna_20_czcionka_20_akapitu"><text:span text:style-name="T6">ż</text:span></text:span><text:span text:style-name="Domyślna_20_czcionka_20_akapitu"><text:span text:style-name="T4">o upieczon</text:span></text:span><text:span text:style-name="Domyślna_20_czcionka_20_akapitu"><text:span text:style-name="T6">ą</text:span></text:span><text:span text:style-name="Domyślna_20_czcionka_20_akapitu"><text:span text:style-name="T4"> studentk</text:span></text:span><text:span text:style-name="Domyślna_20_czcionka_20_akapitu"><text:span text:style-name="T6">ę</text:span></text:span><text:span text:style-name="Domyślna_20_czcionka_20_akapitu"><text:span text:style-name="T4"> informatyki oraz pokierowa</text:span></text:span><text:span text:style-name="Domyślna_20_czcionka_20_akapitu"><text:span text:style-name="T6">ć</text:span></text:span><text:span text:style-name="Domyślna_20_czcionka_20_akapitu"><text:span text:style-name="T4"> jej poczynani podczas tego szalonego okresu jakim jest studiowanie."<text:line-break/>obserwator "Wybierz sobie teraz jedn</text:span></text:span><text:span text:style-name="Domyślna_20_czcionka_20_akapitu"><text:span text:style-name="T6">ą</text:span></text:span><text:span text:style-name="Domyślna_20_czcionka_20_akapitu"><text:span text:style-name="T4"> z trzech dost</text:span></text:span><text:span text:style-name="Domyślna_20_czcionka_20_akapitu"><text:span text:style-name="T6">ę</text:span></text:span><text:span text:style-name="Domyślna_20_czcionka_20_akapitu"><text:span text:style-name="T4">pnych w grze postaci."</text:span></text:span></text:p>
      <text:p text:style-name="Normalny"/>
      <text:p text:style-name="Normalny"><text:span text:style-name="Domyślna_20_czcionka_20_akapitu"><text:span text:style-name="T4">(wybór postaci i imienia)</text:span></text:span></text:p>
      <text:p text:style-name="Normalny"/>
      <text:p text:style-name="Normalny"><text:span text:style-name="Domyślna_20_czcionka_20_akapitu"><text:span text:style-name="T4">obserwator "Pos</text:span></text:span><text:span text:style-name="Domyślna_20_czcionka_20_akapitu"><text:span text:style-name="T6">ł</text:span></text:span><text:span text:style-name="Domyślna_20_czcionka_20_akapitu"><text:span text:style-name="T4">uchaj mnie bardzo uwa</text:span></text:span><text:span text:style-name="Domyślna_20_czcionka_20_akapitu"><text:span text:style-name="T6">ż</text:span></text:span><text:span text:style-name="Domyślna_20_czcionka_20_akapitu"><text:span text:style-name="T4">nie. Nasza [g</text:span></text:span><text:span text:style-name="Domyślna_20_czcionka_20_akapitu"><text:span text:style-name="T6">łó</text:span></text:span><text:span text:style-name="Domyślna_20_czcionka_20_akapitu"><text:span text:style-name="T4">wnabohaterka] ma swoj</text:span></text:span><text:span text:style-name="Domyślna_20_czcionka_20_akapitu"><text:span text:style-name="T6">ą</text:span></text:span><text:span text:style-name="Domyślna_20_czcionka_20_akapitu"><text:span text:style-name="T4"> histori</text:span></text:span><text:span text:style-name="Domyślna_20_czcionka_20_akapitu"><text:span text:style-name="T6">ę</text:span></text:span><text:span text:style-name="Domyślna_20_czcionka_20_akapitu"><text:span text:style-name="T4"> i powody dla kt</text:span></text:span><text:span text:style-name="Domyślna_20_czcionka_20_akapitu"><text:span text:style-name="T6">ó</text:span></text:span><text:span text:style-name="Domyślna_20_czcionka_20_akapitu"><text:span text:style-name="T4">rych zaczyna swoj</text:span></text:span><text:span text:style-name="Domyślna_20_czcionka_20_akapitu"><text:span text:style-name="T6">ą</text:span></text:span><text:span text:style-name="Domyślna_20_czcionka_20_akapitu"><text:span text:style-name="T4"> przygod</text:span></text:span><text:span text:style-name="Domyślna_20_czcionka_20_akapitu"><text:span text:style-name="T6">ę</text:span></text:span><text:span text:style-name="Domyślna_20_czcionka_20_akapitu"><text:span text:style-name="T4"> z informatyk</text:span></text:span><text:span text:style-name="Domyślna_20_czcionka_20_akapitu"><text:span text:style-name="T6">ą</text:span></text:span><text:span text:style-name="Domyślna_20_czcionka_20_akapitu"><text:span text:style-name="T4">, ale to od Ciebie m</text:span></text:span><text:span text:style-name="Domyślna_20_czcionka_20_akapitu"><text:span text:style-name="T6">ó</text:span></text:span><text:span text:style-name="Domyślna_20_czcionka_20_akapitu"><text:span text:style-name="T4">j graczu zale</text:span></text:span><text:span text:style-name="Domyślna_20_czcionka_20_akapitu"><text:span text:style-name="T6">ż</text:span></text:span><text:span text:style-name="Domyślna_20_czcionka_20_akapitu"><text:span text:style-name="T4">y jak jej p</text:span></text:span><text:span text:style-name="Domyślna_20_czcionka_20_akapitu"><text:span text:style-name="T6">ó</text:span></text:span><text:span text:style-name="Domyślna_20_czcionka_20_akapitu"><text:span text:style-name="T4">jdzie."</text:span></text:span></text:p>
      <text:p text:style-name="Normalny"><text:span text:style-name="Domyślna_20_czcionka_20_akapitu"><text:span text:style-name="T4">obserwator "Wyk</text:span></text:span><text:span text:style-name="Domyślna_20_czcionka_20_akapitu"><text:span text:style-name="T6">ł</text:span></text:span><text:span text:style-name="Domyślna_20_czcionka_20_akapitu"><text:span text:style-name="T4">ady, stosunki z r</text:span></text:span><text:span text:style-name="Domyślna_20_czcionka_20_akapitu"><text:span text:style-name="T6">ó</text:span></text:span><text:span text:style-name="Domyślna_20_czcionka_20_akapitu"><text:span text:style-name="T4">wie</text:span></text:span><text:span text:style-name="Domyślna_20_czcionka_20_akapitu"><text:span text:style-name="T6">ś</text:span></text:span><text:span text:style-name="Domyślna_20_czcionka_20_akapitu"><text:span text:style-name="T4">nikami, zabawy w akademiku, nauka i egzaminy... to wszystko jest w Twoich r</text:span></text:span><text:span text:style-name="Domyślna_20_czcionka_20_akapitu"><text:span text:style-name="T6">ę</text:span></text:span><text:span text:style-name="Domyślna_20_czcionka_20_akapitu"><text:span text:style-name="T4">kach. Za pomoc</text:span></text:span><text:span text:style-name="Domyślna_20_czcionka_20_akapitu"><text:span text:style-name="T6">ą</text:span></text:span><text:span text:style-name="Domyślna_20_czcionka_20_akapitu"><text:span text:style-name="T4"> Twoich decyzji i postanowie</text:span></text:span><text:span text:style-name="Domyślna_20_czcionka_20_akapitu"><text:span text:style-name="T6">ń</text:span></text:span><text:span text:style-name="Domyślna_20_czcionka_20_akapitu"><text:span text:style-name="T4"> ta rozgrywka i przygody naszej bohaterki b</text:span></text:span><text:span text:style-name="Domyślna_20_czcionka_20_akapitu"><text:span text:style-name="T6">ę</text:span></text:span><text:span text:style-name="Domyślna_20_czcionka_20_akapitu"><text:span text:style-name="T4">d</text:span></text:span><text:span text:style-name="Domyślna_20_czcionka_20_akapitu"><text:span text:style-name="T6">ą</text:span></text:span><text:span text:style-name="Domyślna_20_czcionka_20_akapitu"><text:span text:style-name="T4"> coraz bardziej intryguj</text:span></text:span><text:span text:style-name="Domyślna_20_czcionka_20_akapitu"><text:span text:style-name="T6">ą</text:span></text:span><text:span text:style-name="Domyślna_20_czcionka_20_akapitu"><text:span text:style-name="T4">ce."<text:line-break/>obserwator "Jakkolwiek zdecydujesz mam nadziej</text:span></text:span><text:span text:style-name="Domyślna_20_czcionka_20_akapitu"><text:span text:style-name="T6">ę</text:span></text:span><text:span text:style-name="Domyślna_20_czcionka_20_akapitu"><text:span text:style-name="T4">, </text:span></text:span><text:span text:style-name="Domyślna_20_czcionka_20_akapitu"><text:span text:style-name="T6">ż</text:span></text:span><text:span text:style-name="Domyślna_20_czcionka_20_akapitu"><text:span text:style-name="T4">e [g</text:span></text:span><text:span text:style-name="Domyślna_20_czcionka_20_akapitu"><text:span text:style-name="T6">łó</text:span></text:span><text:span text:style-name="Domyślna_20_czcionka_20_akapitu"><text:span text:style-name="T4">wnabohaterka] b</text:span></text:span><text:span text:style-name="Domyślna_20_czcionka_20_akapitu"><text:span text:style-name="T6">ę</text:span></text:span><text:span text:style-name="Domyślna_20_czcionka_20_akapitu"><text:span text:style-name="T4">dzie szcz</text:span></text:span><text:span text:style-name="Domyślna_20_czcionka_20_akapitu"><text:span text:style-name="T6">ęś</text:span></text:span><text:span text:style-name="Domyślna_20_czcionka_20_akapitu"><text:span text:style-name="T4">liwa i zmotywowana do rozwijania samej siebie"<text:line-break/>obserwator "Nie przed</text:span></text:span><text:span text:style-name="Domyślna_20_czcionka_20_akapitu"><text:span text:style-name="T6">ł</text:span></text:span><text:span text:style-name="Domyślna_20_czcionka_20_akapitu"><text:span text:style-name="T4">u</text:span></text:span><text:span text:style-name="Domyślna_20_czcionka_20_akapitu"><text:span text:style-name="T6">ż</text:span></text:span><text:span text:style-name="Domyślna_20_czcionka_20_akapitu"><text:span text:style-name="T4">ajmy wi</text:span></text:span><text:span text:style-name="Domyślna_20_czcionka_20_akapitu"><text:span text:style-name="T6">ę</text:span></text:span><text:span text:style-name="Domyślna_20_czcionka_20_akapitu"><text:span text:style-name="T4">c. Nasza bohaterka czeka na Ciebie. My pewnie si</text:span></text:span><text:span text:style-name="Domyślna_20_czcionka_20_akapitu"><text:span text:style-name="T6">ę</text:span></text:span><text:span text:style-name="Domyślna_20_czcionka_20_akapitu"><text:span text:style-name="T4"> jeszcze zobaczymy. Wejd</text:span></text:span><text:span text:style-name="Domyślna_20_czcionka_20_akapitu"><text:span text:style-name="T6">ź</text:span></text:span><text:span text:style-name="Domyślna_20_czcionka_20_akapitu"><text:span text:style-name="T4"> do </text:span></text:span><text:span text:style-name="Domyślna_20_czcionka_20_akapitu"><text:span text:style-name="T6">ś</text:span></text:span><text:span text:style-name="Domyślna_20_czcionka_20_akapitu"><text:span text:style-name="T4">wiata Wonderful Time."</text:span></text:span></text:p>
      <text:p text:style-name="Normalny"><text:span text:style-name="Domyślna_20_czcionka_20_akapitu"><text:span text:style-name="T7">g</text:span></text:span><text:span text:style-name="Domyślna_20_czcionka_20_akapitu"><text:span text:style-name="T8">łó</text:span></text:span><text:span text:style-name="Domyślna_20_czcionka_20_akapitu"><text:span text:style-name="T7">wnabohaterka</text:span></text:span><text:span text:style-name="Domyślna_20_czcionka_20_akapitu"><text:span text:style-name="T4"> "Cze</text:span></text:span><text:span text:style-name="Domyślna_20_czcionka_20_akapitu"><text:span text:style-name="T6">ść</text:span></text:span><text:span text:style-name="Domyślna_20_czcionka_20_akapitu"><text:span text:style-name="T4">, mam nadzieje, </text:span></text:span><text:span text:style-name="Domyślna_20_czcionka_20_akapitu"><text:span text:style-name="T6">ż</text:span></text:span><text:span text:style-name="Domyślna_20_czcionka_20_akapitu"><text:span text:style-name="T4">e b</text:span></text:span><text:span text:style-name="Domyślna_20_czcionka_20_akapitu"><text:span text:style-name="T6">ę</text:span></text:span><text:span text:style-name="Domyślna_20_czcionka_20_akapitu"><text:span text:style-name="T4">dzie Ci si</text:span></text:span><text:span text:style-name="Domyślna_20_czcionka_20_akapitu"><text:span text:style-name="T6">ę</text:span></text:span><text:span text:style-name="Domyślna_20_czcionka_20_akapitu"><text:span text:style-name="T4"> fajnie mn</text:span></text:span><text:span text:style-name="Domyślna_20_czcionka_20_akapitu"><text:span text:style-name="T6">ą</text:span></text:span><text:span text:style-name="Domyślna_20_czcionka_20_akapitu"><text:span text:style-name="T4"> gra</text:span></text:span><text:span text:style-name="Domyślna_20_czcionka_20_akapitu"><text:span text:style-name="T6">ł</text:span></text:span><text:span text:style-name="Domyślna_20_czcionka_20_akapitu"><text:span text:style-name="T4">o."<text:line-break/></text:span></text:span><text:span text:style-name="Domyślna_20_czcionka_20_akapitu"><text:span text:style-name="T7">g</text:span></text:span><text:span text:style-name="Domyślna_20_czcionka_20_akapitu"><text:span text:style-name="T8">łó</text:span></text:span><text:span text:style-name="Domyślna_20_czcionka_20_akapitu"><text:span text:style-name="T7">wnabohaterka</text:span></text:span><text:span text:style-name="Domyślna_20_czcionka_20_akapitu"><text:span text:style-name="T4"> "Powodzenia."</text:span></text:span></text:p>
      <text:p text:style-name="Normalny"/>
      <text:p text:style-name="Normalny"><text:span text:style-name="Domyślna_20_czcionka_20_akapitu"><text:span text:style-name="T3">Rozdzia</text:span></text:span><text:span text:style-name="Domyślna_20_czcionka_20_akapitu"><text:span text:style-name="T5">ł</text:span></text:span><text:span text:style-name="Domyślna_20_czcionka_20_akapitu"><text:span text:style-name="T3"> 1: Pierwszy dzie</text:span></text:span><text:span text:style-name="Domyślna_20_czcionka_20_akapitu"><text:span text:style-name="T5">ń</text:span></text:span><text:span text:style-name="Domyślna_20_czcionka_20_akapitu"><text:span text:style-name="T3"> na studiach</text:span></text:span></text:p>
      <text:p text:style-name="Normalny"/>
      <text:p text:style-name="Normalny"/>
      <text:p text:style-name="Normalny"><text:span text:style-name="Domyślna_20_czcionka_20_akapitu"><text:span text:style-name="T4">ojciec "Kochanie, obud</text:span></text:span><text:span text:style-name="Domyślna_20_czcionka_20_akapitu"><text:span text:style-name="T6">ź</text:span></text:span><text:span text:style-name="Domyślna_20_czcionka_20_akapitu"><text:span text:style-name="T4"> si</text:span></text:span><text:span text:style-name="Domyślna_20_czcionka_20_akapitu"><text:span text:style-name="T6">ę</text:span></text:span><text:span text:style-name="Domyślna_20_czcionka_20_akapitu"><text:span text:style-name="T4">, ju</text:span></text:span><text:span text:style-name="Domyślna_20_czcionka_20_akapitu"><text:span text:style-name="T6">ż</text:span></text:span><text:span text:style-name="Domyślna_20_czcionka_20_akapitu"><text:span text:style-name="T4"> 8"</text:span></text:span></text:p>
      <text:p text:style-name="Normalny"/>
      <text:p text:style-name="Normalny"><text:span text:style-name="Domyślna_20_czcionka_20_akapitu"><text:span text:style-name="T4">(wybór) "</text:span></text:span><text:span text:style-name="Domyślna_20_czcionka_20_akapitu"><text:span text:style-name="T6">Ś</text:span></text:span><text:span text:style-name="Domyślna_20_czcionka_20_akapitu"><text:span text:style-name="T4">pij dalej" ; "Obud</text:span></text:span><text:span text:style-name="Domyślna_20_czcionka_20_akapitu"><text:span text:style-name="T6">ź</text:span></text:span><text:span text:style-name="Domyślna_20_czcionka_20_akapitu"><text:span text:style-name="T4"> si</text:span></text:span><text:span text:style-name="Domyślna_20_czcionka_20_akapitu"><text:span text:style-name="T6">ę</text:span></text:span><text:span text:style-name="Domyślna_20_czcionka_20_akapitu"><text:span text:style-name="T4">" (od razu do obudzona skaczesz)</text:span></text:span></text:p>
      <text:p text:style-name="Normalny"/>
      <text:p text:style-name="Normalny"><text:span text:style-name="Domyślna_20_czcionka_20_akapitu"><text:span text:style-name="T4">(</text:span></text:span><text:span text:style-name="Domyślna_20_czcionka_20_akapitu"><text:span text:style-name="T6">ś</text:span></text:span><text:span text:style-name="Domyślna_20_czcionka_20_akapitu"><text:span text:style-name="T4">pisz dalej)</text:span></text:span></text:p>
      <text:p text:style-name="Normalny"/>
      <text:p text:style-name="Normalny"><text:soft-page-break/><text:span text:style-name="Domyślna_20_czcionka_20_akapitu"><text:span text:style-name="T4">ojciec "[g</text:span></text:span><text:span text:style-name="Domyślna_20_czcionka_20_akapitu"><text:span text:style-name="T6">łó</text:span></text:span><text:span text:style-name="Domyślna_20_czcionka_20_akapitu"><text:span text:style-name="T4">wnabohaterka] wstawaj, nie chcemy przecie</text:span></text:span><text:span text:style-name="Domyślna_20_czcionka_20_akapitu"><text:span text:style-name="T6">ż</text:span></text:span><text:span text:style-name="Domyślna_20_czcionka_20_akapitu"><text:span text:style-name="T4"> si</text:span></text:span><text:span text:style-name="Domyślna_20_czcionka_20_akapitu"><text:span text:style-name="T6">ę</text:span></text:span><text:span text:style-name="Domyślna_20_czcionka_20_akapitu"><text:span text:style-name="T4"> sp</text:span></text:span><text:span text:style-name="Domyślna_20_czcionka_20_akapitu"><text:span text:style-name="T6">óź</text:span></text:span><text:span text:style-name="Domyślna_20_czcionka_20_akapitu"><text:span text:style-name="T4">ni</text:span></text:span><text:span text:style-name="Domyślna_20_czcionka_20_akapitu"><text:span text:style-name="T6">ć</text:span></text:span><text:span text:style-name="Domyślna_20_czcionka_20_akapitu"><text:span text:style-name="T4">."</text:span></text:span></text:p>
      <text:p text:style-name="Normalny"/>
      <text:p text:style-name="Normalny"><text:span text:style-name="Domyślna_20_czcionka_20_akapitu"><text:span text:style-name="T4">(wybór) "</text:span></text:span><text:span text:style-name="Domyślna_20_czcionka_20_akapitu"><text:span text:style-name="T6">Ś</text:span></text:span><text:span text:style-name="Domyślna_20_czcionka_20_akapitu"><text:span text:style-name="T4">pij dalej" ; "Obud</text:span></text:span><text:span text:style-name="Domyślna_20_czcionka_20_akapitu"><text:span text:style-name="T6">ź</text:span></text:span><text:span text:style-name="Domyślna_20_czcionka_20_akapitu"><text:span text:style-name="T4"> si</text:span></text:span><text:span text:style-name="Domyślna_20_czcionka_20_akapitu"><text:span text:style-name="T6">ę</text:span></text:span><text:span text:style-name="Domyślna_20_czcionka_20_akapitu"><text:span text:style-name="T4">"</text:span></text:span></text:p>
      <text:p text:style-name="Normalny"><text:span text:style-name="Domyślna_20_czcionka_20_akapitu"><text:span text:style-name="T4">(</text:span></text:span><text:span text:style-name="Domyślna_20_czcionka_20_akapitu"><text:span text:style-name="T6">ś</text:span></text:span><text:span text:style-name="Domyślna_20_czcionka_20_akapitu"><text:span text:style-name="T4">pisz dalej)</text:span></text:span></text:p>
      <text:p text:style-name="Normalny"/>
      <text:p text:style-name="Normalny"><text:span text:style-name="Domyślna_20_czcionka_20_akapitu"><text:span text:style-name="T4">(odg</text:span></text:span><text:span text:style-name="Domyślna_20_czcionka_20_akapitu"><text:span text:style-name="T6">ł</text:span></text:span><text:span text:style-name="Domyślna_20_czcionka_20_akapitu"><text:span text:style-name="T4">os wylanej wody)<text:line-break/>ojciec "Wstajemy!!!"<text:line-break/></text:span></text:span><text:span text:style-name="Domyślna_20_czcionka_20_akapitu"><text:span text:style-name="T7">g</text:span></text:span><text:span text:style-name="Domyślna_20_czcionka_20_akapitu"><text:span text:style-name="T8">łó</text:span></text:span><text:span text:style-name="Domyślna_20_czcionka_20_akapitu"><text:span text:style-name="T7">wnabohaterka</text:span></text:span><text:span text:style-name="Domyślna_20_czcionka_20_akapitu"><text:span text:style-name="T4"> "Tato, co ty zrobi</text:span></text:span><text:span text:style-name="Domyślna_20_czcionka_20_akapitu"><text:span text:style-name="T6">ł</text:span></text:span><text:span text:style-name="Domyślna_20_czcionka_20_akapitu"><text:span text:style-name="T4">e</text:span></text:span><text:span text:style-name="Domyślna_20_czcionka_20_akapitu"><text:span text:style-name="T6">ś</text:span></text:span><text:span text:style-name="Domyślna_20_czcionka_20_akapitu"><text:span text:style-name="T4">?!"<text:line-break/>ojciec "Wybacz m</text:span></text:span><text:span text:style-name="Domyślna_20_czcionka_20_akapitu"><text:span text:style-name="T6">ł</text:span></text:span><text:span text:style-name="Domyślna_20_czcionka_20_akapitu"><text:span text:style-name="T4">oda panno, ale nie da</text:span></text:span><text:span text:style-name="Domyślna_20_czcionka_20_akapitu"><text:span text:style-name="T6">ł</text:span></text:span><text:span text:style-name="Domyślna_20_czcionka_20_akapitu"><text:span text:style-name="T4">a</text:span></text:span><text:span text:style-name="Domyślna_20_czcionka_20_akapitu"><text:span text:style-name="T6">ś</text:span></text:span><text:span text:style-name="Domyślna_20_czcionka_20_akapitu"><text:span text:style-name="T4"> mi wyboru, biegiem do </text:span></text:span><text:span text:style-name="Domyślna_20_czcionka_20_akapitu"><text:span text:style-name="T6">ł</text:span></text:span><text:span text:style-name="Domyślna_20_czcionka_20_akapitu"><text:span text:style-name="T4">azienki."</text:span></text:span></text:p>
      <text:p text:style-name="Normalny"/>
      <text:p text:style-name="Normalny"><text:span text:style-name="Domyślna_20_czcionka_20_akapitu"><text:span text:style-name="T4">(obudzona)</text:span></text:span></text:p>
      <text:p text:style-name="Normalny"/>
      <text:p text:style-name="Normalny"><text:span text:style-name="Domyślna_20_czcionka_20_akapitu"><text:span text:style-name="T4">ojciec "Wygl</text:span></text:span><text:span text:style-name="Domyślna_20_czcionka_20_akapitu"><text:span text:style-name="T6">ą</text:span></text:span><text:span text:style-name="Domyślna_20_czcionka_20_akapitu"><text:span text:style-name="T4">dasz </text:span></text:span><text:span text:style-name="Domyślna_20_czcionka_20_akapitu"><text:span text:style-name="T6">ś</text:span></text:span><text:span text:style-name="Domyślna_20_czcionka_20_akapitu"><text:span text:style-name="T4">licznie c</text:span></text:span><text:span text:style-name="Domyślna_20_czcionka_20_akapitu"><text:span text:style-name="T6">ó</text:span></text:span><text:span text:style-name="Domyślna_20_czcionka_20_akapitu"><text:span text:style-name="T4">reczko, gdyby tylko mama mog</text:span></text:span><text:span text:style-name="Domyślna_20_czcionka_20_akapitu"><text:span text:style-name="T6">ł</text:span></text:span><text:span text:style-name="Domyślna_20_czcionka_20_akapitu"><text:span text:style-name="T4">a Ci</text:span></text:span><text:span text:style-name="Domyślna_20_czcionka_20_akapitu"><text:span text:style-name="T6">ę</text:span></text:span><text:span text:style-name="Domyślna_20_czcionka_20_akapitu"><text:span text:style-name="T4"> zobaczy</text:span></text:span><text:span text:style-name="Domyślna_20_czcionka_20_akapitu"><text:span text:style-name="T6">ć</text:span></text:span><text:span text:style-name="Domyślna_20_czcionka_20_akapitu"><text:span text:style-name="T4">."</text:span></text:span></text:p>
      <text:p text:style-name="Normalny"/>
      <text:p text:style-name="Normalny"><text:span text:style-name="Domyślna_20_czcionka_20_akapitu"><text:span text:style-name="T4">(wybór) <text:s/>(1) "Tato, przesta</text:span></text:span><text:span text:style-name="Domyślna_20_czcionka_20_akapitu"><text:span text:style-name="T6">ń</text:span></text:span><text:span text:style-name="Domyślna_20_czcionka_20_akapitu"><text:span text:style-name="T4">. Naprawd</text:span></text:span><text:span text:style-name="Domyślna_20_czcionka_20_akapitu"><text:span text:style-name="T6">ę</text:span></text:span><text:span text:style-name="Domyślna_20_czcionka_20_akapitu"><text:span text:style-name="T4"> nie lubi</text:span></text:span><text:span text:style-name="Domyślna_20_czcionka_20_akapitu"><text:span text:style-name="T6">ę</text:span></text:span><text:span text:style-name="Domyślna_20_czcionka_20_akapitu"><text:span text:style-name="T4"> jak tak m</text:span></text:span><text:span text:style-name="Domyślna_20_czcionka_20_akapitu"><text:span text:style-name="T6">ó</text:span></text:span><text:span text:style-name="Domyślna_20_czcionka_20_akapitu"><text:span text:style-name="T4">wisz." ; <text:s/>(2) "Dzi</text:span></text:span><text:span text:style-name="Domyślna_20_czcionka_20_akapitu"><text:span text:style-name="T6">ę</text:span></text:span><text:span text:style-name="Domyślna_20_czcionka_20_akapitu"><text:span text:style-name="T4">kuje tato, te</text:span></text:span><text:span text:style-name="Domyślna_20_czcionka_20_akapitu"><text:span text:style-name="T6">ż</text:span></text:span><text:span text:style-name="Domyślna_20_czcionka_20_akapitu"><text:span text:style-name="T4"> chcia</text:span></text:span><text:span text:style-name="Domyślna_20_czcionka_20_akapitu"><text:span text:style-name="T6">ł</text:span></text:span><text:span text:style-name="Domyślna_20_czcionka_20_akapitu"><text:span text:style-name="T4">abym aby mama z nami by</text:span></text:span><text:span text:style-name="Domyślna_20_czcionka_20_akapitu"><text:span text:style-name="T6">ł</text:span></text:span><text:span text:style-name="Domyślna_20_czcionka_20_akapitu"><text:span text:style-name="T4">a." ; <text:s/>(3) "…"</text:span></text:span></text:p>
      <text:p text:style-name="Normalny"/>
      <text:p text:style-name="Normalny"><text:span text:style-name="Domyślna_20_czcionka_20_akapitu"><text:span text:style-name="T4">(1)</text:span></text:span></text:p>
      <text:p text:style-name="Normalny"/>
      <text:p text:style-name="Normalny"><text:span text:style-name="Domyślna_20_czcionka_20_akapitu"><text:span text:style-name="T4">ojciec "Wiesz, </text:span></text:span><text:span text:style-name="Domyślna_20_czcionka_20_akapitu"><text:span text:style-name="T6">ż</text:span></text:span><text:span text:style-name="Domyślna_20_czcionka_20_akapitu"><text:span text:style-name="T4">e nie potrafi</text:span></text:span><text:span text:style-name="Domyślna_20_czcionka_20_akapitu"><text:span text:style-name="T6">ę</text:span></text:span><text:span text:style-name="Domyślna_20_czcionka_20_akapitu"><text:span text:style-name="T4"> kry</text:span></text:span><text:span text:style-name="Domyślna_20_czcionka_20_akapitu"><text:span text:style-name="T6">ć</text:span></text:span><text:span text:style-name="Domyślna_20_czcionka_20_akapitu"><text:span text:style-name="T4"> si</text:span></text:span><text:span text:style-name="Domyślna_20_czcionka_20_akapitu"><text:span text:style-name="T6">ę</text:span></text:span><text:span text:style-name="Domyślna_20_czcionka_20_akapitu"><text:span text:style-name="T4"> z uczuciami." (i skaczemy do 2 i 3)</text:span></text:span></text:p>
      <text:p text:style-name="Normalny"/>
      <text:p text:style-name="Normalny"><text:span text:style-name="Domyślna_20_czcionka_20_akapitu"><text:span text:style-name="T4">(2,3)</text:span></text:span></text:p>
      <text:p text:style-name="Normalny"/>
      <text:p text:style-name="Normalny"><text:span text:style-name="Domyślna_20_czcionka_20_akapitu"><text:span text:style-name="T4">ojciec "Zjesz mo</text:span></text:span><text:span text:style-name="Domyślna_20_czcionka_20_akapitu"><text:span text:style-name="T6">ż</text:span></text:span><text:span text:style-name="Domyślna_20_czcionka_20_akapitu"><text:span text:style-name="T4">e co</text:span></text:span><text:span text:style-name="Domyślna_20_czcionka_20_akapitu"><text:span text:style-name="T6">ś</text:span></text:span><text:span text:style-name="Domyślna_20_czcionka_20_akapitu"><text:span text:style-name="T4"> przed uroczysto</text:span></text:span><text:span text:style-name="Domyślna_20_czcionka_20_akapitu"><text:span text:style-name="T6">ś</text:span></text:span><text:span text:style-name="Domyślna_20_czcionka_20_akapitu"><text:span text:style-name="T4">ci</text:span></text:span><text:span text:style-name="Domyślna_20_czcionka_20_akapitu"><text:span text:style-name="T6">ą</text:span></text:span><text:span text:style-name="Domyślna_20_czcionka_20_akapitu"><text:span text:style-name="T4">?"</text:span></text:span></text:p>
      <text:p text:style-name="Normalny"/>
      <text:p text:style-name="Normalny"><text:span text:style-name="Domyślna_20_czcionka_20_akapitu"><text:span text:style-name="T4">(wybór) <text:s/>(1) "Jesz" (2) „Nie jesz”</text:span></text:span></text:p>
      <text:p text:style-name="Normalny"/>
      <text:p text:style-name="Normalny"><text:span text:style-name="Domyślna_20_czcionka_20_akapitu"><text:span text:style-name="T4">(1)</text:span></text:span></text:p>
      <text:p text:style-name="Normalny"/>
      <text:p text:style-name="Normalny"><text:span text:style-name="Domyślna_20_czcionka_20_akapitu"><text:span text:style-name="T7">g</text:span></text:span><text:span text:style-name="Domyślna_20_czcionka_20_akapitu"><text:span text:style-name="T8">łó</text:span></text:span><text:span text:style-name="Domyślna_20_czcionka_20_akapitu"><text:span text:style-name="T7">wnabohaterka</text:span></text:span><text:span text:style-name="Domyślna_20_czcionka_20_akapitu"><text:span text:style-name="T4"> "W sumie zjad</text:span></text:span><text:span text:style-name="Domyślna_20_czcionka_20_akapitu"><text:span text:style-name="T6">ł</text:span></text:span><text:span text:style-name="Domyślna_20_czcionka_20_akapitu"><text:span text:style-name="T4">abym co</text:span></text:span><text:span text:style-name="Domyślna_20_czcionka_20_akapitu"><text:span text:style-name="T6">ś</text:span></text:span><text:span text:style-name="Domyślna_20_czcionka_20_akapitu"><text:span text:style-name="T4">..."<text:line-break/>ojciec "To sobie co</text:span></text:span><text:span text:style-name="Domyślna_20_czcionka_20_akapitu"><text:span text:style-name="T6">ś</text:span></text:span><text:span text:style-name="Domyślna_20_czcionka_20_akapitu"><text:span text:style-name="T4"> zrobisz, ja id</text:span></text:span><text:span text:style-name="Domyślna_20_czcionka_20_akapitu"><text:span text:style-name="T6">ę</text:span></text:span><text:span text:style-name="Domyślna_20_czcionka_20_akapitu"><text:span text:style-name="T4"> zaraz do pracy."</text:span></text:span></text:p>
      <text:p text:style-name="Normalny"/>
      <text:p text:style-name="Normalny"><text:span text:style-name="Domyślna_20_czcionka_20_akapitu"><text:span text:style-name="T4">(2)</text:span></text:span></text:p>
      <text:p text:style-name="Normalny"/>
      <text:p text:style-name="Normalny"><text:span text:style-name="Domyślna_20_czcionka_20_akapitu"><text:span text:style-name="T7">g</text:span></text:span><text:span text:style-name="Domyślna_20_czcionka_20_akapitu"><text:span text:style-name="T8">łó</text:span></text:span><text:span text:style-name="Domyślna_20_czcionka_20_akapitu"><text:span text:style-name="T7">wnabohaterka</text:span></text:span><text:span text:style-name="Domyślna_20_czcionka_20_akapitu"><text:span text:style-name="T4"> "Nie, dzi</text:span></text:span><text:span text:style-name="Domyślna_20_czcionka_20_akapitu"><text:span text:style-name="T6">ę</text:span></text:span><text:span text:style-name="Domyślna_20_czcionka_20_akapitu"><text:span text:style-name="T4">ki, zjem co</text:span></text:span><text:span text:style-name="Domyślna_20_czcionka_20_akapitu"><text:span text:style-name="T6">ś</text:span></text:span><text:span text:style-name="Domyślna_20_czcionka_20_akapitu"><text:span text:style-name="T4"> jak wr</text:span></text:span><text:span text:style-name="Domyślna_20_czcionka_20_akapitu"><text:span text:style-name="T6">ó</text:span></text:span><text:span text:style-name="Domyślna_20_czcionka_20_akapitu"><text:span text:style-name="T4">c</text:span></text:span><text:span text:style-name="Domyślna_20_czcionka_20_akapitu"><text:span text:style-name="T6">ę</text:span></text:span><text:span text:style-name="Domyślna_20_czcionka_20_akapitu"><text:span text:style-name="T4">."<text:line-break/>ojciec "We</text:span></text:span><text:span text:style-name="Domyślna_20_czcionka_20_akapitu"><text:span text:style-name="T6">ź</text:span></text:span><text:span text:style-name="Domyślna_20_czcionka_20_akapitu"><text:span text:style-name="T4"> troch</text:span></text:span><text:span text:style-name="Domyślna_20_czcionka_20_akapitu"><text:span text:style-name="T6">ę</text:span></text:span><text:span text:style-name="Domyślna_20_czcionka_20_akapitu"><text:span text:style-name="T4"> pieni</text:span></text:span><text:span text:style-name="Domyślna_20_czcionka_20_akapitu"><text:span text:style-name="T6">ę</text:span></text:span><text:span text:style-name="Domyślna_20_czcionka_20_akapitu"><text:span text:style-name="T4">dzy i zjedz co</text:span></text:span><text:span text:style-name="Domyślna_20_czcionka_20_akapitu"><text:span text:style-name="T6">ś</text:span></text:span><text:span text:style-name="Domyślna_20_czcionka_20_akapitu"><text:span text:style-name="T4"> na mie</text:span></text:span><text:span text:style-name="Domyślna_20_czcionka_20_akapitu"><text:span text:style-name="T6">ś</text:span></text:span><text:span text:style-name="Domyślna_20_czcionka_20_akapitu"><text:span text:style-name="T4">cie. Dzisiaj p</text:span></text:span><text:span text:style-name="Domyślna_20_czcionka_20_akapitu"><text:span text:style-name="T6">óź</text:span></text:span><text:span text:style-name="Domyślna_20_czcionka_20_akapitu"><text:span text:style-name="T4">no wr</text:span></text:span><text:span text:style-name="Domyślna_20_czcionka_20_akapitu"><text:span text:style-name="T6">ó</text:span></text:span><text:span text:style-name="Domyślna_20_czcionka_20_akapitu"><text:span text:style-name="T4">c</text:span></text:span><text:span text:style-name="Domyślna_20_czcionka_20_akapitu"><text:span text:style-name="T6">ę</text:span></text:span><text:span text:style-name="Domyślna_20_czcionka_20_akapitu"><text:span text:style-name="T4">, a lod</text:span></text:span><text:span text:style-name="Domyślna_20_czcionka_20_akapitu"><text:span text:style-name="T6">ó</text:span></text:span><text:span text:style-name="Domyślna_20_czcionka_20_akapitu"><text:span text:style-name="T4">wka pusta."</text:span></text:span></text:p>
      <text:p text:style-name="Normalny"/>
      <text:p text:style-name="Normalny"><text:span text:style-name="Domyślna_20_czcionka_20_akapitu"><text:span text:style-name="T4">(kontynuacja)</text:span></text:span></text:p>
      <text:p text:style-name="Normalny"/>
      <text:p text:style-name="Normalny"><text:span text:style-name="Domyślna_20_czcionka_20_akapitu"><text:span text:style-name="T4">ojciec "Oj, jestem taki dumny, moja ma</text:span></text:span><text:span text:style-name="Domyślna_20_czcionka_20_akapitu"><text:span text:style-name="T6">ł</text:span></text:span><text:span text:style-name="Domyślna_20_czcionka_20_akapitu"><text:span text:style-name="T4">a c</text:span></text:span><text:span text:style-name="Domyślna_20_czcionka_20_akapitu"><text:span text:style-name="T6">ó</text:span></text:span><text:span text:style-name="Domyślna_20_czcionka_20_akapitu"><text:span text:style-name="T4">reczka idzie si</text:span></text:span><text:span text:style-name="Domyślna_20_czcionka_20_akapitu"><text:span text:style-name="T6">ę</text:span></text:span><text:span text:style-name="Domyślna_20_czcionka_20_akapitu"><text:span text:style-name="T4"> uczy</text:span></text:span><text:span text:style-name="Domyślna_20_czcionka_20_akapitu"><text:span text:style-name="T6">ć</text:span></text:span><text:span text:style-name="Domyślna_20_czcionka_20_akapitu"><text:span text:style-name="T4">. Mam nadzieje, </text:span></text:span><text:span text:style-name="Domyślna_20_czcionka_20_akapitu"><text:span text:style-name="T6">ż</text:span></text:span><text:span text:style-name="Domyślna_20_czcionka_20_akapitu"><text:span text:style-name="T4">e poznasz tam grzecznych i pouk</text:span></text:span><text:span text:style-name="Domyślna_20_czcionka_20_akapitu"><text:span text:style-name="T6">ł</text:span></text:span><text:span text:style-name="Domyślna_20_czcionka_20_akapitu"><text:span text:style-name="T4">adanych ludzi. Studia na [hate_u] to jedna z najlepszych opcji dla rozwoju przysz</text:span></text:span><text:span text:style-name="Domyślna_20_czcionka_20_akapitu"><text:span text:style-name="T6">ł</text:span></text:span><text:span text:style-name="Domyślna_20_czcionka_20_akapitu"><text:span text:style-name="T4">ych programist</text:span></text:span><text:span text:style-name="Domyślna_20_czcionka_20_akapitu"><text:span text:style-name="T6">ó</text:span></text:span><text:span text:style-name="Domyślna_20_czcionka_20_akapitu"><text:span text:style-name="T4">w."</text:span></text:span></text:p>
      <text:p text:style-name="Normalny"/>
      <text:p text:style-name="Normalny"><text:span text:style-name="Domyślna_20_czcionka_20_akapitu"><text:span text:style-name="T4">(wybór) (1) "Bez przesady tato, to tylko immatrykulacja, troch</text:span></text:span><text:span text:style-name="Domyślna_20_czcionka_20_akapitu"><text:span text:style-name="T6">ę</text:span></text:span><text:span text:style-name="Domyślna_20_czcionka_20_akapitu"><text:span text:style-name="T4"> posiedz</text:span></text:span><text:span text:style-name="Domyślna_20_czcionka_20_akapitu"><text:span text:style-name="T6">ę</text:span></text:span><text:span text:style-name="Domyślna_20_czcionka_20_akapitu"><text:span text:style-name="T4"> i wr</text:span></text:span><text:span text:style-name="Domyślna_20_czcionka_20_akapitu"><text:span text:style-name="T6">ó</text:span></text:span><text:span text:style-name="Domyślna_20_czcionka_20_akapitu"><text:span text:style-name="T4">c</text:span></text:span><text:span text:style-name="Domyślna_20_czcionka_20_akapitu"><text:span text:style-name="T6">ę</text:span></text:span><text:span text:style-name="Domyślna_20_czcionka_20_akapitu"><text:span text:style-name="T4"> do domu." ; <text:s text:c="7"/><text:tab/>(2) "Prawda, jednak wola</text:span></text:span><text:span text:style-name="Domyślna_20_czcionka_20_akapitu"><text:span text:style-name="T6">ł</text:span></text:span><text:span text:style-name="Domyślna_20_czcionka_20_akapitu"><text:span text:style-name="T4">abym dosta</text:span></text:span><text:span text:style-name="Domyślna_20_czcionka_20_akapitu"><text:span text:style-name="T6">ć</text:span></text:span><text:span text:style-name="Domyślna_20_czcionka_20_akapitu"><text:span text:style-name="T4"> si</text:span></text:span><text:span text:style-name="Domyślna_20_czcionka_20_akapitu"><text:span text:style-name="T6">ę</text:span></text:span><text:span text:style-name="Domyślna_20_czcionka_20_akapitu"><text:span text:style-name="T4"> na [love_u]. To najlepsza uczelnia w kraju."</text:span></text:span></text:p>
      <text:p text:style-name="Normalny"/>
      <text:p text:style-name="Normalny"><text:span text:style-name="Domyślna_20_czcionka_20_akapitu"><text:span text:style-name="T4">(1)</text:span></text:span></text:p>
      <text:p text:style-name="Normalny"/>
      <text:p text:style-name="Normalny"><text:span text:style-name="Domyślna_20_czcionka_20_akapitu"><text:span text:style-name="T4">ojciec "Mo</text:span></text:span><text:span text:style-name="Domyślna_20_czcionka_20_akapitu"><text:span text:style-name="T6">ż</text:span></text:span><text:span text:style-name="Domyślna_20_czcionka_20_akapitu"><text:span text:style-name="T4">esz mi wierzy</text:span></text:span><text:span text:style-name="Domyślna_20_czcionka_20_akapitu"><text:span text:style-name="T6">ć</text:span></text:span><text:span text:style-name="Domyślna_20_czcionka_20_akapitu"><text:span text:style-name="T4"> s</text:span></text:span><text:span text:style-name="Domyślna_20_czcionka_20_akapitu"><text:span text:style-name="T6">ł</text:span></text:span><text:span text:style-name="Domyślna_20_czcionka_20_akapitu"><text:span text:style-name="T4">onko, ale czuj</text:span></text:span><text:span text:style-name="Domyślna_20_czcionka_20_akapitu"><text:span text:style-name="T6">ę</text:span></text:span><text:span text:style-name="Domyślna_20_czcionka_20_akapitu"><text:span text:style-name="T4">, </text:span></text:span><text:span text:style-name="Domyślna_20_czcionka_20_akapitu"><text:span text:style-name="T6">ż</text:span></text:span><text:span text:style-name="Domyślna_20_czcionka_20_akapitu"><text:span text:style-name="T4">e to nie b</text:span></text:span><text:span text:style-name="Domyślna_20_czcionka_20_akapitu"><text:span text:style-name="T6">ę</text:span></text:span><text:span text:style-name="Domyślna_20_czcionka_20_akapitu"><text:span text:style-name="T4">dzie zwyk</text:span></text:span><text:span text:style-name="Domyślna_20_czcionka_20_akapitu"><text:span text:style-name="T6">ł</text:span></text:span><text:span text:style-name="Domyślna_20_czcionka_20_akapitu"><text:span text:style-name="T4">a uroczysto</text:span></text:span><text:span text:style-name="Domyślna_20_czcionka_20_akapitu"><text:span text:style-name="T6">ść</text:span></text:span><text:span text:style-name="Domyślna_20_czcionka_20_akapitu"><text:span text:style-name="T4">"</text:span></text:span></text:p>
      <text:p text:style-name="Normalny"><text:soft-page-break/></text:p>
      <text:p text:style-name="Normalny"><text:span text:style-name="Domyślna_20_czcionka_20_akapitu"><text:span text:style-name="T4">(2)</text:span></text:span></text:p>
      <text:p text:style-name="Normalny"/>
      <text:p text:style-name="Normalny"><text:span text:style-name="Domyślna_20_czcionka_20_akapitu"><text:span text:style-name="T4">ojciec "Ostatnimi czasy ma do</text:span></text:span><text:span text:style-name="Domyślna_20_czcionka_20_akapitu"><text:span text:style-name="T6">ść</text:span></text:span><text:span text:style-name="Domyślna_20_czcionka_20_akapitu"><text:span text:style-name="T4"> s</text:span></text:span><text:span text:style-name="Domyślna_20_czcionka_20_akapitu"><text:span text:style-name="T6">ł</text:span></text:span><text:span text:style-name="Domyślna_20_czcionka_20_akapitu"><text:span text:style-name="T4">ab</text:span></text:span><text:span text:style-name="Domyślna_20_czcionka_20_akapitu"><text:span text:style-name="T6">ą</text:span></text:span><text:span text:style-name="Domyślna_20_czcionka_20_akapitu"><text:span text:style-name="T4"> reputacj</text:span></text:span><text:span text:style-name="Domyślna_20_czcionka_20_akapitu"><text:span text:style-name="T6">ę</text:span></text:span><text:span text:style-name="Domyślna_20_czcionka_20_akapitu"><text:span text:style-name="T4">. Znam tych ludzi, dobrze si</text:span></text:span><text:span text:style-name="Domyślna_20_czcionka_20_akapitu"><text:span text:style-name="T6">ę</text:span></text:span><text:span text:style-name="Domyślna_20_czcionka_20_akapitu"><text:span text:style-name="T4"> sta</text:span></text:span><text:span text:style-name="Domyślna_20_czcionka_20_akapitu"><text:span text:style-name="T6">ł</text:span></text:span><text:span text:style-name="Domyślna_20_czcionka_20_akapitu"><text:span text:style-name="T4">o, </text:span></text:span><text:span text:style-name="Domyślna_20_czcionka_20_akapitu"><text:span text:style-name="T6">ż</text:span></text:span><text:span text:style-name="Domyślna_20_czcionka_20_akapitu"><text:span text:style-name="T4">e dosta</text:span></text:span><text:span text:style-name="Domyślna_20_czcionka_20_akapitu"><text:span text:style-name="T6">ł</text:span></text:span><text:span text:style-name="Domyślna_20_czcionka_20_akapitu"><text:span text:style-name="T4">a</text:span></text:span><text:span text:style-name="Domyślna_20_czcionka_20_akapitu"><text:span text:style-name="T6">ś</text:span></text:span><text:span text:style-name="Domyślna_20_czcionka_20_akapitu"><text:span text:style-name="T4"> si</text:span></text:span><text:span text:style-name="Domyślna_20_czcionka_20_akapitu"><text:span text:style-name="T6">ę</text:span></text:span><text:span text:style-name="Domyślna_20_czcionka_20_akapitu"><text:span text:style-name="T4"> jednak tutaj. Uczelnia jest w naszym mie</text:span></text:span><text:span text:style-name="Domyślna_20_czcionka_20_akapitu"><text:span text:style-name="T6">ś</text:span></text:span><text:span text:style-name="Domyślna_20_czcionka_20_akapitu"><text:span text:style-name="T4">cie i dodatkowo jest pe</text:span></text:span><text:span text:style-name="Domyślna_20_czcionka_20_akapitu"><text:span text:style-name="T6">ł</text:span></text:span><text:span text:style-name="Domyślna_20_czcionka_20_akapitu"><text:span text:style-name="T4">na wielu warto</text:span></text:span><text:span text:style-name="Domyślna_20_czcionka_20_akapitu"><text:span text:style-name="T6">ś</text:span></text:span><text:span text:style-name="Domyślna_20_czcionka_20_akapitu"><text:span text:style-name="T4">ciowych specjalist</text:span></text:span><text:span text:style-name="Domyślna_20_czcionka_20_akapitu"><text:span text:style-name="T6">ó</text:span></text:span><text:span text:style-name="Domyślna_20_czcionka_20_akapitu"><text:span text:style-name="T4">w."</text:span></text:span></text:p>
      <text:p text:style-name="Normalny"><text:span text:style-name="Domyślna_20_czcionka_20_akapitu"><text:span text:style-name="T4">(kontynuacja)</text:span></text:span></text:p>
      <text:p text:style-name="Normalny"/>
      <text:p text:style-name="Normalny"><text:span text:style-name="Domyślna_20_czcionka_20_akapitu"><text:span text:style-name="T4">ojciec "Zapami</text:span></text:span><text:span text:style-name="Domyślna_20_czcionka_20_akapitu"><text:span text:style-name="T6">ę</text:span></text:span><text:span text:style-name="Domyślna_20_czcionka_20_akapitu"><text:span text:style-name="T4">taj, [g</text:span></text:span><text:span text:style-name="Domyślna_20_czcionka_20_akapitu"><text:span text:style-name="T6">łó</text:span></text:span><text:span text:style-name="Domyślna_20_czcionka_20_akapitu"><text:span text:style-name="T4">wnabohaterka]. Ciesz</text:span></text:span><text:span text:style-name="Domyślna_20_czcionka_20_akapitu"><text:span text:style-name="T6">ę</text:span></text:span><text:span text:style-name="Domyślna_20_czcionka_20_akapitu"><text:span text:style-name="T4"> si</text:span></text:span><text:span text:style-name="Domyślna_20_czcionka_20_akapitu"><text:span text:style-name="T6">ę</text:span></text:span><text:span text:style-name="Domyślna_20_czcionka_20_akapitu"><text:span text:style-name="T4"> </text:span></text:span><text:span text:style-name="Domyślna_20_czcionka_20_akapitu"><text:span text:style-name="T6">ż</text:span></text:span><text:span text:style-name="Domyślna_20_czcionka_20_akapitu"><text:span text:style-name="T4">e jeste</text:span></text:span><text:span text:style-name="Domyślna_20_czcionka_20_akapitu"><text:span text:style-name="T6">ś</text:span></text:span><text:span text:style-name="Domyślna_20_czcionka_20_akapitu"><text:span text:style-name="T4"> bardzo ambitna i chcesz i</text:span></text:span><text:span text:style-name="Domyślna_20_czcionka_20_akapitu"><text:span text:style-name="T6">ść</text:span></text:span><text:span text:style-name="Domyślna_20_czcionka_20_akapitu"><text:span text:style-name="T4"> w moje </text:span></text:span><text:span text:style-name="Domyślna_20_czcionka_20_akapitu"><text:span text:style-name="T6">ś</text:span></text:span><text:span text:style-name="Domyślna_20_czcionka_20_akapitu"><text:span text:style-name="T4">lady. Jestem z ciebie taki dumny..."<text:line-break/>ojciec "Studia to najlepszy okres </text:span></text:span><text:span text:style-name="Domyślna_20_czcionka_20_akapitu"><text:span text:style-name="T6">ż</text:span></text:span><text:span text:style-name="Domyślna_20_czcionka_20_akapitu"><text:span text:style-name="T4">ycia, wykorzystaj to!"</text:span></text:span></text:p>
      <text:p text:style-name="Normalny"/>
      <text:p text:style-name="Normalny"><text:span text:style-name="Domyślna_20_czcionka_20_akapitu"><text:span text:style-name="T4">(wybór pozorny) "Nie martw si</text:span></text:span><text:span text:style-name="Domyślna_20_czcionka_20_akapitu"><text:span text:style-name="T6">ę</text:span></text:span><text:span text:style-name="Domyślna_20_czcionka_20_akapitu"><text:span text:style-name="T4"> tato, dam sobie rad</text:span></text:span><text:span text:style-name="Domyślna_20_czcionka_20_akapitu"><text:span text:style-name="T6">ę</text:span></text:span><text:span text:style-name="Domyślna_20_czcionka_20_akapitu"><text:span text:style-name="T4">, nie sprawi</text:span></text:span><text:span text:style-name="Domyślna_20_czcionka_20_akapitu"><text:span text:style-name="T6">ę</text:span></text:span><text:span text:style-name="Domyślna_20_czcionka_20_akapitu"><text:span text:style-name="T4"> Ci zawodu" ; "Dam rad</text:span></text:span><text:span text:style-name="Domyślna_20_czcionka_20_akapitu"><text:span text:style-name="T6">ę</text:span></text:span><text:span text:style-name="Domyślna_20_czcionka_20_akapitu"><text:span text:style-name="T4">, poka</text:span></text:span><text:span text:style-name="Domyślna_20_czcionka_20_akapitu"><text:span text:style-name="T6">żę</text:span></text:span><text:span text:style-name="Domyślna_20_czcionka_20_akapitu"><text:span text:style-name="T4"> im wszystkim na co mnie sta</text:span></text:span><text:span text:style-name="Domyślna_20_czcionka_20_akapitu"><text:span text:style-name="T6">ć</text:span></text:span><text:span text:style-name="Domyślna_20_czcionka_20_akapitu"><text:span text:style-name="T4">"</text:span></text:span></text:p>
      <text:p text:style-name="Normalny"/>
      <text:p text:style-name="Normalny"><text:span text:style-name="Domyślna_20_czcionka_20_akapitu"><text:span text:style-name="T4">ojciec "O to akurat najmniej si</text:span></text:span><text:span text:style-name="Domyślna_20_czcionka_20_akapitu"><text:span text:style-name="T6">ę</text:span></text:span><text:span text:style-name="Domyślna_20_czcionka_20_akapitu"><text:span text:style-name="T4"> martwi</text:span></text:span><text:span text:style-name="Domyślna_20_czcionka_20_akapitu"><text:span text:style-name="T6">ę</text:span></text:span><text:span text:style-name="Domyślna_20_czcionka_20_akapitu"><text:span text:style-name="T4">, le</text:span></text:span><text:span text:style-name="Domyślna_20_czcionka_20_akapitu"><text:span text:style-name="T6">ć</text:span></text:span><text:span text:style-name="Domyślna_20_czcionka_20_akapitu"><text:span text:style-name="T4"> ju</text:span></text:span><text:span text:style-name="Domyślna_20_czcionka_20_akapitu"><text:span text:style-name="T6">ż</text:span></text:span><text:span text:style-name="Domyślna_20_czcionka_20_akapitu"><text:span text:style-name="T4">, bo si</text:span></text:span><text:span text:style-name="Domyślna_20_czcionka_20_akapitu"><text:span text:style-name="T6">ę</text:span></text:span><text:span text:style-name="Domyślna_20_czcionka_20_akapitu"><text:span text:style-name="T4"> sp</text:span></text:span><text:span text:style-name="Domyślna_20_czcionka_20_akapitu"><text:span text:style-name="T6">óź</text:span></text:span><text:span text:style-name="Domyślna_20_czcionka_20_akapitu"><text:span text:style-name="T4">nisz. Mi</text:span></text:span><text:span text:style-name="Domyślna_20_czcionka_20_akapitu"><text:span text:style-name="T6">ł</text:span></text:span><text:span text:style-name="Domyślna_20_czcionka_20_akapitu"><text:span text:style-name="T4">ego dnia."</text:span></text:span></text:p>
      <text:p text:style-name="Normalny"/>
      <text:p text:style-name="Normalny"><text:span text:style-name="Domyślna_20_czcionka_20_akapitu"><text:span text:style-name="T4">(czarne t</text:span></text:span><text:span text:style-name="Domyślna_20_czcionka_20_akapitu"><text:span text:style-name="T6">ł</text:span></text:span><text:span text:style-name="Domyślna_20_czcionka_20_akapitu"><text:span text:style-name="T4">o, bia</text:span></text:span><text:span text:style-name="Domyślna_20_czcionka_20_akapitu"><text:span text:style-name="T6">ł</text:span></text:span><text:span text:style-name="Domyślna_20_czcionka_20_akapitu"><text:span text:style-name="T4">y napis: </text:span></text:span><text:span text:style-name="Domyślna_20_czcionka_20_akapitu"><text:span text:style-name="T6">„</text:span></text:span><text:span text:style-name="Domyślna_20_czcionka_20_akapitu"><text:span text:style-name="T4">Uczelnia - godzina 10</text:span></text:span><text:span text:style-name="Domyślna_20_czcionka_20_akapitu"><text:span text:style-name="T6">”</text:span></text:span><text:span text:style-name="Domyślna_20_czcionka_20_akapitu"><text:span text:style-name="T4">)</text:span></text:span></text:p>
      <text:p text:style-name="Normalny"/>
      <text:p text:style-name="Normalny"><text:span text:style-name="Domyślna_20_czcionka_20_akapitu"><text:span text:style-name="T7">g</text:span></text:span><text:span text:style-name="Domyślna_20_czcionka_20_akapitu"><text:span text:style-name="T8">łó</text:span></text:span><text:span text:style-name="Domyślna_20_czcionka_20_akapitu"><text:span text:style-name="T7">wnabohaterka</text:span></text:span><text:span text:style-name="Domyślna_20_czcionka_20_akapitu"><text:span text:style-name="T4"> "Mam jeszcze 15 minut, tempo mam dobre. Ca</text:span></text:span><text:span text:style-name="Domyślna_20_czcionka_20_akapitu"><text:span text:style-name="T6">ł</text:span></text:span><text:span text:style-name="Domyślna_20_czcionka_20_akapitu"><text:span text:style-name="T4">e szcz</text:span></text:span><text:span text:style-name="Domyślna_20_czcionka_20_akapitu"><text:span text:style-name="T6">ęś</text:span></text:span><text:span text:style-name="Domyślna_20_czcionka_20_akapitu"><text:span text:style-name="T4">cie to mam w miar</text:span></text:span><text:span text:style-name="Domyślna_20_czcionka_20_akapitu"><text:span text:style-name="T6">ę</text:span></text:span><text:span text:style-name="Domyślna_20_czcionka_20_akapitu"><text:span text:style-name="T4"> blisko tutaj."<text:line-break/></text:span></text:span><text:span text:style-name="Domyślna_20_czcionka_20_akapitu"><text:span text:style-name="T7">g</text:span></text:span><text:span text:style-name="Domyślna_20_czcionka_20_akapitu"><text:span text:style-name="T8">łó</text:span></text:span><text:span text:style-name="Domyślna_20_czcionka_20_akapitu"><text:span text:style-name="T7">wnabohaterka</text:span></text:span><text:span text:style-name="Domyślna_20_czcionka_20_akapitu"><text:span text:style-name="T4"> "Nawet </text:span></text:span><text:span text:style-name="Domyślna_20_czcionka_20_akapitu"><text:span text:style-name="T6">ł</text:span></text:span><text:span text:style-name="Domyślna_20_czcionka_20_akapitu"><text:span text:style-name="T4">adny ten budynek. Co prawda nie umywa si</text:span></text:span><text:span text:style-name="Domyślna_20_czcionka_20_akapitu"><text:span text:style-name="T6">ę</text:span></text:span><text:span text:style-name="Domyślna_20_czcionka_20_akapitu"><text:span text:style-name="T4"> do [love_u], ale ten wygl</text:span></text:span><text:span text:style-name="Domyślna_20_czcionka_20_akapitu"><text:span text:style-name="T6">ą</text:span></text:span><text:span text:style-name="Domyślna_20_czcionka_20_akapitu"><text:span text:style-name="T4">da na bardziej zadbany."<text:line-break/></text:span></text:span><text:span text:style-name="Domyślna_20_czcionka_20_akapitu"><text:span text:style-name="T7">g</text:span></text:span><text:span text:style-name="Domyślna_20_czcionka_20_akapitu"><text:span text:style-name="T8">łó</text:span></text:span><text:span text:style-name="Domyślna_20_czcionka_20_akapitu"><text:span text:style-name="T7">wnabohaterka</text:span></text:span><text:span text:style-name="Domyślna_20_czcionka_20_akapitu"><text:span text:style-name="T4"> "Zapomnij o [love_u], [g</text:span></text:span><text:span text:style-name="Domyślna_20_czcionka_20_akapitu"><text:span text:style-name="T6">łó</text:span></text:span><text:span text:style-name="Domyślna_20_czcionka_20_akapitu"><text:span text:style-name="T4">wnabohaterka]. Musisz wzi</text:span></text:span><text:span text:style-name="Domyślna_20_czcionka_20_akapitu"><text:span text:style-name="T6">ąć</text:span></text:span><text:span text:style-name="Domyślna_20_czcionka_20_akapitu"><text:span text:style-name="T4"> to co da</text:span></text:span><text:span text:style-name="Domyślna_20_czcionka_20_akapitu"><text:span text:style-name="T6">ł</text:span></text:span><text:span text:style-name="Domyślna_20_czcionka_20_akapitu"><text:span text:style-name="T4">o ci </text:span></text:span><text:span text:style-name="Domyślna_20_czcionka_20_akapitu"><text:span text:style-name="T6">ż</text:span></text:span><text:span text:style-name="Domyślna_20_czcionka_20_akapitu"><text:span text:style-name="T4">ycie. Je</text:span></text:span><text:span text:style-name="Domyślna_20_czcionka_20_akapitu"><text:span text:style-name="T6">ś</text:span></text:span><text:span text:style-name="Domyślna_20_czcionka_20_akapitu"><text:span text:style-name="T4">li dobrze Ci p</text:span></text:span><text:span text:style-name="Domyślna_20_czcionka_20_akapitu"><text:span text:style-name="T6">ó</text:span></text:span><text:span text:style-name="Domyślna_20_czcionka_20_akapitu"><text:span text:style-name="T4">jdzie to b</text:span></text:span><text:span text:style-name="Domyślna_20_czcionka_20_akapitu"><text:span text:style-name="T6">ę</text:span></text:span><text:span text:style-name="Domyślna_20_czcionka_20_akapitu"><text:span text:style-name="T4">dziesz mog</text:span></text:span><text:span text:style-name="Domyślna_20_czcionka_20_akapitu"><text:span text:style-name="T6">ł</text:span></text:span><text:span text:style-name="Domyślna_20_czcionka_20_akapitu"><text:span text:style-name="T4">a zrobi</text:span></text:span><text:span text:style-name="Domyślna_20_czcionka_20_akapitu"><text:span text:style-name="T6">ć</text:span></text:span><text:span text:style-name="Domyślna_20_czcionka_20_akapitu"><text:span text:style-name="T4"> magisterk</text:span></text:span><text:span text:style-name="Domyślna_20_czcionka_20_akapitu"><text:span text:style-name="T6">ę</text:span></text:span><text:span text:style-name="Domyślna_20_czcionka_20_akapitu"><text:span text:style-name="T4"> na [love_u]. Skup si</text:span></text:span><text:span text:style-name="Domyślna_20_czcionka_20_akapitu"><text:span text:style-name="T6">ę</text:span></text:span><text:span text:style-name="Domyślna_20_czcionka_20_akapitu"><text:span text:style-name="T4"> na tym co jest tu i teraz."<text:line-break/></text:span></text:span><text:span text:style-name="Domyślna_20_czcionka_20_akapitu"><text:span text:style-name="T7">g</text:span></text:span><text:span text:style-name="Domyślna_20_czcionka_20_akapitu"><text:span text:style-name="T8">łó</text:span></text:span><text:span text:style-name="Domyślna_20_czcionka_20_akapitu"><text:span text:style-name="T7">wnabohaterka</text:span></text:span><text:span text:style-name="Domyślna_20_czcionka_20_akapitu"><text:span text:style-name="T4"> "Przedstawienie czas zacz</text:span></text:span><text:span text:style-name="Domyślna_20_czcionka_20_akapitu"><text:span text:style-name="T6">ąć</text:span></text:span><text:span text:style-name="Domyślna_20_czcionka_20_akapitu"><text:span text:style-name="T4">. B</text:span></text:span><text:span text:style-name="Domyślna_20_czcionka_20_akapitu"><text:span text:style-name="T6">ą</text:span></text:span><text:span text:style-name="Domyślna_20_czcionka_20_akapitu"><text:span text:style-name="T4">d</text:span></text:span><text:span text:style-name="Domyślna_20_czcionka_20_akapitu"><text:span text:style-name="T6">ź</text:span></text:span><text:span text:style-name="Domyślna_20_czcionka_20_akapitu"><text:span text:style-name="T4"> zdecydowana i dumna."</text:span></text:span></text:p>
      <text:p text:style-name="Normalny"/>
      <text:p text:style-name="Normalny"><text:span text:style-name="Domyślna_20_czcionka_20_akapitu"><text:span text:style-name="T4">(wyciemniony ekran, d</text:span></text:span><text:span text:style-name="Domyślna_20_czcionka_20_akapitu"><text:span text:style-name="T6">ź</text:span></text:span><text:span text:style-name="Domyślna_20_czcionka_20_akapitu"><text:span text:style-name="T4">wi</text:span></text:span><text:span text:style-name="Domyślna_20_czcionka_20_akapitu"><text:span text:style-name="T6">ę</text:span></text:span><text:span text:style-name="Domyślna_20_czcionka_20_akapitu"><text:span text:style-name="T4">k otwierania drzwi)</text:span></text:span></text:p>
      <text:p text:style-name="Normalny"><text:span text:style-name="Domyślna_20_czcionka_20_akapitu"><text:span text:style-name="T4">(czarne t</text:span></text:span><text:span text:style-name="Domyślna_20_czcionka_20_akapitu"><text:span text:style-name="T6">ł</text:span></text:span><text:span text:style-name="Domyślna_20_czcionka_20_akapitu"><text:span text:style-name="T4">o, napis: immatrykulacja uczelnia hate_u)</text:span></text:span></text:p>
      <text:p text:style-name="Normalny"><text:span text:style-name="Domyślna_20_czcionka_20_akapitu"><text:span text:style-name="T4">(wn</text:span></text:span><text:span text:style-name="Domyślna_20_czcionka_20_akapitu"><text:span text:style-name="T6">ę</text:span></text:span><text:span text:style-name="Domyślna_20_czcionka_20_akapitu"><text:span text:style-name="T4">trze sali wyk</text:span></text:span><text:span text:style-name="Domyślna_20_czcionka_20_akapitu"><text:span text:style-name="T6">ł</text:span></text:span><text:span text:style-name="Domyślna_20_czcionka_20_akapitu"><text:span text:style-name="T4">adowej, g</text:span></text:span><text:span text:style-name="Domyślna_20_czcionka_20_akapitu"><text:span text:style-name="T6">ł</text:span></text:span><text:span text:style-name="Domyślna_20_czcionka_20_akapitu"><text:span text:style-name="T4">os gwary)</text:span></text:span></text:p>
      <text:p text:style-name="Normalny"/>
      <text:p text:style-name="Normalny"><text:span text:style-name="Domyślna_20_czcionka_20_akapitu"><text:span text:style-name="T7">g</text:span></text:span><text:span text:style-name="Domyślna_20_czcionka_20_akapitu"><text:span text:style-name="T8">łó</text:span></text:span><text:span text:style-name="Domyślna_20_czcionka_20_akapitu"><text:span text:style-name="T7">wnabohaterka</text:span></text:span><text:span text:style-name="Domyślna_20_czcionka_20_akapitu"><text:span text:style-name="T4"> "Wow, tylu ludzi w jednym miejscu na </text:span></text:span><text:span text:style-name="Domyślna_20_czcionka_20_akapitu"><text:span text:style-name="T6">ż</text:span></text:span><text:span text:style-name="Domyślna_20_czcionka_20_akapitu"><text:span text:style-name="T4">ywo jeszcze nie widzia</text:span></text:span><text:span text:style-name="Domyślna_20_czcionka_20_akapitu"><text:span text:style-name="T6">ł</text:span></text:span><text:span text:style-name="Domyślna_20_czcionka_20_akapitu"><text:span text:style-name="T4">am."<text:line-break/></text:span></text:span><text:span text:style-name="Domyślna_20_czcionka_20_akapitu"><text:span text:style-name="T7">g</text:span></text:span><text:span text:style-name="Domyślna_20_czcionka_20_akapitu"><text:span text:style-name="T8">łó</text:span></text:span><text:span text:style-name="Domyślna_20_czcionka_20_akapitu"><text:span text:style-name="T7">wnabohaterka</text:span></text:span><text:span text:style-name="Domyślna_20_czcionka_20_akapitu"><text:span text:style-name="T4"> "Ka</text:span></text:span><text:span text:style-name="Domyślna_20_czcionka_20_akapitu"><text:span text:style-name="T6">ż</text:span></text:span><text:span text:style-name="Domyślna_20_czcionka_20_akapitu"><text:span text:style-name="T4">dy z nich ma swoje cele i ambicje, ka</text:span></text:span><text:span text:style-name="Domyślna_20_czcionka_20_akapitu"><text:span text:style-name="T6">ż</text:span></text:span><text:span text:style-name="Domyślna_20_czcionka_20_akapitu"><text:span text:style-name="T4">dy ma inny pow</text:span></text:span><text:span text:style-name="Domyślna_20_czcionka_20_akapitu"><text:span text:style-name="T6">ó</text:span></text:span><text:span text:style-name="Domyślna_20_czcionka_20_akapitu"><text:span text:style-name="T4">d dla kt</text:span></text:span><text:span text:style-name="Domyślna_20_czcionka_20_akapitu"><text:span text:style-name="T6">ó</text:span></text:span><text:span text:style-name="Domyślna_20_czcionka_20_akapitu"><text:span text:style-name="T4">rego si</text:span></text:span><text:span text:style-name="Domyślna_20_czcionka_20_akapitu"><text:span text:style-name="T6">ę</text:span></text:span><text:span text:style-name="Domyślna_20_czcionka_20_akapitu"><text:span text:style-name="T4"> tutaj znalaz</text:span></text:span><text:span text:style-name="Domyślna_20_czcionka_20_akapitu"><text:span text:style-name="T6">ł</text:span></text:span><text:span text:style-name="Domyślna_20_czcionka_20_akapitu"><text:span text:style-name="T4">. Oni wszyscy s</text:span></text:span><text:span text:style-name="Domyślna_20_czcionka_20_akapitu"><text:span text:style-name="T6">ą</text:span></text:span><text:span text:style-name="Domyślna_20_czcionka_20_akapitu"><text:span text:style-name="T4"> moj</text:span></text:span><text:span text:style-name="Domyślna_20_czcionka_20_akapitu"><text:span text:style-name="T6">ą</text:span></text:span><text:span text:style-name="Domyślna_20_czcionka_20_akapitu"><text:span text:style-name="T4"> przysz</text:span></text:span><text:span text:style-name="Domyślna_20_czcionka_20_akapitu"><text:span text:style-name="T6">łą</text:span></text:span><text:span text:style-name="Domyślna_20_czcionka_20_akapitu"><text:span text:style-name="T4"> konkurencj</text:span></text:span><text:span text:style-name="Domyślna_20_czcionka_20_akapitu"><text:span text:style-name="T6">ą</text:span></text:span><text:span text:style-name="Domyślna_20_czcionka_20_akapitu"><text:span text:style-name="T4"> na rynku pracy."</text:span></text:span></text:p>
      <text:p text:style-name="Normalny"><text:span text:style-name="Domyślna_20_czcionka_20_akapitu"><text:span text:style-name="T7">g</text:span></text:span><text:span text:style-name="Domyślna_20_czcionka_20_akapitu"><text:span text:style-name="T8">łó</text:span></text:span><text:span text:style-name="Domyślna_20_czcionka_20_akapitu"><text:span text:style-name="T7">wnabohaterka</text:span></text:span><text:span text:style-name="Domyślna_20_czcionka_20_akapitu"><text:span text:style-name="T4"> "Chcia</text:span></text:span><text:span text:style-name="Domyślna_20_czcionka_20_akapitu"><text:span text:style-name="T6">ł</text:span></text:span><text:span text:style-name="Domyślna_20_czcionka_20_akapitu"><text:span text:style-name="T4">abym mie</text:span></text:span><text:span text:style-name="Domyślna_20_czcionka_20_akapitu"><text:span text:style-name="T6">ć</text:span></text:span><text:span text:style-name="Domyślna_20_czcionka_20_akapitu"><text:span text:style-name="T4"> jaki</text:span></text:span><text:span text:style-name="Domyślna_20_czcionka_20_akapitu"><text:span text:style-name="T6">ś</text:span></text:span><text:span text:style-name="Domyślna_20_czcionka_20_akapitu"><text:span text:style-name="T4"> znajomych. Wi</text:span></text:span><text:span text:style-name="Domyślna_20_czcionka_20_akapitu"><text:span text:style-name="T6">ę</text:span></text:span><text:span text:style-name="Domyślna_20_czcionka_20_akapitu"><text:span text:style-name="T4">kszo</text:span></text:span><text:span text:style-name="Domyślna_20_czcionka_20_akapitu"><text:span text:style-name="T6">ść</text:span></text:span><text:span text:style-name="Domyślna_20_czcionka_20_akapitu"><text:span text:style-name="T4"> moich koleg</text:span></text:span><text:span text:style-name="Domyślna_20_czcionka_20_akapitu"><text:span text:style-name="T6">ó</text:span></text:span><text:span text:style-name="Domyślna_20_czcionka_20_akapitu"><text:span text:style-name="T4">w i kole</text:span></text:span><text:span text:style-name="Domyślna_20_czcionka_20_akapitu"><text:span text:style-name="T6">ż</text:span></text:span><text:span text:style-name="Domyślna_20_czcionka_20_akapitu"><text:span text:style-name="T4">anek wyjecha</text:span></text:span><text:span text:style-name="Domyślna_20_czcionka_20_akapitu"><text:span text:style-name="T6">ł</text:span></text:span><text:span text:style-name="Domyślna_20_czcionka_20_akapitu"><text:span text:style-name="T4">o z miasta albo z kraju."<text:line-break/></text:span></text:span><text:span text:style-name="Domyślna_20_czcionka_20_akapitu"><text:span text:style-name="T7">g</text:span></text:span><text:span text:style-name="Domyślna_20_czcionka_20_akapitu"><text:span text:style-name="T8">łó</text:span></text:span><text:span text:style-name="Domyślna_20_czcionka_20_akapitu"><text:span text:style-name="T7">wnabohaterka</text:span></text:span><text:span text:style-name="Domyślna_20_czcionka_20_akapitu"><text:span text:style-name="T4"> "Czy serio potrzebuje kogo</text:span></text:span><text:span text:style-name="Domyślna_20_czcionka_20_akapitu"><text:span text:style-name="T6">ś</text:span></text:span><text:span text:style-name="Domyślna_20_czcionka_20_akapitu"><text:span text:style-name="T4"> mie</text:span></text:span><text:span text:style-name="Domyślna_20_czcionka_20_akapitu"><text:span text:style-name="T6">ć</text:span></text:span><text:span text:style-name="Domyślna_20_czcionka_20_akapitu"><text:span text:style-name="T4">? Czy nie powinnam skupi</text:span></text:span><text:span text:style-name="Domyślna_20_czcionka_20_akapitu"><text:span text:style-name="T6">ć</text:span></text:span><text:span text:style-name="Domyślna_20_czcionka_20_akapitu"><text:span text:style-name="T4"> si</text:span></text:span><text:span text:style-name="Domyślna_20_czcionka_20_akapitu"><text:span text:style-name="T6">ę</text:span></text:span><text:span text:style-name="Domyślna_20_czcionka_20_akapitu"><text:span text:style-name="T4"> na w</text:span></text:span><text:span text:style-name="Domyślna_20_czcionka_20_akapitu"><text:span text:style-name="T6">ł</text:span></text:span><text:span text:style-name="Domyślna_20_czcionka_20_akapitu"><text:span text:style-name="T4">asnej karierze? Ojciec chyba ma racj</text:span></text:span><text:span text:style-name="Domyślna_20_czcionka_20_akapitu"><text:span text:style-name="T6">ę</text:span></text:span><text:span text:style-name="Domyślna_20_czcionka_20_akapitu"><text:span text:style-name="T4">, nie mog</text:span></text:span><text:span text:style-name="Domyślna_20_czcionka_20_akapitu"><text:span text:style-name="T6">ę</text:span></text:span><text:span text:style-name="Domyślna_20_czcionka_20_akapitu"><text:span text:style-name="T4"> zmarnowa</text:span></text:span><text:span text:style-name="Domyślna_20_czcionka_20_akapitu"><text:span text:style-name="T6">ć</text:span></text:span><text:span text:style-name="Domyślna_20_czcionka_20_akapitu"><text:span text:style-name="T4"> tego czasu, kt</text:span></text:span><text:span text:style-name="Domyślna_20_czcionka_20_akapitu"><text:span text:style-name="T6">ó</text:span></text:span><text:span text:style-name="Domyślna_20_czcionka_20_akapitu"><text:span text:style-name="T4">ry mam. B</text:span></text:span><text:span text:style-name="Domyślna_20_czcionka_20_akapitu"><text:span text:style-name="T6">ę</text:span></text:span><text:span text:style-name="Domyślna_20_czcionka_20_akapitu"><text:span text:style-name="T4">dziesz ze mnie dumny tato i... mamo. "</text:span></text:span></text:p>
      <text:p text:style-name="Normalny"/>
      <text:p text:style-name="Normalny"><text:span text:style-name="Domyślna_20_czcionka_20_akapitu"><text:span text:style-name="T4">(podnios</text:span></text:span><text:span text:style-name="Domyślna_20_czcionka_20_akapitu"><text:span text:style-name="T6">ł</text:span></text:span><text:span text:style-name="Domyślna_20_czcionka_20_akapitu"><text:span text:style-name="T4">a muzyka)</text:span></text:span></text:p>
      <text:p text:style-name="Normalny"/>
      <text:p text:style-name="Normalny"><text:span text:style-name="Domyślna_20_czcionka_20_akapitu"><text:span text:style-name="T4">dziekan "Witam </text:span></text:span><text:span text:style-name="Domyślna_20_czcionka_20_akapitu"><text:span text:style-name="T6">ś</text:span></text:span><text:span text:style-name="Domyślna_20_czcionka_20_akapitu"><text:span text:style-name="T4">wie</text:span></text:span><text:span text:style-name="Domyślna_20_czcionka_20_akapitu"><text:span text:style-name="T6">ż</text:span></text:span><text:span text:style-name="Domyślna_20_czcionka_20_akapitu"><text:span text:style-name="T4">o upieczonych student</text:span></text:span><text:span text:style-name="Domyślna_20_czcionka_20_akapitu"><text:span text:style-name="T6">ó</text:span></text:span><text:span text:style-name="Domyślna_20_czcionka_20_akapitu"><text:span text:style-name="T4">w. Nazywam si</text:span></text:span><text:span text:style-name="Domyślna_20_czcionka_20_akapitu"><text:span text:style-name="T6">ę</text:span></text:span><text:span text:style-name="Domyślna_20_czcionka_20_akapitu"><text:span text:style-name="T4"> prof. Roman Kosior i jestem dziekanem Wydzia</text:span></text:span><text:span text:style-name="Domyślna_20_czcionka_20_akapitu"><text:span text:style-name="T6">ł</text:span></text:span><text:span text:style-name="Domyślna_20_czcionka_20_akapitu"><text:span text:style-name="T4">u Informatycznego."<text:line-break/>dziekan "Nasza uczelnia z roku na rok dok</text:span></text:span><text:span text:style-name="Domyślna_20_czcionka_20_akapitu"><text:span text:style-name="T6">ł</text:span></text:span><text:span text:style-name="Domyślna_20_czcionka_20_akapitu"><text:span text:style-name="T4">ada stara</text:span></text:span><text:span text:style-name="Domyślna_20_czcionka_20_akapitu"><text:span text:style-name="T6">ń</text:span></text:span><text:span text:style-name="Domyślna_20_czcionka_20_akapitu"><text:span text:style-name="T4"> by ka</text:span></text:span><text:span text:style-name="Domyślna_20_czcionka_20_akapitu"><text:span text:style-name="T6">ż</text:span></text:span><text:span text:style-name="Domyślna_20_czcionka_20_akapitu"><text:span text:style-name="T4">dy jej absolwent dumnie nas reprezentowa</text:span></text:span><text:span text:style-name="Domyślna_20_czcionka_20_akapitu"><text:span text:style-name="T6">ł</text:span></text:span><text:span text:style-name="Domyślna_20_czcionka_20_akapitu"><text:span text:style-name="T4"> poza murami tej instytucji."<text:line-break/>dziekan "Wiem, </text:span></text:span><text:span text:style-name="Domyślna_20_czcionka_20_akapitu"><text:span text:style-name="T6">ż</text:span></text:span><text:span text:style-name="Domyślna_20_czcionka_20_akapitu"><text:span text:style-name="T4">e ka</text:span></text:span><text:span text:style-name="Domyślna_20_czcionka_20_akapitu"><text:span text:style-name="T6">ż</text:span></text:span><text:span text:style-name="Domyślna_20_czcionka_20_akapitu"><text:span text:style-name="T4">de z was jest bardzo ambitne i chce jak najlepiej wykorzysta</text:span></text:span><text:span text:style-name="Domyślna_20_czcionka_20_akapitu"><text:span text:style-name="T6">ć</text:span></text:span><text:span text:style-name="Domyślna_20_czcionka_20_akapitu"><text:span text:style-name="T4"> ten </text:span></text:span><text:soft-page-break/><text:span text:style-name="Domyślna_20_czcionka_20_akapitu"><text:span text:style-name="T4">wspania</text:span></text:span><text:span text:style-name="Domyślna_20_czcionka_20_akapitu"><text:span text:style-name="T6">ł</text:span></text:span><text:span text:style-name="Domyślna_20_czcionka_20_akapitu"><text:span text:style-name="T4">y czas do samodoskonalenia. Pami</text:span></text:span><text:span text:style-name="Domyślna_20_czcionka_20_akapitu"><text:span text:style-name="T6">ę</text:span></text:span><text:span text:style-name="Domyślna_20_czcionka_20_akapitu"><text:span text:style-name="T4">tajcie te</text:span></text:span><text:span text:style-name="Domyślna_20_czcionka_20_akapitu"><text:span text:style-name="T6">ż</text:span></text:span><text:span text:style-name="Domyślna_20_czcionka_20_akapitu"><text:span text:style-name="T4">, </text:span></text:span><text:span text:style-name="Domyślna_20_czcionka_20_akapitu"><text:span text:style-name="T6">ż</text:span></text:span><text:span text:style-name="Domyślna_20_czcionka_20_akapitu"><text:span text:style-name="T4">e mimo si</text:span></text:span><text:span text:style-name="Domyślna_20_czcionka_20_akapitu"><text:span text:style-name="T6">ł</text:span></text:span><text:span text:style-name="Domyślna_20_czcionka_20_akapitu"><text:span text:style-name="T4">y jednostki czasami trzeba po</text:span></text:span><text:span text:style-name="Domyślna_20_czcionka_20_akapitu"><text:span text:style-name="T6">łą</text:span></text:span><text:span text:style-name="Domyślna_20_czcionka_20_akapitu"><text:span text:style-name="T4">czy</text:span></text:span><text:span text:style-name="Domyślna_20_czcionka_20_akapitu"><text:span text:style-name="T6">ć</text:span></text:span><text:span text:style-name="Domyślna_20_czcionka_20_akapitu"><text:span text:style-name="T4"> si</text:span></text:span><text:span text:style-name="Domyślna_20_czcionka_20_akapitu"><text:span text:style-name="T6">ł</text:span></text:span><text:span text:style-name="Domyślna_20_czcionka_20_akapitu"><text:span text:style-name="T4">y z innymi by osi</text:span></text:span><text:span text:style-name="Domyślna_20_czcionka_20_akapitu"><text:span text:style-name="T6">ą</text:span></text:span><text:span text:style-name="Domyślna_20_czcionka_20_akapitu"><text:span text:style-name="T4">gn</text:span></text:span><text:span text:style-name="Domyślna_20_czcionka_20_akapitu"><text:span text:style-name="T6">ąć</text:span></text:span><text:span text:style-name="Domyślna_20_czcionka_20_akapitu"><text:span text:style-name="T4"> dany cel."<text:line-break/>dziekan "Oczywi</text:span></text:span><text:span text:style-name="Domyślna_20_czcionka_20_akapitu"><text:span text:style-name="T6">ś</text:span></text:span><text:span text:style-name="Domyślna_20_czcionka_20_akapitu"><text:span text:style-name="T4">cie moje s</text:span></text:span><text:span text:style-name="Domyślna_20_czcionka_20_akapitu"><text:span text:style-name="T6">ł</text:span></text:span><text:span text:style-name="Domyślna_20_czcionka_20_akapitu"><text:span text:style-name="T4">owa nie dotyczn</text:span></text:span><text:span text:style-name="Domyślna_20_czcionka_20_akapitu"><text:span text:style-name="T6">ą</text:span></text:span><text:span text:style-name="Domyślna_20_czcionka_20_akapitu"><text:span text:style-name="T4"> </text:span></text:span><text:span text:style-name="Domyślna_20_czcionka_20_akapitu"><text:span text:style-name="T6">ś</text:span></text:span><text:span text:style-name="Domyślna_20_czcionka_20_akapitu"><text:span text:style-name="T4">ci</text:span></text:span><text:span text:style-name="Domyślna_20_czcionka_20_akapitu"><text:span text:style-name="T6">ą</text:span></text:span><text:span text:style-name="Domyślna_20_czcionka_20_akapitu"><text:span text:style-name="T4">gania"<text:line-break/></text:span></text:span></text:p>
      <text:p text:style-name="Normalny"><text:span text:style-name="Domyślna_20_czcionka_20_akapitu"><text:span text:style-name="T4">(d</text:span></text:span><text:span text:style-name="Domyślna_20_czcionka_20_akapitu"><text:span text:style-name="T6">ź</text:span></text:span><text:span text:style-name="Domyślna_20_czcionka_20_akapitu"><text:span text:style-name="T4">wi</text:span></text:span><text:span text:style-name="Domyślna_20_czcionka_20_akapitu"><text:span text:style-name="T6">ę</text:span></text:span><text:span text:style-name="Domyślna_20_czcionka_20_akapitu"><text:span text:style-name="T4">k </text:span></text:span><text:span text:style-name="Domyślna_20_czcionka_20_akapitu"><text:span text:style-name="T6">ś</text:span></text:span><text:span text:style-name="Domyślna_20_czcionka_20_akapitu"><text:span text:style-name="T4">miechu masowego)</text:span></text:span></text:p>
      <text:p text:style-name="Normalny"><text:span text:style-name="Domyślna_20_czcionka_20_akapitu"><text:span text:style-name="T4"><text:line-break/>dziekan "Nie bójcie si</text:span></text:span><text:span text:style-name="Domyślna_20_czcionka_20_akapitu"><text:span text:style-name="T6">ę</text:span></text:span><text:span text:style-name="Domyślna_20_czcionka_20_akapitu"><text:span text:style-name="T4"> nawi</text:span></text:span><text:span text:style-name="Domyślna_20_czcionka_20_akapitu"><text:span text:style-name="T6">ą</text:span></text:span><text:span text:style-name="Domyślna_20_czcionka_20_akapitu"><text:span text:style-name="T4">zywa</text:span></text:span><text:span text:style-name="Domyślna_20_czcionka_20_akapitu"><text:span text:style-name="T6">ć</text:span></text:span><text:span text:style-name="Domyślna_20_czcionka_20_akapitu"><text:span text:style-name="T4"> nowych kontakt</text:span></text:span><text:span text:style-name="Domyślna_20_czcionka_20_akapitu"><text:span text:style-name="T6">ó</text:span></text:span><text:span text:style-name="Domyślna_20_czcionka_20_akapitu"><text:span text:style-name="T4">w i pomaga</text:span></text:span><text:span text:style-name="Domyślna_20_czcionka_20_akapitu"><text:span text:style-name="T6">ć</text:span></text:span><text:span text:style-name="Domyślna_20_czcionka_20_akapitu"><text:span text:style-name="T4"> sobie wzajemnie. Wierz</text:span></text:span><text:span text:style-name="Domyślna_20_czcionka_20_akapitu"><text:span text:style-name="T6">ę</text:span></text:span><text:span text:style-name="Domyślna_20_czcionka_20_akapitu"><text:span text:style-name="T4">, </text:span></text:span><text:span text:style-name="Domyślna_20_czcionka_20_akapitu"><text:span text:style-name="T6">ż</text:span></text:span><text:span text:style-name="Domyślna_20_czcionka_20_akapitu"><text:span text:style-name="T4">e mnie nie zawiedziecie i ka</text:span></text:span><text:span text:style-name="Domyślna_20_czcionka_20_akapitu"><text:span text:style-name="T6">ż</text:span></text:span><text:span text:style-name="Domyślna_20_czcionka_20_akapitu"><text:span text:style-name="T4">de z was b</text:span></text:span><text:span text:style-name="Domyślna_20_czcionka_20_akapitu"><text:span text:style-name="T6">ę</text:span></text:span><text:span text:style-name="Domyślna_20_czcionka_20_akapitu"><text:span text:style-name="T4">dzie mog</text:span></text:span><text:span text:style-name="Domyślna_20_czcionka_20_akapitu"><text:span text:style-name="T6">ł</text:span></text:span><text:span text:style-name="Domyślna_20_czcionka_20_akapitu"><text:span text:style-name="T4">o pochwali</text:span></text:span><text:span text:style-name="Domyślna_20_czcionka_20_akapitu"><text:span text:style-name="T6">ć</text:span></text:span><text:span text:style-name="Domyślna_20_czcionka_20_akapitu"><text:span text:style-name="T4"> si</text:span></text:span><text:span text:style-name="Domyślna_20_czcionka_20_akapitu"><text:span text:style-name="T6">ę</text:span></text:span><text:span text:style-name="Domyślna_20_czcionka_20_akapitu"><text:span text:style-name="T4"> dyplomem uko</text:span></text:span><text:span text:style-name="Domyślna_20_czcionka_20_akapitu"><text:span text:style-name="T6">ń</text:span></text:span><text:span text:style-name="Domyślna_20_czcionka_20_akapitu"><text:span text:style-name="T4">czenia naszej plac</text:span></text:span><text:span text:style-name="Domyślna_20_czcionka_20_akapitu"><text:span text:style-name="T6">ó</text:span></text:span><text:span text:style-name="Domyślna_20_czcionka_20_akapitu"><text:span text:style-name="T4">wki. Teraz ka</text:span></text:span><text:span text:style-name="Domyślna_20_czcionka_20_akapitu"><text:span text:style-name="T6">ż</text:span></text:span><text:span text:style-name="Domyślna_20_czcionka_20_akapitu"><text:span text:style-name="T4">dy kierunek b</text:span></text:span><text:span text:style-name="Domyślna_20_czcionka_20_akapitu"><text:span text:style-name="T6">ę</text:span></text:span><text:span text:style-name="Domyślna_20_czcionka_20_akapitu"><text:span text:style-name="T4">dzie mia</text:span></text:span><text:span text:style-name="Domyślna_20_czcionka_20_akapitu"><text:span text:style-name="T6">ł</text:span></text:span><text:span text:style-name="Domyślna_20_czcionka_20_akapitu"><text:span text:style-name="T4"> rozmow</text:span></text:span><text:span text:style-name="Domyślna_20_czcionka_20_akapitu"><text:span text:style-name="T6">ę</text:span></text:span><text:span text:style-name="Domyślna_20_czcionka_20_akapitu"><text:span text:style-name="T4"> ze swoim opiekunem, kt</text:span></text:span><text:span text:style-name="Domyślna_20_czcionka_20_akapitu"><text:span text:style-name="T6">ó</text:span></text:span><text:span text:style-name="Domyślna_20_czcionka_20_akapitu"><text:span text:style-name="T4">ry om</text:span></text:span><text:span text:style-name="Domyślna_20_czcionka_20_akapitu"><text:span text:style-name="T6">ó</text:span></text:span><text:span text:style-name="Domyślna_20_czcionka_20_akapitu"><text:span text:style-name="T4">wi najwa</text:span></text:span><text:span text:style-name="Domyślna_20_czcionka_20_akapitu"><text:span text:style-name="T6">ż</text:span></text:span><text:span text:style-name="Domyślna_20_czcionka_20_akapitu"><text:span text:style-name="T4">niejsze elementy waszej przysz</text:span></text:span><text:span text:style-name="Domyślna_20_czcionka_20_akapitu"><text:span text:style-name="T6">ł</text:span></text:span><text:span text:style-name="Domyślna_20_czcionka_20_akapitu"><text:span text:style-name="T4">ej nauki. Do zobaczenia na zaj</text:span></text:span><text:span text:style-name="Domyślna_20_czcionka_20_akapitu"><text:span text:style-name="T6">ę</text:span></text:span><text:span text:style-name="Domyślna_20_czcionka_20_akapitu"><text:span text:style-name="T4">ciach."</text:span></text:span></text:p>
      <text:p text:style-name="Normalny"/>
      <text:p text:style-name="Normalny"><text:span text:style-name="Domyślna_20_czcionka_20_akapitu"><text:span text:style-name="T6">Komunikat glosowy(mozna walnąć jakiś obrazek głośnika czy coś): Informacja dla kierunków pierwszego roku. Zaraz rozpocznie się podpisywanie umów studenckich i odbierania legitymacji. Podaję numery sal: Mechatronika A123, Informatyka A128, BHP A129, Automatyka i Robotyka A130, <text:s/>BHP A132...</text:span></text:span></text:p>
      <text:p text:style-name="Normalny"/>
      <text:p text:style-name="Normalny"><text:span text:style-name="Domyślna_20_czcionka_20_akapitu"><text:span text:style-name="T6">głównabohaterka Hmm...a już myślałam, że będę mogła pójść do domu. Męczą mnie takie uroczystości. W sumie nic dziwnego. Większoć czasu spedzam przed komputerem.</text:span></text:span></text:p>
      <text:p text:style-name="Normalny"/>
      <text:p text:style-name="Normalny"><text:span text:style-name="Domyślna_20_czcionka_20_akapitu"><text:span text:style-name="T6">głównabohaterka Może jak będzie już na studiach WF to się zapiszę na jakąś siłownię lub fitness. Trzeba będzie trochę popracować nad kondycją.</text:span></text:span></text:p>
      <text:p text:style-name="Normalny"/>
      <text:p text:style-name="Normalny"><text:span text:style-name="Domyślna_20_czcionka_20_akapitu"><text:span text:style-name="T6">głównabohaterka Teraz nie pora na takie rzeczy. Trzeba się udać na odbiór legitymacji.. Mam nadzieję, że jakoś przeżyje w tym tłumie.</text:span></text:span></text:p>
      <text:p text:style-name="Normalny"/>
      <text:p text:style-name="Normalny"><text:span text:style-name="Domyślna_20_czcionka_20_akapitu"><text:span text:style-name="T6">(odgłos tłumu, czarne tlo) Kilka minut pozniej</text:span></text:span></text:p>
      <text:p text:style-name="Normalny"/>
      <text:p text:style-name="Normalny"><text:span text:style-name="Domyślna_20_czcionka_20_akapitu"><text:span text:style-name="T6">(zdjecie korytarza)</text:span></text:span></text:p>
      <text:p text:style-name="Normalny"><text:span text:style-name="Domyślna_20_czcionka_20_akapitu"><text:span text:style-name="T6">główna bohatera WRESZCIE! Jejku, myślałam, że uduszę sę tam. Jestem już na odpowiednim piętrze.</text:span></text:span></text:p>
      <text:p text:style-name="Normalny"/>
      <text:p text:style-name="Normalny"><text:span text:style-name="Domyślna_20_czcionka_20_akapitu"><text:span text:style-name="T6">*głównabohaterka <text:s/>Hmm....która to była sala?</text:span></text:span></text:p>
      <text:p text:style-name="Normalny"/>
      <text:p text:style-name="Normalny"><text:span text:style-name="Domyślna_20_czcionka_20_akapitu"><text:span text:style-name="T6">a) A123</text:span></text:span></text:p>
      <text:p text:style-name="Normalny"><text:span text:style-name="Domyślna_20_czcionka_20_akapitu"><text:span text:style-name="T6">b) A129</text:span></text:span></text:p>
      <text:p text:style-name="Normalny"><text:span text:style-name="Domyślna_20_czcionka_20_akapitu"><text:span text:style-name="T6">c) A128</text:span></text:span></text:p>
      <text:p text:style-name="Normalny"/>
      <text:p text:style-name="Normalny"><text:span text:style-name="Domyślna_20_czcionka_20_akapitu"><text:span text:style-name="T6">(jezeli zostanie wybrana opcja a lub b)</text:span></text:span></text:p>
      <text:p text:style-name="Normalny"/>
      <text:p text:style-name="Normalny"><text:span text:style-name="Domyślna_20_czcionka_20_akapitu"><text:span text:style-name="T6">glownabohaterka O...k... to chyba była sala [wybana opcja]. No nic przekonajmy sie.</text:span></text:span></text:p>
      <text:p text:style-name="Normalny"/>
      <text:p text:style-name="Normalny"><text:span text:style-name="Domyślna_20_czcionka_20_akapitu"><text:span text:style-name="T6">(odglos tlumu, zdjecie sali wykladowej)</text:span></text:span></text:p>
      <text:p text:style-name="Normalny"/>
      <text:p text:style-name="Normalny"><text:span text:style-name="Domyślna_20_czcionka_20_akapitu"><text:span text:style-name="T6">glownabohaterka O matko, to nie ta sala. Ale przypał. Muszę znaleźć właściwą salę.</text:span></text:span></text:p>
      <text:p text:style-name="Normalny"><text:span text:style-name="Domyślna_20_czcionka_20_akapitu"><text:span text:style-name="T6">(powrót do wyboru sali, czyli linijki *)</text:span></text:span></text:p>
      <text:p text:style-name="Normalny"/>
      <text:p text:style-name="Normalny"><text:span text:style-name="Domyślna_20_czcionka_20_akapitu"><text:span text:style-name="T9">(jezeli wybrana zostanie dobra sala, ale wczesniej juz zostal popelniony blad) -------------</text:span></text:span></text:p>
      <text:p text:style-name="Normalny"/>
      <text:p text:style-name="Normalny"><text:span text:style-name="Domyślna_20_czcionka_20_akapitu"><text:span text:style-name="T6">(odglos tlumu, zdjecie sali wykladowej)</text:span></text:span></text:p>
      <text:p text:style-name="Normalny"><text:soft-page-break/></text:p>
      <text:p text:style-name="Normalny"><text:span text:style-name="Domyślna_20_czcionka_20_akapitu"><text:span text:style-name="T6">OpiekunRoku Ludzie kochani. Ilu Was się jeszcze spóźni? Coś kiepsko wróżę Waszą punktualność na przyszłych zajęciach.</text:span></text:span></text:p>
      <text:p text:style-name="Normalny"/>
      <text:p text:style-name="Normalny"><text:span text:style-name="Domyślna_20_czcionka_20_akapitu"><text:span text:style-name="T6">Malfoy: Same nieogary na tym kierunku. widać, że moja konkurencja nie zapewni mi nawet żdżbła ekscytacji w "rywalizacji".</text:span></text:span></text:p>
      <text:p text:style-name="Normalny"/>
      <text:p text:style-name="Normalny"><text:span text:style-name="Domyślna_20_czcionka_20_akapitu"><text:span text:style-name="T6">glownabohaterka Mogłam lepiej zapamiętać numer sali. Jestem na siebie potwornie zła. Pierwszy dzien na uczelni i już mi coś nie wychodzi. Muszę się bardziej starac. </text:span></text:span><text:span text:style-name="Domyślna_20_czcionka_20_akapitu"><text:span text:style-name="T9">------------</text:span></text:span></text:p>
      <text:p text:style-name="Normalny"/>
      <text:p text:style-name="Normalny"><text:span text:style-name="Domyślna_20_czcionka_20_akapitu"><text:span text:style-name="T10">(jezeli wybrana zostanie wlasciwa sala)------------------</text:span></text:span></text:p>
      <text:p text:style-name="Normalny"/>
      <text:p text:style-name="Normalny"><text:span text:style-name="Domyślna_20_czcionka_20_akapitu"><text:span text:style-name="T6">(odglos tlumu, zdjecie sali wykladowej)</text:span></text:span></text:p>
      <text:p text:style-name="Normalny"/>
      <text:p text:style-name="Normalny"><text:span text:style-name="Domyślna_20_czcionka_20_akapitu"><text:span text:style-name="T6">glownabohaterka Chyba trafiłam do dobrej sali. Nie spodziewałam się, że aż tyle osób wybierze ten kierunek. Widzę też sporo dziewczyn. Cieszę się, że jest nas co raz więcej na uczelniach technicznych.</text:span></text:span></text:p>
      <text:p text:style-name="Normalny"/>
      <text:p text:style-name="Normalny"><text:span text:style-name="Domyślna_20_czcionka_20_akapitu"><text:span text:style-name="T6">glownabohaterka Wciąż przybywają ludzie. Pewnie wcześniej pomylili salę. Dobrze, że udało mi się zapamiętać właściwy numer</text:span></text:span><text:span text:style-name="Domyślna_20_czcionka_20_akapitu"><text:span text:style-name="T10">.----------------</text:span></text:span></text:p>
      <text:p text:style-name="Normalny"/>
      <text:p text:style-name="Normalny"><text:span text:style-name="Domyślna_20_czcionka_20_akapitu"><text:span text:style-name="T6">OpiekunRoku Mam nadzieję, że to już wszyscy. W tym roku naprawdę dużo ludzi dostało się na ten kierunek. Mam nadzieję, że ta sala ogarnie nas wszystkich. Inaczej wykłady będziecie mieli na podwórku.</text:span></text:span></text:p>
      <text:p text:style-name="Normalny"/>
      <text:p text:style-name="Normalny"><text:span text:style-name="Domyślna_20_czcionka_20_akapitu"><text:span text:style-name="T6">(dżwięk masowego śmiechu)</text:span></text:span></text:p>
      <text:p text:style-name="Normalny"/>
      <text:p text:style-name="Normalny"><text:span text:style-name="Domyślna_20_czcionka_20_akapitu"><text:span text:style-name="T6">OpiekunRoku Na początek chciałabym się wam przedstawić. Jestem doktor Matylda Kostrzewska i jestem opiekunem waszego roku. Równocześnie będę miała z wami zajęcia z Podstaw Programowania.</text:span></text:span></text:p>
      <text:p text:style-name="Normalny"/>
      <text:p text:style-name="Normalny"><text:span text:style-name="Domyślna_20_czcionka_20_akapitu"><text:span text:style-name="T9">(randomowi studenci sa bez obrazkow)</text:span></text:span></text:p>
      <text:p text:style-name="Normalny"/>
      <text:p text:style-name="Normalny"><text:span text:style-name="Domyślna_20_czcionka_20_akapitu"><text:span text:style-name="T6">RandomStudent1 Slyszalem, ze starsze roczniki mówią na nią "Doktor Kosa"</text:span></text:span></text:p>
      <text:p text:style-name="Normalny"/>
      <text:p text:style-name="Normalny"><text:span text:style-name="Domyślna_20_czcionka_20_akapitu"><text:span text:style-name="T6">RAndomStudent2 Czemu? Aż tak ciężko zaliczyć ten przedmiot?</text:span></text:span></text:p>
      <text:p text:style-name="Normalny"/>
      <text:p text:style-name="Normalny"><text:span text:style-name="Domyślna_20_czcionka_20_akapitu"><text:span text:style-name="T6">RandomStudent2 Taa...słyszałem, że do programowania podchodzi bardzo poważnie. Jedna z najbardziej uzdolnionych osob tutaj.</text:span></text:span></text:p>
      <text:p text:style-name="Normalny"/>
      <text:p text:style-name="Normalny"><text:span text:style-name="Domyślna_20_czcionka_20_akapitu"><text:span text:style-name="T6">RandomStudent3 Dajcie spokój. Ja tam nie wierzę starszym rocznikom. Później okazuje się, że połowa to kłamstwo.</text:span></text:span></text:p>
      <text:p text:style-name="Normalny"/>
      <text:p text:style-name="Normalny"><text:span text:style-name="Domyślna_20_czcionka_20_akapitu"><text:span text:style-name="T6">OpiekunRoku ...na uroczystości poznaliście jeszcze jedną osobę, z którą będziecie mieli zajęcia w tym semestrze. Nasz dziekan będzie z wami miał Podstawy Elektroniki.</text:span></text:span></text:p>
      <text:p text:style-name="Normalny"/>
      <text:p text:style-name="Normalny"><text:span text:style-name="Domyślna_20_czcionka_20_akapitu"><text:span text:style-name="T6">RAndomStudent1 Co? Dopiero pierwszy semestr a już mamy jakieś wypełniacze w planie.</text:span></text:span></text:p>
      <text:p text:style-name="Normalny"/>
      <text:p text:style-name="Normalny"><text:span text:style-name="Domyślna_20_czcionka_20_akapitu"><text:span text:style-name="T6">OpiekunRoku Polecam chodzić, gdyż dziekan bardzo ciekawie prowadzi zajęcia. Z tego co </text:span></text:span><text:soft-page-break/><text:span text:style-name="Domyślna_20_czcionka_20_akapitu"><text:span text:style-name="T6">pamiętam to w tamtym roku prawie wszyscy chodzili na zajęcia.</text:span></text:span></text:p>
      <text:p text:style-name="Normalny"/>
      <text:p text:style-name="Normalny"><text:span text:style-name="Domyślna_20_czcionka_20_akapitu"><text:span text:style-name="T6">RandomStudent2 Chyba jednak przesadzasz, chłopie. Coś czuję, że będzie ciekawie.</text:span></text:span></text:p>
      <text:p text:style-name="Normalny"/>
      <text:p text:style-name="Normalny"><text:span text:style-name="Domyślna_20_czcionka_20_akapitu"><text:span text:style-name="T6">OpiekunRoku Plan zajęć zaraz wam przedstawię na tablicy.</text:span></text:span></text:p>
      <text:p text:style-name="Normalny"/>
      <text:p text:style-name="Normalny"><text:span text:style-name="Domyślna_20_czcionka_20_akapitu"><text:span text:style-name="T6">(pojawia sie zdjecie planu zajec)</text:span></text:span></text:p>
      <text:p text:style-name="Normalny"/>
      <text:p text:style-name="Normalny"><text:span text:style-name="Domyślna_20_czcionka_20_akapitu"><text:span text:style-name="T6">Pon 8:15 Podstawy Programowania</text:span></text:span></text:p>
      <text:p text:style-name="Normalny"><text:span text:style-name="Domyślna_20_czcionka_20_akapitu"><text:span text:style-name="T6">Wtorek 10:15 Podstawy Elektroniki</text:span></text:span></text:p>
      <text:p text:style-name="Normalny"><text:span text:style-name="Domyślna_20_czcionka_20_akapitu"><text:span text:style-name="T6">Sroda 8:15 Teoretyczne Podstawy Informatyki</text:span></text:span></text:p>
      <text:p text:style-name="Normalny"><text:span text:style-name="Domyślna_20_czcionka_20_akapitu"><text:span text:style-name="T6">Czwartek 12:15 Prawo inżynierskie</text:span></text:span></text:p>
      <text:p text:style-name="Normalny"><text:span text:style-name="Domyślna_20_czcionka_20_akapitu"><text:span text:style-name="T6">Piatek 8:15 Analiza matematyczna</text:span></text:span></text:p>
      <text:p text:style-name="Normalny"/>
      <text:p text:style-name="Normalny"><text:span text:style-name="Domyślna_20_czcionka_20_akapitu"><text:span text:style-name="T6">RandomStundent1 Zaczynamy tydzień zajęciami o 8 rano? Matko, już mi się to nie podoba...</text:span></text:span></text:p>
      <text:p text:style-name="Normalny"/>
      <text:p text:style-name="Normalny"><text:span text:style-name="Domyślna_20_czcionka_20_akapitu"><text:span text:style-name="T6">RandomStudent2 Matematyka w piątek? Nie ma to jak zepsuć sobie koniec tygodnia.</text:span></text:span></text:p>
      <text:p text:style-name="Normalny"/>
      <text:p text:style-name="Normalny"><text:span text:style-name="Domyślna_20_czcionka_20_akapitu"><text:span text:style-name="T6">OpiekunRoku Oooo....najwidoczniej widzę się z wami już w poniedziałek. Też mi się nie podoba ta godzina, ale nie ja mam na to wpływ.</text:span></text:span></text:p>
      <text:p text:style-name="Normalny"/>
      <text:p text:style-name="Normalny"><text:span text:style-name="Domyślna_20_czcionka_20_akapitu"><text:span text:style-name="T6">Opiekun Roku Na pierwszych zajęciach poznacie zasady prowadzenia i zaliczenia przedmiotu. Teraz będę wyczytywać alfabetycznie nazwiska. Kiedy kogoś wyczytam ma do mnie podejść by podpisać umowe i odebrać legitymację.</text:span></text:span></text:p>
      <text:p text:style-name="Normalny"/>
      <text:p text:style-name="Normalny"><text:span text:style-name="Domyślna_20_czcionka_20_akapitu"><text:span text:style-name="T6">(odglos tlumu)</text:span></text:span></text:p>
      <text:p text:style-name="Normalny"/>
      <text:p text:style-name="Normalny"><text:span text:style-name="Domyślna_20_czcionka_20_akapitu"><text:span text:style-name="T6">glownabohaterka Kobitka nie wydaje się zła. Nie sądzę, że będę z nia miała jakieś problemy. Uczyłam sę na własną rękę programowanie jeszcze jak chodziłam do liceum.</text:span></text:span></text:p>
      <text:p text:style-name="Normalny"/>
      <text:p text:style-name="Normalny"><text:span text:style-name="Domyślna_20_czcionka_20_akapitu"><text:span text:style-name="T6">Malfoy ...ojciec poważnie rozważał by mnie wysłać na studia do Stanów. Dzięki temu nauczyłabym się więcej niż w tym kraju, ale matka nie chciała bym tak daleko była od domu.</text:span></text:span></text:p>
      <text:p text:style-name="Normalny"/>
      <text:p text:style-name="Normalny"><text:span text:style-name="Domyślna_20_czcionka_20_akapitu"><text:span text:style-name="T6">Malfoy Mimo to, nie jest aż tak źle. Mój ojciec zna tu wielu ludzi. Kiedyś tu wykładal. Z palcem w nosie zrobię magistra, a potem doktorat w USA.</text:span></text:span></text:p>
      <text:p text:style-name="Normalny"/>
      <text:p text:style-name="Normalny"><text:span text:style-name="Domyślna_20_czcionka_20_akapitu"><text:span text:style-name="T6">RandomStudent3 Wow...aale masz fajnie.</text:span></text:span></text:p>
      <text:p text:style-name="Normalny"/>
      <text:p text:style-name="Normalny"><text:span text:style-name="Domyślna_20_czcionka_20_akapitu"><text:span text:style-name="T6">RAndomStudent4 Prawda. W sumie jesteś ustawiona przez całe studia.</text:span></text:span></text:p>
      <text:p text:style-name="Normalny"/>
      <text:p text:style-name="Normalny"><text:span text:style-name="Domyślna_20_czcionka_20_akapitu"><text:span text:style-name="T6">Malfoy Niby tak, ale to nie oznacza, że nie dam z siebie wszystkiego. Dziwię się, że aż tylu się dostało. Nie jest to problemem.</text:span></text:span></text:p>
      <text:p text:style-name="Normalny"/>
      <text:p text:style-name="Normalny"><text:span text:style-name="Domyślna_20_czcionka_20_akapitu"><text:span text:style-name="T6">Malfoy Rozłożę tych cieniasów tak, że zmienią studia i pójdą na zarządzanie.</text:span></text:span></text:p>
      <text:p text:style-name="Normalny"/>
      <text:p text:style-name="Normalny"><text:span text:style-name="Domyślna_20_czcionka_20_akapitu"><text:span text:style-name="T6">RandomStudent3 Hhahhaha. Ty to masz gadane, Malfoy.</text:span></text:span></text:p>
      <text:p text:style-name="Normalny"/>
      <text:p text:style-name="Normalny"><text:span text:style-name="Domyślna_20_czcionka_20_akapitu"><text:span text:style-name="T6">glownabohatera Jezu....i z kimś takim mam studiować. Gorszej baby jeszcze nie widziałam w swoim życiu. Pewnie jest tylko mocna w gębie ale nic praktycznego zrobić nie potrafi.</text:span></text:span></text:p>
      <text:p text:style-name="Normalny"><text:soft-page-break/></text:p>
      <text:p text:style-name="Normalny"><text:span text:style-name="Domyślna_20_czcionka_20_akapitu"><text:span text:style-name="T6">Malfoy Hej, ty. Czemu się na mnie gapisz?</text:span></text:span></text:p>
      <text:p text:style-name="Normalny"/>
      <text:p text:style-name="Normalny"><text:span text:style-name="Domyślna_20_czcionka_20_akapitu"><text:span text:style-name="T10">a)To tylko przypadek</text:span></text:span></text:p>
      <text:p text:style-name="Normalny"><text:span text:style-name="Domyślna_20_czcionka_20_akapitu"><text:span text:style-name="T9">b)Masz coś do mnie?</text:span></text:span></text:p>
      <text:p text:style-name="Normalny"/>
      <text:p text:style-name="Normalny"><text:span text:style-name="Domyślna_20_czcionka_20_akapitu"><text:span text:style-name="T10">glownabohaterka Zwykly przypadek. Przewidziało Ci się najwidoczniej.</text:span></text:span></text:p>
      <text:p text:style-name="Normalny"><text:span text:style-name="Domyślna_20_czcionka_20_akapitu"><text:span text:style-name="T10">Malfoy: Nie udawaj. Widziałam, jak się na mnie lampisz. Czyżbym Cię czymś zdenerwowała?</text:span></text:span></text:p>
      <text:p text:style-name="Normalny"/>
      <text:p text:style-name="Normalny"><text:span text:style-name="Domyślna_20_czcionka_20_akapitu"><text:span text:style-name="T10">a)tak</text:span></text:span></text:p>
      <text:p text:style-name="Normalny"><text:span text:style-name="Domyślna_20_czcionka_20_akapitu"><text:span text:style-name="T10">b)nie</text:span></text:span></text:p>
      <text:p text:style-name="Normalny"><text:span text:style-name="Domyślna_20_czcionka_20_akapitu"><text:span text:style-name="T10">(wybor bez znaczenia)</text:span></text:span></text:p>
      <text:p text:style-name="Normalny"/>
      <text:p text:style-name="Normalny"><text:span text:style-name="Domyślna_20_czcionka_20_akapitu"><text:span text:style-name="T9">glownabohaterka Patrzę z politowaniem na twoje przechwałki.</text:span></text:span></text:p>
      <text:p text:style-name="Normalny"/>
      <text:p text:style-name="Normalny"><text:span text:style-name="Domyślna_20_czcionka_20_akapitu"><text:span text:style-name="T9">Malfoy Patrzcie kogo my tu mamy. Masz cięty język. Możesz sobie gadać zdrów, ale i tak przemawia przez Ciebie zazdrość.</text:span></text:span></text:p>
      <text:p text:style-name="Normalny"/>
      <text:p text:style-name="Normalny"><text:span text:style-name="Domyślna_20_czcionka_20_akapitu"><text:span text:style-name="T9">glownabohaterka Chyba coś Ci się pomyliło, kobieto.</text:span></text:span></text:p>
      <text:p text:style-name="Normalny"/>
      <text:p text:style-name="Normalny"/>
      <text:p text:style-name="Normalny"><text:span text:style-name="Domyślna_20_czcionka_20_akapitu"><text:span text:style-name="T6">Malfoy: Dostrzegłam to. Te spojrzenie. Spojrzenie pełne zazdrości. Mnie nie zwiedziesz.</text:span></text:span></text:p>
      <text:p text:style-name="Normalny"/>
      <text:p text:style-name="Normalny"><text:span text:style-name="Domyślna_20_czcionka_20_akapitu"><text:span text:style-name="T6">Malfoy Masz czego mi zazdrościć, moja droga. Patrząc na Ciebie uważam, że i bez tego wszystkiego jestem lepsza od Ciebie. Wydajesz się być zdeterminowana, ale ja i tak będe górą.</text:span></text:span></text:p>
      <text:p text:style-name="Normalny"/>
      <text:p text:style-name="Normalny"><text:span text:style-name="Domyślna_20_czcionka_20_akapitu"><text:span text:style-name="T6">glownabohaterka Daj sobie na wstrzymanie, ok? Możesz sobie gadać zdrów, ale mnie to nie obchodzi. Jesteś tylko mocna w gębie.</text:span></text:span></text:p>
      <text:p text:style-name="Normalny"/>
      <text:p text:style-name="Normalny"><text:span text:style-name="Domyślna_20_czcionka_20_akapitu"><text:span text:style-name="T6">Malfoy Tak uważasz? Widzę, że mamy tutaj bojowniczkę. Mam pomysł. Zalóżmy się.</text:span></text:span></text:p>
      <text:p text:style-name="Normalny"/>
      <text:p text:style-name="Normalny"><text:span text:style-name="Domyślna_20_czcionka_20_akapitu"><text:span text:style-name="T6">glownabohaterka Hę? Jaki zakład?</text:span></text:span></text:p>
      <text:p text:style-name="Normalny"/>
      <text:p text:style-name="Normalny"><text:span text:style-name="Domyślna_20_czcionka_20_akapitu"><text:span text:style-name="T6">Malfoy O to, kto będzie miał lepszą średnią na koniec semestru.</text:span></text:span></text:p>
      <text:p text:style-name="Normalny"/>
      <text:p text:style-name="Normalny"><text:span text:style-name="Domyślna_20_czcionka_20_akapitu"><text:span text:style-name="T6">glownabohaterka To trochę dziecinne. Jaka niby miałaby być nagroda.</text:span></text:span></text:p>
      <text:p text:style-name="Normalny"/>
      <text:p text:style-name="Normalny"><text:span text:style-name="Domyślna_20_czcionka_20_akapitu"><text:span text:style-name="T6">Malfoy Jeśli wygrasz, przyznam, że jesteś ode mnie lepsza i dam Ci spokój do konca studiów. Może nawet jakiś projekt grupowy razem zrobimy.</text:span></text:span></text:p>
      <text:p text:style-name="Normalny"/>
      <text:p text:style-name="Normalny"><text:span text:style-name="Domyślna_20_czcionka_20_akapitu"><text:span text:style-name="T6">glownabohaterka Zabawne. Co jeśli ty wygrasz?</text:span></text:span></text:p>
      <text:p text:style-name="Normalny"/>
      <text:p text:style-name="Normalny"><text:span text:style-name="Domyślna_20_czcionka_20_akapitu"><text:span text:style-name="T6">Malfoy To proste. Udowodnię swoją wyższość i to, że nie jesteś godzien zainteresowania. Coś czuję, że porażka dla każdej z nas będzie bolesna a wygrana słodkim triumfem.</text:span></text:span></text:p>
      <text:p text:style-name="Normalny"/>
      <text:p text:style-name="Normalny"><text:span text:style-name="Domyślna_20_czcionka_20_akapitu"><text:span text:style-name="T6">*Malfoy To jak? Zakładamy się?</text:span></text:span></text:p>
      <text:p text:style-name="Normalny"/>
      <text:p text:style-name="Normalny"><text:span text:style-name="Domyślna_20_czcionka_20_akapitu"><text:span text:style-name="T10">a)tak</text:span></text:span></text:p>
      <text:p text:style-name="Normalny"><text:soft-page-break/><text:span text:style-name="Domyślna_20_czcionka_20_akapitu"><text:span text:style-name="T9">b)nie</text:span></text:span></text:p>
      <text:p text:style-name="Normalny"/>
      <text:p text:style-name="Normalny"><text:span text:style-name="Domyślna_20_czcionka_20_akapitu"><text:span text:style-name="T10">glownabohaterka Niech Ci będzie. Skoro myślisz, że możesz ze mną rywalizować to próbuj. Nie bronię Ci.</text:span></text:span></text:p>
      <text:p text:style-name="Normalny"/>
      <text:p text:style-name="Normalny"><text:span text:style-name="Domyślna_20_czcionka_20_akapitu"><text:span text:style-name="T9">glownabohaterka Nie mam po co się zakładać. Nie jesteś godna by ze mną konkurować.</text:span></text:span></text:p>
      <text:p text:style-name="Normalny"/>
      <text:p text:style-name="Normalny"><text:span text:style-name="Domyślna_20_czcionka_20_akapitu"><text:span text:style-name="T9">Malfoy Czcze gadanie. Widzę, że najwyraźniej boisz się ze mną zmierzyć.</text:span></text:span></text:p>
      <text:p text:style-name="Normalny"/>
      <text:p text:style-name="Normalny"><text:span text:style-name="Domyślna_20_czcionka_20_akapitu"><text:span text:style-name="T9">glownabohaterka Kogo jak kogo, ale Ciebie nie zamierzam się bać.</text:span></text:span></text:p>
      <text:p text:style-name="Normalny"/>
      <text:p text:style-name="Normalny"><text:span text:style-name="Domyślna_20_czcionka_20_akapitu"><text:span text:style-name="T9">Malfoy To udowodnij to. Samymi słowami raczej tego nie zrobisz</text:span></text:span></text:p>
      <text:p text:style-name="Normalny"/>
      <text:p text:style-name="Normalny"><text:span text:style-name="Domyślna_20_czcionka_20_akapitu"><text:span text:style-name="T9">(powrot do wyboru odpowiedzi, czyli tekstu *)</text:span></text:span></text:p>
      <text:p text:style-name="Normalny"/>
      <text:p text:style-name="Normalny"><text:span text:style-name="Domyślna_20_czcionka_20_akapitu"><text:span text:style-name="T11">(jezeli postac 3 razy odmowi)</text:span></text:span></text:p>
      <text:p text:style-name="Normalny"/>
      <text:p text:style-name="Normalny"><text:span text:style-name="Domyślna_20_czcionka_20_akapitu"><text:span text:style-name="T11">glownabohaterka Zaczynasz mnie denerwować. Jeżeli w końcu zdecyduję się na ten zakład to przestaniesz?</text:span></text:span></text:p>
      <text:p text:style-name="Normalny"/>
      <text:p text:style-name="Normalny"><text:span text:style-name="Domyślna_20_czcionka_20_akapitu"><text:span text:style-name="T11">Malfoy Mi tam nie zależy aż tak. Po prostu nie nawidzę ludzi, którzy boja się sprawdzić swoje umiejętności!</text:span></text:span></text:p>
      <text:p text:style-name="Normalny"/>
      <text:p text:style-name="Normalny"><text:span text:style-name="Domyślna_20_czcionka_20_akapitu"><text:span text:style-name="T11">glownabohaterka Dobra, już dobra. Zgadzam sę. Zetrę ten durny uśmiech z Twojej twarzy.</text:span></text:span></text:p>
      <text:p text:style-name="Normalny"/>
      <text:p text:style-name="Normalny"><text:span text:style-name="Domyślna_20_czcionka_20_akapitu"><text:span text:style-name="T6">Malfoy Hahahahahaha. No to ustalone. Pozwól, że zdradze Ci, kim jestem. Nazywam się Draco Malfoy i wiedz, że ze mną tak łatwo nie wygrasz.</text:span></text:span></text:p>
      <text:p text:style-name="Normalny"/>
      <text:p text:style-name="Normalny"><text:span text:style-name="Domyślna_20_czcionka_20_akapitu"><text:span text:style-name="T6">glownabohaterka Ja jestem [imie] Kowalska. Już Ci współczuje przegranej.</text:span></text:span></text:p>
      <text:p text:style-name="Normalny"/>
      <text:p text:style-name="Normalny"><text:span text:style-name="Domyślna_20_czcionka_20_akapitu"><text:span text:style-name="T6">OpiekunRoku: Pani Kowalska, do mnie!</text:span></text:span></text:p>
      <text:p text:style-name="Normalny"/>
      <text:p text:style-name="Normalny"><text:span text:style-name="Domyślna_20_czcionka_20_akapitu"><text:span text:style-name="T6">Malfoy: Wołają Cię. No to do zobaczenia na zajęciach "rywalko". Tylko nie chwal się bardzo, że się założyłyśmy. Wieść o tym, że zadaję się z taką ofiarą zepsuje mi reputację. Hahahahahha.</text:span></text:span></text:p>
      <text:p text:style-name="Normalny"/>
      <text:p text:style-name="Normalny"><text:span text:style-name="Domyślna_20_czcionka_20_akapitu"><text:span text:style-name="T6">glownabohaterka W co ja się wpakowałam. No nic. Muszę stawić temu czoła. Nie będzie sobie gówniara pozwalać.</text:span></text:span></text:p>
      <text:p text:style-name="Normalny"/>
      <text:p text:style-name="Normalny"><text:span text:style-name="Domyślna_20_czcionka_20_akapitu"><text:span text:style-name="T6">OpiekunRoku Proszę tylko podpis i legitymacja jest już pani.</text:span></text:span></text:p>
      <text:p text:style-name="Normalny"/>
      <text:p text:style-name="Normalny"><text:span text:style-name="Domyślna_20_czcionka_20_akapitu"><text:span text:style-name="T6">glownabohaterka Dobrze, już podpisuję.</text:span></text:span></text:p>
      <text:p text:style-name="Normalny"/>
      <text:p text:style-name="Normalny"><text:span text:style-name="Domyślna_20_czcionka_20_akapitu"><text:span text:style-name="T6">(odglos pisania)</text:span></text:span></text:p>
      <text:p text:style-name="Normalny"/>
      <text:p text:style-name="Normalny"><text:span text:style-name="Domyślna_20_czcionka_20_akapitu"><text:span text:style-name="T6">OpiekunRoku Oto legitymacja studencka. Powodzenia w studiowaniu i do zobaczenia w poniedziałek.</text:span></text:span></text:p>
      <text:p text:style-name="Normalny"/>
      <text:p text:style-name="Normalny"><text:span text:style-name="Domyślna_20_czcionka_20_akapitu"><text:span text:style-name="T6">glownabohaterka Dziękuję....napewno się przyda....</text:span></text:span></text:p>
      <text:p text:style-name="Normalny"><text:soft-page-break/></text:p>
      <text:p text:style-name="Normalny"><text:span text:style-name="Domyślna_20_czcionka_20_akapitu"><text:span text:style-name="T6">glownabohaterka Mam już dość tego dnia. Lecz prawdziwy koszmar zacznie sę w poniedziałek. Nie daruję tej babie, że już zrujnowała mi studia. Pokażę na co mnie stać.</text:span></text:span></text:p>
      <text:p text:style-name="Normalny"/>
      <text:p text:style-name="Normalny"><text:span text:style-name="Domyślna_20_czcionka_20_akapitu"><text:span text:style-name="T6">glownabohaterka Najpierw jednak wrócę do wygodnego wyrka. Wstawanie o tak wczesnej porze jest nieludzkie.</text:span></text:span></text:p>
      <text:p text:style-name="Normalny"/>
      <text:p text:style-name="P2">--------------------------------------------------------------------------------------------------------------------</text:p>
      <text:p text:style-name="P2"/>
      <text:p text:style-name="P2">Rozdział 2 Tydzien pierwszy</text:p>
      <text:p text:style-name="P2"/>
      <text:p text:style-name="P2">Poniedziałek</text:p>
      <text:p text:style-name="P2"/>
      <text:p text:style-name="P2">(tlo-miasto)</text:p>
      <text:p text:style-name="P2"/>
      <text:p text:style-name="P2">glownabohaterka Kurde....mam nadzieję, że się nie spóźnię! Kto wymyslił zajęcia w poniedziałek na 8 rano?</text:p>
      <text:p text:style-name="P2"/>
      <text:p text:style-name="P2">glownabohaterka Obym tylko zdążyła. Jeszcze tego by brakowało, żeby ta zołza śmiała się ze mnie z powodu spóźnienia.</text:p>
      <text:p text:style-name="P2"/>
      <text:p text:style-name="P2">glownabohaterka Co ja biedna myślałam, by dać się wrobić w ten nieszczęsny zakład. Czyżbym nie potrafiła panować nad swoimi emocjami?</text:p>
      <text:p text:style-name="P2"/>
      <text:p text:style-name="P2">glownabohaterka Nie dam jej satysfakcji. Nie będę reagować na jej zaczepki. Pokonam ją i udowodnię, że nie potrzeba być z wielkiego domu by radzić sobie w życiu.</text:p>
      <text:p text:style-name="P2"/>
      <text:p text:style-name="P2">(jezeli da rade to dobre bylyby tu drzwi w tle, jak je nacisniesz to otwieraja sie i pojawia sie tlo uczelni) <text:span text:style-name="T12">(POJEBAŁO CIĘ DO RESZTY???)</text:span></text:p>
      <text:p text:style-name="P2"/>
      <text:p text:style-name="P2">glownabohaterka No nareszcie. Zdążyłam na styk. Biegusiem do sali wykładowej.</text:p>
      <text:p text:style-name="P2"/>
      <text:p text:style-name="P2">Opiekun Witajcie, moi mili. Pozwólcie, że przedstawię się tym, których nie było na immatrykulacj. Nazywam się Matylda Kostrzewska i będę miała z wami Podstawy Programowania.</text:p>
      <text:p text:style-name="P2"/>
      <text:p text:style-name="P2">Opiekun Zasady zaliczenia przedmiotu są proste. Na każdych zajęciach(nie licząc tych) będzie króciutka kartkówka z ostatniego wykładu. Łącznie będzie ich 4.</text:p>
      <text:p text:style-name="P2"/>
      <text:p text:style-name="P2">Opiekun <text:s/>Jeżeli będziecie mieli minimum 2 zaliczone to będziecie mogli podejść do egzaminu. W innym razie będziecie musieli ten przedmiot powtarzać.</text:p>
      <text:p text:style-name="P2"/>
      <text:p text:style-name="P2">RandomStudent1 To niemożliwe! Kto wymyślał te zasady?</text:p>
      <text:p text:style-name="P2"/>
      <text:p text:style-name="P2">RandomStudent2 To nie do pomyślenia. Jesteśmy dopiero na pierwszym semestrze....</text:p>
      <text:p text:style-name="P2"/>
      <text:p text:style-name="P2">Opiekun Widzę, że nie za bardzo cieszycie się z tych reguł. Uwierzcie mi, że są one tylko da waszego dobra. Chodzi o motywację!</text:p>
      <text:p text:style-name="P2"><text:soft-page-break/></text:p>
      <text:p text:style-name="P2">Opiekun Umiejętność programowania jest najważniejsza dla informatyka. Dlatego chcę żebyście przyłożyli się do nauki tego przedmiotu. Tutaj nie ma miejsca dla leniów.</text:p>
      <text:p text:style-name="P2"/>
      <text:p text:style-name="P2">glownabohaterka No i to rozumiem. To jest konkretna kobieta. Mam nadzieję, że dużo się od niej nauczę.</text:p>
      <text:p text:style-name="P2"/>
      <text:p text:style-name="P2">Opiekun Nie martwcie się na zapas. Postaram się z wami wszystko na spokojnie przerobić. Głęboko wierzę, że każde z was sobie poradzi.</text:p>
      <text:p text:style-name="P2"/>
      <text:p text:style-name="P2"><text:s/>Opiekun Na dzisiejszych zajęciach zrobimy wstęp do języka C. Edukację w dziedzinie programowania najlepiej zacząć właśnie od niego albo Pascala. Na tej uczelni jednak uważamy, że język C bardziej was przygotuje do dalszego przygody z programowaniem.</text:p>
      <text:p text:style-name="P2"/>
      <text:p text:style-name="P2">Opiekun Rozumiem, że możemy zacząć.</text:p>
      <text:p text:style-name="P2"/>
      <text:p text:style-name="P2">Tak.....</text:p>
      <text:p text:style-name="P2"/>
      <text:p text:style-name="P2">Opiekun No to świetnie! Zaczynamy zajęcia!</text:p>
      <text:p text:style-name="P3">---------(temat lekcji: historia i cechy jezyka C, typy zmiennych, podstawy algorytmow-grafy, hello world, wprowadzanie danych, instrukcja IF)---------------------------------------------------------</text:p>
      <text:p text:style-name="P2"/>
      <text:p text:style-name="P2">glownabohaterka Wow...to był potężny wykład. Widać kobieta ma pasję do programowania. To się ceni.</text:p>
      <text:p text:style-name="P2"/>
      <text:p text:style-name="P2">Malfoy Hej, Kowalska! Jak tam po pierwszym wykładzie? Już nie dajesz sobie rady?</text:p>
      <text:p text:style-name="P2"/>
      <text:p text:style-name="P5">a) Rozmawiaj</text:p>
      <text:p text:style-name="P7">b) Spław ją</text:p>
      <text:p text:style-name="P2"/>
      <text:p text:style-name="P5">glownabohaterka Widzę, że się bardzo o mnie martwisz. Niepotrzebnie. Nie mogłabym być gorsza od kogoś takiego jak Ty!</text:p>
      <text:p text:style-name="P5"/>
      <text:p text:style-name="P5">Malfoy Hahahahaha. Gadkę to Ty masz niezłą. Oby Twoje wyniki były takie same.</text:p>
      <text:p text:style-name="P5"/>
      <text:p text:style-name="P5">(odglos chodu)</text:p>
      <text:p text:style-name="P2"/>
      <text:p text:style-name="P7">glownabohaterka Daj mi spokój kobieto. <text:s/>Nie chcę mi się z Tobą gadać.</text:p>
      <text:p text:style-name="P8"/>
      <text:p text:style-name="P7">Malfoy Hahhaha. <text:s/>Chyba jednak coś jest na rzeczy. Zaczynam wygrywać a nawet się nie staram.</text:p>
      <text:p text:style-name="P7"/>
      <text:p text:style-name="P7">(odglos chodu)</text:p>
      <text:p text:style-name="P2"/>
      <text:p text:style-name="P2">glownabohaterka Ta kobieta zawsze musi mi psuć humor. Ehh...dobra wracam do domu. Muszę się odstresować. </text:p>
      <text:p text:style-name="P2"/>
      <text:p text:style-name="P2"><text:soft-page-break/>glownabohaterka Ciężko mi się będzie z kimś zakumplować, jeżeli ona wciąż będzie to robić. Niech ten zakład już się skończy...</text:p>
      <text:p text:style-name="P2"/>
      <text:p text:style-name="P2">----Wtorek</text:p>
      <text:p text:style-name="P2"/>
      <text:p text:style-name="P2">(zdjecie parku)</text:p>
      <text:p text:style-name="P2"/>
      <text:p text:style-name="P2">glownabohaterka Przynajmniej zajęcia nie są na 8 rano. Spokojnie sobie dotrę na zajęcia.</text:p>
      <text:p text:style-name="P2"/>
      <text:p text:style-name="P2">glownabohaterka Podstawy elektroniki, hę. <text:s/>Pamiętam tylko, że na fizyce miałam rzeczy z prądu elektrycznego, ale to tyle. Nie wiem, czy będzie mi to potrzebne do życia.</text:p>
      <text:p text:style-name="P2"/>
      <text:p text:style-name="P2">glownabohaterka Może w następnych semestrach będziemy projektować i programować układy elektroniczne? Nie byłam nigdy dobra w robótkach ręcznych. Oj będzie ciężko.</text:p>
      <text:p text:style-name="P2"/>
      <text:p text:style-name="P2">glownabohaterka Pamiętaj to co Ci powiedział kiedyś tata.</text:p>
      <text:p text:style-name="P2"/>
      <text:p text:style-name="P2">(zdjecie pokoju + <text:s/>moze jakis dzwiek przejscia bo to bedzie retrospekcja, mozna tez jakis brazowy filtr dac)</text:p>
      <text:p text:style-name="P2"/>
      <text:p text:style-name="P2">Ojciec Nie ważne co będzie w przyszłości. Skup się na tym to co tu i teraz. Reszta przyjdzie w swoim czasie.</text:p>
      <text:p text:style-name="P2"/>
      <text:p text:style-name="P2">(zdjecie parku + moze jakis dzwiek przejscia bo to koniec retrospekcji)</text:p>
      <text:p text:style-name="P2"/>
      <text:p text:style-name="P2">glownabohaterka Mój tata mógły pisać książki z mądrościami w stylu Paulo Coelho. Dobra, wchodzimy.</text:p>
      <text:p text:style-name="P2"/>
      <text:p text:style-name="P2">(jezeli da rade to dobre bylyby tu drzwi w tle, jak je nacisniesz to otwieraja sie i pojawia sie tlo uczelni)</text:p>
      <text:p text:style-name="P2"/>
      <text:p text:style-name="P2">glownabohaterka Za dużo się nie nachodzę. Sala jest dosyć blisko.</text:p>
      <text:p text:style-name="P2"/>
      <text:p text:style-name="P2">Dziekan Z moim zdrowiem wszystko w porządku. Lepiej mi powiedz co słychać u Andrzeja?</text:p>
      <text:p text:style-name="P2"/>
      <text:p text:style-name="P2">Malfoy Och, z tatą wszystko dobrze. Obecnie pojechał na tygodniową delegację do Tokio. Jego firma otwiera się na rynek wschodni. W ciągu 5 lat planowane jest stworzenie trzech oddziałów w Japonii.</text:p>
      <text:p text:style-name="P2"/>
      <text:p text:style-name="P2">Dziekan Hahahaha, cały on. Zawsze miał głowę do zarządzania. Trochę brakuje mi go na uczelni, ale skoro realizuje się tam, gdzie czuje się najlepiej to mogę mu tylko życzyć powodzenia.</text:p>
      <text:p text:style-name="P2"/>
      <text:p text:style-name="P2">Malfoy Napewno przekażę mu te słowa. Ucieszy się, że go tu pamiętają.</text:p>
      <text:p text:style-name="P2"/>
      <text:p text:style-name="P2">Dziekan Oczywiście, że pamiętam. Jego firma po części finansuje naszą uczelnię. Dzieki niemu w tym roku otworzyliśmy 5 zaawansowanych pracowni. <text:s/>Złoty człowiek z niego.</text:p>
      <text:p text:style-name="P2"><text:soft-page-break/>Dziekan O, to już ta godzina. Trzeba zacząć już zajęcia. Wchodzimy, studenciaki, Wchodzimy, hehehe.</text:p>
      <text:p text:style-name="P2"/>
      <text:p text:style-name="P2">glownabohaterka Oho, dodatkowo jej ojciec jest sponsorem. Naprawdę szkoda, zę nie dostałam się do tamtej uczelni.</text:p>
      <text:p text:style-name="P2"/>
      <text:p text:style-name="P2">Malfoy Elo, słabiaro. Masz jakiś problem?</text:p>
      <text:p text:style-name="P2"/>
      <text:p text:style-name="P5">a)reagujesz</text:p>
      <text:p text:style-name="P7">b)idziesz do sali</text:p>
      <text:p text:style-name="P2"/>
      <text:p text:style-name="P5">glownabohaterka Żaden. Patrzę z politowaniem na Twój wielce zadufany nos. Jeszcze więcej wywyższania się i osiągnie on rozmiary piłki tenisowej.</text:p>
      <text:p text:style-name="P5"/>
      <text:p text:style-name="P5">Malfoy Grrr....jesteś mocna tylko w gębie. Daruj sobie riposty i bardziej skup się na nauce.</text:p>
      <text:p text:style-name="P5"/>
      <text:p text:style-name="P5">glownabohaterka Haha. Nie umiesz odszczekać, więc punkt idzie do mnie. Wchodźmy do sali. Jeżeli masz mnie pokonać to lepiej byś uważała na zajęciach.</text:p>
      <text:p text:style-name="P2"/>
      <text:p text:style-name="P5">Malfoy ...</text:p>
      <text:p text:style-name="P2"/>
      <text:p text:style-name="P7">glownabohaterka ...</text:p>
      <text:p text:style-name="P7"/>
      <text:p text:style-name="P7">Malfoy Muszę Ci jakiś pseudonim wymyślić. Nie możesz mnie ciągle ignorować, hahaha. </text:p>
      <text:p text:style-name="P7"/>
      <text:p text:style-name="P9">(tlo sali wykladowej)</text:p>
      <text:p text:style-name="P7"/>
      <text:p text:style-name="P9">Rektor Witajcie, drodzy studenci. My się już znamy(a napewno Ci co byli na inauguracji hehehe) ale przedstawię się wam jeszcze raz. Nazywam się Stanisław Meister <text:s/>i będę miał z Wami w tym semestrze zajęcia z Podstaw elektroniki.</text:p>
      <text:p text:style-name="P9"/>
      <text:p text:style-name="P9">Random1 Z wielką szychą mamy te zajęcia. Będzie ciekawie.</text:p>
      <text:p text:style-name="P9"/>
      <text:p text:style-name="P9">Random2 O czym Ty mówisz?</text:p>
      <text:p text:style-name="P9"/>
      <text:p text:style-name="P9">Random1 Widać, że mało Cię obchodzi świat zawodowy, ziom. Ekipa Meistera ma na swoim koncie wiele <text:s/>interesujących patentów. Z tego co słyszałem to sam Meister pomagał przy tworzeniu niebieskiego laseru.</text:p>
      <text:p text:style-name="P9"/>
      <text:p text:style-name="P9">Random3 Wow, to niesamowite. Ta uczelnia ma dużo ciekawych ludzi. Czym się obecnie zajmują.</text:p>
      <text:p text:style-name="P9"/>
      <text:p text:style-name="P9">Random1 Z tego co pamiętam, to pracują nad własnym procesorem grafenowym, jako odpowiedź na procesor IBMu.</text:p>
      <text:p text:style-name="P9"/>
      <text:p text:style-name="P9">Random2 Tacy ludzie tylko inspirują do większego zaangażowania się w naukę...</text:p>
      <text:p text:style-name="P9"/>
      <text:p text:style-name="P9"><text:soft-page-break/>Rektor Zapewne wielu z Was zastanawia się po co ten kierunek ma taki przedmiot. By c może traktują go jako wypełniacz albo sposób na ograniczenie listy studentów.</text:p>
      <text:p text:style-name="P9">Rektor Ci, którzy tak myślą są oczywiście w błędzie. <text:s/>Informatyka jest bardzo szeroką dziedziną. Każdy z Was na pewnym etapie zdcecyduje w jakim kierunku będzie się dalej kształcić, ale nauka podstaw Wam pomoże.</text:p>
      <text:p text:style-name="P9"/>
      <text:p text:style-name="P9">Rektor Dzięki takim przedmiotom jak ten będziecie mogli zdecydować co Was bardziej rajcuje w informatyce. Osobiście też uważam, że znanie podstaw elektroniki jest obowiązkowe dla tych co z nią pracują.</text:p>
      <text:p text:style-name="P9"/>
      <text:p text:style-name="P2">Nie martwcie się też o poziom trudności. Dopiero na odpowiednich specjalizacjach bardziej się zagłębicie w ten temat. Dlatego radziłbym Wam na spokojnie podejść do tego przedmiotu.</text:p>
      <text:p text:style-name="P2"/>
      <text:p text:style-name="P2">Zasady zaliczenia są proste: nie robię żadnych kartkówek w trakcie wykładu. Istnieje tylko jedno kolokwium na koniec semestru. Tylko te rzeczy co będą na wykładzie. Nie wymagam od Was nadprogramowej wiedzy. To dopiero pierwszy semestr.</text:p>
      <text:p text:style-name="P2"/>
      <text:p text:style-name="P2">glownabohaterka Widać, że człowiek jest konkretny i rozumiejący studentów. Już mi się to podoba.</text:p>
      <text:p text:style-name="P2"/>
      <text:p text:style-name="P2">Rektor Dodatkowo będę sprawdzał obecność na wykładzie. Jeśli będziecie mieli obecność na wszystkich to automatycznie 3. Ci, którzy chcą większą ocenę lub lubią dłużej pospać będą musieli napisać kolokwium.</text:p>
      <text:p text:style-name="P2"/>
      <text:p text:style-name="P2">RAndom1 O kurde, ale super. Pochodzę na wykłady i ideolo. Trójeczka murowana!</text:p>
      <text:p text:style-name="P2"/>
      <text:p text:style-name="P2">Rektor Jest tylko mały haczyk. Jeśli podejdziecie do kolokwium to ta gwarantowana trójka zanika. Jeżeli nie zaliczycie kolokwium do dostajecie 2 zamiast 3.</text:p>
      <text:p text:style-name="P2"/>
      <text:p text:style-name="P2">Random2 Jejku, teraz tak trochę odechciało mi się walczyć o więcej.</text:p>
      <text:p text:style-name="P2"/>
      <text:p text:style-name="P2">glownabohaterka Hmm...zastanawiam się jak powinnam postąpić. No nic, pomyślę o tym później.</text:p>
      <text:p text:style-name="P2"/>
      <text:p text:style-name="P2">Rektor Robię to z tego powodu, że chcę Was czegoś dodatkowego nauczyć. Jeśli chcecie wyjść poza tłum zawsze narażacie się na pewne ryzyko. Musicie umieć oceniać swoje możliwości. To Wam się przyda w dorosłym życiu.</text:p>
      <text:p text:style-name="P2"/>
      <text:p text:style-name="P2">glownabohaterka To rzeczywiście ma sens. Ten Meister dobrze sobie to przemyślał. Widać, że zależy mu na Nas...</text:p>
      <text:p text:style-name="P2"/>
      <text:p text:style-name="P2">Rektor Będziecie zadowoleni z tego co macie, czy wyjdziecie ze swojej strefy komfortu i spróbujecie osiągnąć coś więcej. Ambicja to niebezpieczna rzecz. Trzeba z nią uważać. Ci, którzy to potrafią, osiągną wiele w życiu.</text:p>
      <text:p text:style-name="P2"/>
      <text:p text:style-name="P2">Rektor Wybaczcie, że się tak zagadałem. No nic, zacznijmy prawdziwe zajęcia.</text:p>
      <text:p text:style-name="P2"><text:soft-page-break/></text:p>
      <text:p text:style-name="P2">---------------------------------------dodokonczenia-------------------------------------------------------------</text:p>
      <text:p text:style-name="P2">(zdjecie korytarza)</text:p>
      <text:p text:style-name="P2">glownabohaterka Wow, to było coś ekstra. Zaczynam uwielbiać tego wykładowcę. Dzięki temu wykładowi wreszcie zdecydowałam co zrobię.</text:p>
      <text:p text:style-name="P2"/>
      <text:p text:style-name="P2">glownabohaterka Będę starać się chodzić na wszystkie wykłady i zgarnąć najwyższą ocenę z tego przedmiotu.</text:p>
      <text:p text:style-name="P2"/>
      <text:p text:style-name="P2">Marta Hejka. Malfoy, tak? Ja jestem Marta. Chciałabym Cię prosić o pomoc. Trochę nie ogarniam tego programowania i myślałam, ze może pomogłabyś mi w zrozumieniu tego.</text:p>
      <text:p text:style-name="P2"/>
      <text:p text:style-name="P2">Marta Widziałam jak dobrze radziłaś sobie na wykładach. Oczywiście odwdzięczyłabym się...</text:p>
      <text:p text:style-name="P2"/>
      <text:p text:style-name="P2">Malfoy Co? Hahhahahhaha. Takie proste rzeczy i ich nie ogarniasz? Co Ty robisz na tych studiach kobieto? Może powinnaś się przepisać na pedagogikę?</text:p>
      <text:p text:style-name="P2"/>
      <text:p text:style-name="P2">Marta Dopiero zaczynam swoją przygodę z informatyką. Jeśli nie chcesz mi pomóc to wystarczyło powiedzieć nie. Nie musisz być taka niemiła.</text:p>
      <text:p text:style-name="P2"/>
      <text:p text:style-name="P2">Malfoy Oczywiście, że nie chcę. Po pierwsze, nie mam zamiaru użerać się z takimi nieogarami. Po drugie, nie <text:s/>byłoby Cię stać na moje korepetycje.</text:p>
      <text:p text:style-name="P2"/>
      <text:p text:style-name="P2">Marta Jesteś zepsutą osobą, Malfoy.</text:p>
      <text:p text:style-name="P2"/>
      <text:p text:style-name="P2">Malfoy Mogę być. Przynajmniej nie jestem takim nieukiem jak Ty. Na kogoś takiego czekają tylko wózki widłowe a nie poważana uczelnia. Spadaj, bo jeszcze Twoja głupota na mnie przejdzie.</text:p>
      <text:p text:style-name="P2"/>
      <text:p text:style-name="P2">Marta Chlip....Jak ona śmiała....Chlip. Nikt mnie w życiu jeszcze tak nie potraktował....</text:p>
      <text:p text:style-name="P2"/>
      <text:p text:style-name="P2">glownabohaterka Matko...co za potwór jest z tej dziewczyny. Nie każdy musi być super inteligentny jak ona. Co powinnam zrobić?</text:p>
      <text:p text:style-name="P2">/*/*/*/**/*/*/*/*/*/*/*/*/*/*/*/*/*/*/*/*/*/*/**/*/****/*/*/*/*/**/*//*</text:p>
      <text:p text:style-name="P5">a)uspokajasz Martę</text:p>
      <text:p text:style-name="P7">b)idziesz do domu</text:p>
      <text:p text:style-name="P2"/>
      <text:p text:style-name="P5">glownabohaterka Nawet nie powinnam się nad tym zastanawiać. Trzeba ją jakoś pocieszyć.</text:p>
      <text:p text:style-name="P5"/>
      <text:p text:style-name="P5">glownabohaterka Hej. Jesteś Marta, tak? Nie przejmuj się tą jędzą. Ona jest taka dla wszystkich. Nawet ja poczułam na sobie kim ona jest.</text:p>
      <text:p text:style-name="P5"/>
      <text:p text:style-name="P5">Marta Chlip...jak ona może sobie tak pozwalać? Ja wiem, że to moja wina, że nie ogarniam jeszcze wszystkiego. Tylko dlaczego musiała mnie tak potraktować.</text:p>
      <text:p text:style-name="P5"/>
      <text:p text:style-name="P5">glownabohaterka Chce się poczuć lepsza, tyle. Takimi ludźmi nie warto się przejmować. Ja Ci pomogę zrozumieć materiał.</text:p>
      <text:p text:style-name="P5"><text:soft-page-break/>MArta nie musisz się nade mną litować, serio. Dziękuję Ci za te słowa, ale to chyba nie ma sensu.</text:p>
      <text:p text:style-name="P5"/>
      <text:p text:style-name="P5">glownabohaterka Oczywiscie, ze jest sens. Od teraz będziemy siedzieć razem na wykładach i będę Ci pomagać. Jeżeli będzie trzeba to i po zajęciach Ci będę tłumaczyc.</text:p>
      <text:p text:style-name="P5"/>
      <text:p text:style-name="P5">glownabohaterka Pokażesz jej, że guzik wie o Tobie i jeszcze ją kiedyś zmasakrujesz. Nie możesz się mazać z jej powodu.</text:p>
      <text:p text:style-name="P5"/>
      <text:p text:style-name="P5">Marta Masz rację! Taka gnida nie zasługuje na moje łzy. Jeszcze zobaczy z kim zadarła. Dziękuję Ci za pomoc. Na pewno Ci się odwdzięczę. Jak się nazywasz?</text:p>
      <text:p text:style-name="P5"/>
      <text:p text:style-name="P5">glownabohaterka. Nazywam się [imie]. Już coś nas łączy. Też mam na pieńku z tą babą.</text:p>
      <text:p text:style-name="P5"/>
      <text:p text:style-name="P5">Marta. Widzę, że nie jestem jedyna. Jeszcze raz Ci dziękuję. Coś czuję, że to początek dobrej przyjaźni.</text:p>
      <text:p text:style-name="P5"/>
      <text:p text:style-name="P5">glownabohaterka Wiesz co, Marto? Czuję dokładnie to samo.</text:p>
      <text:p text:style-name="P2"/>
      <text:p text:style-name="P2"/>
      <text:p text:style-name="P7">glownabohaterka Nie wiem, czy jej potrafię pomóc. To chyba nie moja sprawa. Bidulka. Mam nadzieję, że sobie poradzi...</text:p>
      <text:p text:style-name="P7"/>
      <text:p text:style-name="P7">WAZNE!!!!!!</text:p>
      <text:p text:style-name="P7">Jezeli gracz nie pomoze Marcie to dalej jej dialogi i interakcja z graczem sie po prostu nie pojawiaja</text:p>
      <text:p text:style-name="P7"/>
      <text:p text:style-name="P2"/>
      <text:p text:style-name="P2">------Środa</text:p>
      <text:p text:style-name="P2"/>
      <text:p text:style-name="P2">(korytarz)</text:p>
      <text:p text:style-name="P2">glownabohaterka Mam nadzieję, że ta Marta już doszła do siebie. Ta Malfoy jest jakaś chora.</text:p>
      <text:p text:style-name="P2"/>
      <text:p text:style-name="P2">glownabohaterka Nie ogarniam tego człowieka. Wielka szkoda, że mam z nią zajęcia.</text:p>
      <text:p text:style-name="P2"/>
      <text:p text:style-name="P2">głównabohaterka Nienawidzę mieć zajęć od 8 rano. Poniedziałek już udowodnił to, że to źle na mnie wpływa.</text:p>
      <text:p text:style-name="P2"/>
      <text:p text:style-name="P2">(jezeli gracz nie pomogl MArcie)---------------------------------------------------------------------</text:p>
      <text:p text:style-name="P2"/>
      <text:p text:style-name="P2">glownabohaterka To dziwne, nie widzę Marty. Może nie mogła dzisiaj przyjść.</text:p>
      <text:p text:style-name="P2"/>
      <text:p text:style-name="P2">glownabohaterka No nic, lecę na zajęcia. Nie chcę się spóźnić.</text:p>
      <text:p text:style-name="P2">--------------------------------------------------------------------------------------------------------</text:p>
      <text:p text:style-name="P2"/>
      <text:p text:style-name="P2">Marta Hejka. Dzięki jeszcze raz za wczoraj. Ogarnęłam się i jestem gotowa na kolejne uczelniane wyzwania.</text:p>
      <text:p text:style-name="P2"><text:soft-page-break/></text:p>
      <text:p text:style-name="P2">glownabohaterka Tak trzymać. Cieszę się, że widzę Cię w takim stanie. Chodźmy, bo spóxnimi się na zajęcia.</text:p>
      <text:p text:style-name="P2"/>
      <text:p text:style-name="P2">Marta Dobrze, chodźmy.</text:p>
      <text:p text:style-name="P2"/>
      <text:p text:style-name="P2">(sala wykladowa)</text:p>
      <text:p text:style-name="P2"/>
      <text:p text:style-name="P2">Ikar Dzień dobry uczniownie. Proszę o zajęcie miejsc. Zaraz zaczynamy wykład.</text:p>
      <text:p text:style-name="P2"/>
      <text:p text:style-name="P2">Random1 Jejku, co to za gościu. Takiego wykładowcy jeszcze nie widziałeś.</text:p>
      <text:p text:style-name="P2"/>
      <text:p text:style-name="P2">Random2 Jest dopiero środa, ciołku. Wielu rzeczy na tych studiach jeszcze nie widziałeś.</text:p>
      <text:p text:style-name="P2"/>
      <text:p text:style-name="P2">Random1 Ale popatrz na niego i jego maniery. Zachowuje się jak automat.</text:p>
      <text:p text:style-name="P2"/>
      <text:p text:style-name="P2">Ikar Wydaje mi się, że już wszyscy przyszli. Chciałbym się Wam przedstawić. Jestem dr Grzegorz Ikar i prowadzę zajęcia z Teoretycznych Podstaw Informatyki.</text:p>
      <text:p text:style-name="P2"/>
      <text:p text:style-name="P2">Marta Nie wydaje Ci się, że on jest trochę...dziwny?</text:p>
      <text:p text:style-name="P2"/>
      <text:p text:style-name="Normalny">glownabohaterka Nie wiem jak to nazwać. Gościu ma jakąś dziwną....aurę czy coś...</text:p>
      <text:p text:style-name="Normalny"/>
      <text:p text:style-name="Normalny">(jezeli nie pomoglismy Marcie)-------------------------------------</text:p>
      <text:p text:style-name="Normalny"/>
      <text:p text:style-name="Normalny">glownabohaterka Gościu jest jakiś dziwny. Nie umiem tego określić słowami. Ma taką jakby....dziwną aurę....</text:p>
      <text:p text:style-name="Normalny">--------------------------------------------------------------------------------</text:p>
      <text:p text:style-name="Normalny">Ikar Moim zadaniem jest Was nauczyć tych rzeczy, które każdy, kto chce wiązać przyszłość z informatyką powinien wiedziec.</text:p>
      <text:p text:style-name="Normalny"/>
      <text:p text:style-name="Normalny">Random1 Czy każdy przedmiot nie powinien być taki, panie doktorze?</text:p>
      <text:p text:style-name="Normalny"/>
      <text:p text:style-name="Normalny">Ikar Mój przedmiot prawdopodobnie jest najważniejszy ze wszystkich na pierwszym semestrze. Bez podstaw, które poznacie tutaj nie poradzicie sobie z innymi przedmiotami.</text:p>
      <text:p text:style-name="Normalny"/>
      <text:p text:style-name="Normalny">Ikar Proszę też o nie przerywanie mi podczas wykładu. Kiedy będę chciał byście byli aktywni, dam Wam znać. Przerywanie mi oznacza koniec wykładu dla takiego delikwenta.</text:p>
      <text:p text:style-name="Normalny"/>
      <text:p text:style-name="Normalny">Ikar Moje zajęcia są nieobowiązkowe. Wy musicie je tylko zaliczyć. Nie musicie przychodzić. Ja poświęcam czas tylko dla tych, którzy poważnie traktują te studia.</text:p>
      <text:p text:style-name="Normalny"/>
      <text:p text:style-name="Normalny">glownabohaterka Koleś jest surowy. To chyba będzie najgorszy wykładowca na tym semestrze.</text:p>
      <text:p text:style-name="Normalny"/>
      <text:p text:style-name="Normalny">Ikar Zasady zaliczenia mojego przedmiotu są proste. Na trzecim wykładzie zrobię kartkówkę. Jeśli ją zaliczycie to możecie podejść do egzaminu. W innym przypadku powtarzacie przedmiot.</text:p>
      <text:p text:style-name="Normalny"/>
      <text:p text:style-name="Normalny">Random2 Matko, ten gościu jest za surowy dla nas....</text:p>
      <text:p text:style-name="Normalny"/>
      <text:p text:style-name="Normalny">Random3 Jak on nam to może robić?</text:p>
      <text:p text:style-name="Normalny"><text:soft-page-break/></text:p>
      <text:p text:style-name="Normalny">Ikar Ta kartkówka ma pokazać jedną rzecz: czy uczycie się na bieżąco. Temat nie będzie trudny. Tutaj chodzi tylko o sprawdzenie jakości waszego uczenia się.</text:p>
      <text:p text:style-name="Normalny"/>
      <text:p text:style-name="Normalny">Ikar Kiedyś ta kartkówka była niezapowiedziana, ale niewiele ludzi dzięki temu mogło podejść do egzaminu, więc szefostwo zadecydowało bym zmienił swój zwyczaj. <text:s/>Osobiście uważam, że tamta metoda była lepsza niż ta.</text:p>
      <text:p text:style-name="Normalny"/>
      <text:p text:style-name="Normalny">Ikar Jeżeli nie nauczycie się samodyscypliny to nie poradzicie sobie w świecie IT. Moim zadaniem jest nie tylko nauczyć Was teorii informatyki, ale też i podstawowych zasad dorosłego życia.</text:p>
      <text:p text:style-name="Normalny"/>
      <text:p text:style-name="Normalny">Marta W dużym skrócie jest to taki Meister tylko, że z odwrotnymi metodami, tak?</text:p>
      <text:p text:style-name="Normalny"/>
      <text:p text:style-name="Normalny">glownabohaterka Chyba lepiej bym tego nie nazwała</text:p>
      <text:p text:style-name="Normalny"/>
      <text:p text:style-name="Normalny">(jezeli nie pomoglismy Marcie)--------------------------------------</text:p>
      <text:p text:style-name="Normalny"/>
      <text:p text:style-name="Normalny">glownabohaterka Heh...czyli jest to taka odwrotność Meistera. Będzie grubo na jego zajęciach...</text:p>
      <text:p text:style-name="Normalny">----------------------------------------------------------------------------------------------------------------------------------</text:p>
      <text:p text:style-name="Normalny"/>
      <text:p text:style-name="Normalny">Ikar Mam nadzieję, że wszyscy zrozumieli to, co im teraz przekazałem Obyście na wykładach mieli też taki zrozumienie. Przejdźmy do tematu zajęć.</text:p>
      <text:p text:style-name="Normalny"/>
      <text:p text:style-name="Normalny">-------------------------------------------------------------------------dodokonczenia---------------------------------------</text:p>
      <text:p text:style-name="Normalny"/>
      <text:p text:style-name="Normalny">(korytarz)</text:p>
      <text:p text:style-name="Normalny"/>
      <text:p text:style-name="Normalny">(jezeli gracz nie pomogl Marcie)---------------------------------------------------------</text:p>
      <text:p text:style-name="Normalny"/>
      <text:p text:style-name="Normalny">glownabohaterka Ehh....co to były za zajęcia. Podejście tego gościa do studentów jest masakryczne. Dopiero początek dnia a już jestem zdenerwowana.</text:p>
      <text:p text:style-name="Normalny"/>
      <text:p text:style-name="Normalny">glownabohaterka Lepiej od razu ruszę na zajęcia. Nie chcę, by ta Malfoy jeszcze bardziej popsuła mi dzień.</text:p>
      <text:p text:style-name="Normalny"/>
      <text:p text:style-name="Normalny">glownabohaterka Jeśli ta Marta nie pojawi się jutro, to zainteresuje się tematem. Mam złe przeczucia...</text:p>
      <text:p text:style-name="Normalny">--------------------------------------------------------------------------------------------------</text:p>
      <text:p text:style-name="Normalny"/>
      <text:p text:style-name="Normalny">glownabohaterka Ehh....co to były za zajęcia. Podejście tego gościa do studentów jest masakryczne.</text:p>
      <text:p text:style-name="Normalny"/>
      <text:p text:style-name="Normalny">Marta Zgadzam się z Tobą. Muszę Ci się do czegoś przyznać. Mimo tego wszystkiego ogarniałam na tych zajęciach.</text:p>
      <text:p text:style-name="Normalny"/>
      <text:p text:style-name="Normalny">a)Naprawdę? JAk to? </text:p>
      <text:p text:style-name="Normalny">b) No ba. Wiedziałam, że zaczniesz sobie radzić</text:p>
      <text:p text:style-name="Normalny"/>
      <text:p text:style-name="Normalny">(Wybor niewazny )</text:p>
      <text:p text:style-name="Normalny"/>
      <text:p text:style-name="Normalny">Marta Hmm...myślę, że to dzięki Tobie. Poprawiłaś mi samoocenę. Zaczynam wierzyć, że będę sobie radzić.</text:p>
      <text:p text:style-name="Normalny"/>
      <text:p text:style-name="Normalny"><text:soft-page-break/>glownabohaterka I o to chodzi! Jestem z Ciebie dumna.</text:p>
      <text:p text:style-name="Normalny"/>
      <text:p text:style-name="Normalny">Malfoy Co ja tu słyszę? Czyżby niedorajda zaczęła sobie radzić?</text:p>
      <text:p text:style-name="Normalny"/>
      <text:p text:style-name="Normalny">MArta Odczep się ode mnie, Malfoy.</text:p>
      <text:p text:style-name="Normalny"/>
      <text:p text:style-name="Normalny">Malfoy Współczuję Ci, [imie], że musisz użerać się z kimś takim. Ile Ci zajęło by zrozumiała jak się pisze Hello world w C?</text:p>
      <text:p text:style-name="Normalny"/>
      <text:p text:style-name="Normalny">glownabohaterka Zapewne mniej niż Tobie. Zaczynasz mnie męczyć, kobieto. Weź zatruwaj życie komuś innemu.</text:p>
      <text:p text:style-name="Normalny"/>
      <text:p text:style-name="Normalny">Malfoy Biedactwa nie radzą sobie z prawdą. W pracy będziecie miały jeszcze gorzej. Lepiej od razu przepiszcie się na Zarządzanie zanim stres was do reszty zje hahahahaha.</text:p>
      <text:p text:style-name="Normalny"/>
      <text:p text:style-name="Normalny">Marta Mówiłaś, że z Toba też ma na pieńku. O co chodzi?</text:p>
      <text:p text:style-name="Normalny"/>
      <text:p text:style-name="Normalny">glownabohaterka Nic takiego. Wkurzała mnie swoja wyniosłością i tak wyszło, że się założyłyśmy. Tak która będzie miała lepsze oceny, wygra.</text:p>
      <text:p text:style-name="Normalny"/>
      <text:p text:style-name="Normalny">Marta W niezły bigos się wpakowałaś. Słyszałam, że ona jest na prawdę dobra. Będziesz miała ciężko.</text:p>
      <text:p text:style-name="Normalny"/>
      <text:p text:style-name="Normalny">glownabohaterka Dam sobie radę. Nie pozwolę, by dalej zachowywała się tak, jakby ta uczelnia była jej.</text:p>
      <text:p text:style-name="Normalny"/>
      <text:p text:style-name="Normalny">Marta Jeżeli ją pokonasz, to ona nie zniesie tej porażki. Wierzę, że dasz radę ją pokonać.</text:p>
      <text:p text:style-name="Normalny"/>
      <text:p text:style-name="Normalny">Marta Skoro postawiłaś sobie taki cel to chyba nie powinnam prosić Cię tak często o pomoc. Marnuję Twój czas, który mogłabyś spożytkować na nauce.</text:p>
      <text:p text:style-name="Normalny"/>
      <text:p text:style-name="P6">a)Masz rację</text:p>
      <text:p text:style-name="P4">b)Nie masz racji</text:p>
      <text:p text:style-name="Normalny"/>
      <text:p text:style-name="P6">glownabohaterka Masz chyba trochę racji, ale nie chcę zostawiać Cię na lodzie. Mam pomysł. Może będę Ci pomagać wtedy, kiedy ostatecznie nie będziesz sobie dawać rady.</text:p>
      <text:p text:style-name="P6"/>
      <text:p text:style-name="P6">glownabohaterka Dzięki temu poćwiczysz swoje zdolności i umiejętności rozwiązywania problemów.</text:p>
      <text:p text:style-name="P4"/>
      <text:p text:style-name="P4">glownabohaterka Zgłupiałaś? Możesz na mnie liczyć. Chcę byś Ty też utarła nosa tej Malfoy. Jak razem ją pokonamy to będzie to dla niej podwójna klęska.</text:p>
      <text:p text:style-name="Normalny"/>
      <text:p text:style-name="Normalny">Marta Sądzę, że to jest genialny pomysł. Dziękuję Ci, za chęć pomocy. Jesteś dla mnie za dobra</text:p>
      <text:p text:style-name="Normalny"/>
      <text:p text:style-name="Normalny">glownabohaterka Daj spokój. Przez Ciebie zaczynam się rumienić. Chodźmy na następne zajęcia, bo się spóźnimy.</text:p>
      <text:p text:style-name="Normalny"/>
      <text:p text:style-name="Normalny">Marta Mówię tylko to co czuję. Ruszajmy!</text:p>
      <text:p text:style-name="Normalny"/>
      <text:p text:style-name="Normalny"/>
      <text:p text:style-name="Normalny"/>
      <text:p text:style-name="Normalny"/>
      <text:p text:style-name="Normalny"/>
      <text:p text:style-name="Normalny"><text:soft-page-break/>----------Czwartek</text:p>
      <text:p text:style-name="Normalny"/>
      <text:p text:style-name="Normalny">(park)</text:p>
      <text:p text:style-name="Normalny"/>
      <text:p text:style-name="Normalny">(dzwonek telefonu)</text:p>
      <text:p text:style-name="P10"><text:tab/></text:p>
      <text:p text:style-name="Normalny">glownabohaterka Hmm sms od Marty. Ne może być na wykładzie bo ma o tej porze denstystę. Spoko, będzie miała ode mnie notatki. To tylko Prawo inżynierskie. Sama teoria bez zrozumienia</text:p>
      <text:p text:style-name="Normalny"/>
      <text:p text:style-name="Normalny">glownabohaterka Dzieki poznaniu Marty zaczynam realizować się towarzysko. Kiedys musimy zrobić jakiś wypad do baru.</text:p>
      <text:p text:style-name="Normalny"/>
      <text:p text:style-name="Normalny">glownabohaterka Pamietaj tylko, by nie przesłoniło Ci to Twojego celu. Musisz też radzić sobie na studiach. <text:s/>Jesteś ambitną osobą. Nie skop tego.</text:p>
      <text:p text:style-name="Normalny"/>
      <text:p text:style-name="Normalny">(jesli nie pomogles Marcie)------------------------------------------------------------------</text:p>
      <text:p text:style-name="Normalny"/>
      <text:p text:style-name="Normalny">glownabohaterka Hmmm Dzisiejszy dzień zaczynamy Prawem Inżynierskim. Sama teoria. Prawdopodobnie będę się tylko nudzić.</text:p>
      <text:p text:style-name="Normalny"/>
      <text:p text:style-name="Normalny">glownabohaterka Studia zaczynają się rozkręcać. Mam nadzieję, że sobie poradzę. Ta Malfoy jeszcze zobaczy na co mnie stać.</text:p>
      <text:p text:style-name="Normalny"/>
      <text:p text:style-name="Normalny">glownabohaterka Szkoda tylko, że nie utrzymuję bliższych kontaktów z innymi studentami. Są tu same paczki znajomych. Ciężko będzie się w którąś wkręcić</text:p>
      <text:p text:style-name="Normalny"/>
      <text:p text:style-name="Normalny">-------------------------------------------------------------------------------------------------------</text:p>
      <text:p text:style-name="Normalny"/>
      <text:p text:style-name="Normalny">(jesli sie da to drzwi, jak klikniesz to sie otwieraja i pojawia sie korytarz)</text:p>
      <text:p text:style-name="Normalny"/>
      <text:p text:style-name="Normalny">(korytarz)</text:p>
      <text:p text:style-name="Normalny"/>
      <text:p text:style-name="Normalny">(jesli nie pomogles Marcie)------------------------------------------------------</text:p>
      <text:p text:style-name="Normalny">glownabohaterka Hmmm....znowu nie widzę Marty. Zaczynam się niepokoić. Co jeśli posłuchała tej Malfoy? Popytam innych po wykładzie. Może coś wiedzą.</text:p>
      <text:p text:style-name="Normalny"/>
      <text:p text:style-name="Normalny">glownabohaterka Dobra, wszystko ustalone. Czas zmierzyć się z nowym przedmiotem.</text:p>
      <text:p text:style-name="Normalny">-----------------------------------------------------------------------------------------------------</text:p>
      <text:p text:style-name="Normalny"/>
      <text:p text:style-name="Normalny">glownabohaterka Zbytnio dziś nie chce mi się siedzieć i notować. Przedmiot wydaje się nudny. Marta będzie mi musiała dużą czekoladę kupić za te notatki.</text:p>
      <text:p text:style-name="Normalny"/>
      <text:p text:style-name="Normalny">glownabohaterka Skoro postawiłam sobie motywację, to muszę iść na wykład. Nie ma bata.</text:p>
      <text:p text:style-name="Normalny"/>
      <text:p text:style-name="Normalny">(sala wykladowa)</text:p>
      <text:p text:style-name="Normalny"/>
      <text:p text:style-name="Normalny">glownabohaterka Mimo pierwszych zajęć z tego przedmiotu mało kto dziś przyszedł. Każdy chyba uznał, że przedmiot jest nudny.</text:p>
      <text:p text:style-name="Normalny"/>
      <text:p text:style-name="Normalny">Random1 Słyszałem, że wykład jest niemiłosiernie nudny. Profesorka dobrze o tym wie, dlatego co roku zmienia formę wykładu i zaliczenie. Ma to spowodować większą frekwencje.</text:p>
      <text:p text:style-name="Normalny"/>
      <text:p text:style-name="Normalny"><text:soft-page-break/>glownabohaterka Jak widzę i taka metoda zbytnio nie działa. Musi wykombinować coś innego.</text:p>
      <text:p text:style-name="Normalny"/>
      <text:p text:style-name="Normalny">Random1 Lepiej by sobie darowała. Chcę to zaliczyć jak najszybciej. Takie wypełniacze zwykle są trudniejsze do zaliczenia niż pełnoprawne przedmioty.</text:p>
      <text:p text:style-name="Normalny"/>
      <text:p text:style-name="Normalny">glownabohaterka No <text:s/>nic. Zobaczmy co w tym roku nam pokaże. Chciałabym już wrócić do domu.</text:p>
      <text:p text:style-name="Normalny"/>
      <text:p text:style-name="Normalny">Teresa Dzień dobry wszystkim. Widzę, że frekwencja nie jest za duża dzisiaj. No nic, jakoś sobie poradzimy. Nie dziwię się Wam. To najprawdopodobniej najnudniejszy przedmiot w tym semestrze.</text:p>
      <text:p text:style-name="Normalny"/>
      <text:p text:style-name="Normalny">Teresa Mimo to sądzę, że warto go wykładać. Wielu inżynierów ma nikła wiedzę o prawie technicznym co potem owocuje nieprzyjemnościami. Będę z Was dumna jeśli zapamiętacie to co tu Wam wyłożę.</text:p>
      <text:p text:style-name="Normalny"/>
      <text:p text:style-name="Normalny">Random2 W sumie ma rację. Prawo to rzecz święta w cywilizowanym społeczeństwie</text:p>
      <text:p text:style-name="Normalny"/>
      <text:p text:style-name="Normalny">Random3 Zabrało Ci się na mądrości, chłopie? Daj sobie spokój.</text:p>
      <text:p text:style-name="Normalny"/>
      <text:p text:style-name="Normalny">Teresa Miejmy formalności za sobą. Jestem Teresa Lowerska i mam z Wami w tym semestrze Prawo Inżynierskie. Mam nadzieję, że wszyscy zaliczą ten przedmiot by potem nie musieć go niepotrzebnie powtarzać.</text:p>
      <text:p text:style-name="Normalny"/>
      <text:p text:style-name="Normalny">Teresa Moje zaliczenie jest proste. NA koniec semestru odbędzie się krótkie kolokwium. <text:s/>Jeżeli będziecie sumiennie robić notatki to powinniście bez problemu zaliczyć.</text:p>
      <text:p text:style-name="Normalny"/>
      <text:p text:style-name="Normalny">glownabohaterka Może i jest to mało istotny przedmiot, ale nie mogę go olać. Każda ocena przyda mi się by móc pokonać Maloy.</text:p>
      <text:p text:style-name="Normalny"/>
      <text:p text:style-name="Normalny">Teresa Choćbym nie wiem jak chciała nie uda mi się uatrakcyjnić wykładu o prawie. To jest teoria i nic więcej z Wami nie zrobię. Mam jednak nadzieję, że czegoś ciekawego się dowiecie.</text:p>
      <text:p text:style-name="Normalny"/>
      <text:p text:style-name="Normalny">Random1 Ciekawego? Dajcie spokój...</text:p>
      <text:p text:style-name="Normalny"/>
      <text:p text:style-name="Normalny">Teresa No dobrze. Skoro wszyscy jesteśmy gotowi to zacznijmy to co nieuniknione.</text:p>
      <text:p text:style-name="Normalny"/>
      <text:p text:style-name="Normalny">------------------------------------dodokonczenia----------------------------------------------------------</text:p>
      <text:p text:style-name="Normalny"/>
      <text:p text:style-name="Normalny">glownabohaterka Ehhh aż mnieplecy bolą od tego siedzenia. Prawie usnęłam na tym wykładzie. Dobrze, że wszystko zanotowałam.</text:p>
      <text:p text:style-name="Normalny"/>
      <text:p text:style-name="Normalny">glownabohaterka Już się nie mogę doczekać tej czekolady od Marty. W pełni na nią zasłużyłam.</text:p>
      <text:p text:style-name="Normalny"/>
      <text:p text:style-name="Normalny">glownabohaterka Mam pomysł. Może zrobimy tak, ze na przemiennie będziemy chodzić na ten wykład. Więcej godzin spania co dwa tygodnie brzmi obiecująco. Napisze później do niej.</text:p>
      <text:p text:style-name="Normalny"/>
      <text:p text:style-name="Normalny">glownabohaterka Malfoy nie było na wykładzie. Pewnie uznała, że to nie jest warte zachodu. Zastanawiam się kto wyszedł na plus po tym wykładzie: ja czy ona?</text:p>
      <text:p text:style-name="Normalny"/>
      <text:p text:style-name="Normalny">glownabohaterka No nic. Następne zajęcia mam w innym budynku. Trochę się rozruszam po tym wykładzie...</text:p>
      <text:p text:style-name="Normalny"/>
      <text:p text:style-name="Normalny">(jesli nie pomoglismy Marcie)----------------------------------------------------------------------------------</text:p>
      <text:p text:style-name="Normalny"><text:soft-page-break/></text:p>
      <text:p text:style-name="Normalny">glownabohaterka Ehhh aż mnieplecy bolą od tego siedzenia. Prawie usnęłam na tym wykładzie. Dobrze, że wszystko zanotowałam.</text:p>
      <text:p text:style-name="Normalny"/>
      <text:p text:style-name="Normalny">glownabohaterka Teraz musze dowiedzieć się co z tą Martą. Nie wiem, z kim się trzymała. Będzie ciężko zacząć.</text:p>
      <text:p text:style-name="Normalny"/>
      <text:p text:style-name="Normalny">Malfoy Co tam, przegrywie? Wyglądasz jakbyś kogoś szukała. Może mnie? Jak coś to jestem do usług hahahhaha.</text:p>
      <text:p text:style-name="Normalny"/>
      <text:p text:style-name="P6">a)ignoruj ją</text:p>
      <text:p text:style-name="P4">b)zapytaj o Martę</text:p>
      <text:p text:style-name="Normalny"/>
      <text:p text:style-name="P6">glownabohaterka Nie Twój interes. Przestań mnie nachodzić, bo gorzko tego pożałujesz.</text:p>
      <text:p text:style-name="P6"/>
      <text:p text:style-name="P6">Malfoy Oj, bo się Ciebie wystraszę. Mam nadzieję, że się nie popłaczesz z emocji tak jak tamta. Chociaż to już jest nieistotne.</text:p>
      <text:p text:style-name="P6"/>
      <text:p text:style-name="P6">glownabohaterka Mowisz o Marcie, tak? O co Ci chodzi?</text:p>
      <text:p text:style-name="P6"/>
      <text:p text:style-name="P6">Malfoy Wali mnie jak się ona nazywa. Na szczęście już jej nie zobaczymy tutaj. To nie moja liga....ani Twoja.</text:p>
      <text:p text:style-name="P6"/>
      <text:p text:style-name="P6">glownabohaterka Co masz na myśli mówiąc "już jej nie zobaczymy"?</text:p>
      <text:p text:style-name="Normalny"/>
      <text:p text:style-name="Normalny"/>
      <text:p text:style-name="P4">glownabohaterka Chcę się dowiedzieć co się stała z Martą. Tą dziewczyną, która tak chamsko potraktowałaś</text:p>
      <text:p text:style-name="P4"/>
      <text:p text:style-name="P4">Malfoy Tamta? Oj, obawiam się, że Twoje poszukiwania nie mają sensu. Już nie.</text:p>
      <text:p text:style-name="P4"/>
      <text:p text:style-name="P4">glownabohaterka Co masz na myśli?</text:p>
      <text:p text:style-name="Normalny"/>
      <text:p text:style-name="Normalny"/>
      <text:p text:style-name="Normalny">Malfoy Ta kretynka wreszcie pomyślała i uznała, że nie ma sensu by tutaj dalej studiowała. Z tego co słyszałam miała złożyć podanie o wykreślenie.</text:p>
      <text:p text:style-name="Normalny"/>
      <text:p text:style-name="Normalny">glownabohaterka Klamiesz. To nie jest prawda. Nie może być.</text:p>
      <text:p text:style-name="Normalny"/>
      <text:p text:style-name="Normalny">Malfoy Nie mam interesu w tym by Cię oszukiwać. Czym się przejmujesz? Dobrze zrobiła według mnie.</text:p>
      <text:p text:style-name="Normalny"/>
      <text:p text:style-name="Normalny">glownabohaterka Nie....nie...to niemożliwe.....mogłam pomóc....coś zrobić.....</text:p>
      <text:p text:style-name="Normalny"/>
      <text:p text:style-name="Normalny">Malfoy A to tym się przejmujesz. Jakby było czym. Jak chcesz, to jej szukaj. Widziałam ją w kolejce do dziekanatu. Według mnie dobrze jest jak jest.</text:p>
      <text:p text:style-name="Normalny"/>
      <text:p text:style-name="Normalny">glownabohaterka Czemu? Czemu tak uważasz? Jak możesz tak mówić?</text:p>
      <text:p text:style-name="Normalny"/>
      <text:p text:style-name="Normalny">Malfoy Jakbyś nagadała jej bzdur to by uroiła sobie, że się tu nadaje. Potem upadek byłby cięższy. Dobrze zrobiłaś, że ją olałaś. Wyrządziłaś jej przysługę.</text:p>
      <text:p text:style-name="Normalny"/>
      <text:p text:style-name="Normalny"><text:soft-page-break/>Malfoy Wreszcie nadajesz na podobnych falach co ja. Może jesteś mi bliższa niż myślisz?</text:p>
      <text:p text:style-name="Normalny"/>
      <text:p text:style-name="P6">a)Uderz ją</text:p>
      <text:p text:style-name="P6"/>
      <text:p text:style-name="P6">glownabohaterka Nigdy mnie do siebie nie porównój. To wszystko twoja wina! &gt;TRZASK&lt;</text:p>
      <text:p text:style-name="P6"/>
      <text:p text:style-name="P6">(oglos uderzenia)</text:p>
      <text:p text:style-name="P6"/>
      <text:p text:style-name="P6">Malfoy Czy Ty jesteś wariatką? Ja...krwawię...z nosa....krew. Pożałujesz tego. Twoja kariera na tej uczelni...jest już skończona!</text:p>
      <text:p text:style-name="P6"/>
      <text:p text:style-name="P6">glownabohaterka O nie. Co ja zrobiłam? CO JA ZROBIŁAM? TO NIE TAK MIAŁO BYĆ!!!!!!!!!</text:p>
      <text:p text:style-name="P6"/>
      <text:p text:style-name="P6">(tlo zaczyna sie sciemniac az do czerni, pojawia sie obserwator)</text:p>
      <text:p text:style-name="P6"/>
      <text:p text:style-name="P6">Obserwator Z powodu słusznego doniesienia o pobiciu, nasza studentka została wyrzucona z uczelni. Dodatkowo musi zapłacić wysokie odszkodowanie tamtej dziewczynie. Ojciec bohaterki nigdy tak bardzo nie czuł wstydu z powodu zachowania swojej córki...</text:p>
      <text:p text:style-name="P6"/>
      <text:p text:style-name="P6">Obserwator Zawiodła go na każdej linii. Obawiam się, że to Twoja wina. Zawiodłem się na Tobie. Gra została skończona!</text:p>
      <text:p text:style-name="P6"/>
      <text:p text:style-name="P6">(ekran Game Over, koniec gry)</text:p>
      <text:p text:style-name="P6"/>
      <text:p text:style-name="P4">b)Biegnij do dziekanatu</text:p>
      <text:p text:style-name="P4"/>
      <text:p text:style-name="P4">glownabohaterka Nigdy....tak...nie mów....</text:p>
      <text:p text:style-name="P4"/>
      <text:p text:style-name="P4">(komunikat: pare chwil pozniej)</text:p>
      <text:p text:style-name="P4"/>
      <text:p text:style-name="P4">glownabohaterka Oby tu jeszcze była. Błagam, bądź tu jeszcze.</text:p>
      <text:p text:style-name="P4"/>
      <text:p text:style-name="P4">glownabohaterka Dzieki Bogu, jesteś. Marta, nie rób tego!</text:p>
      <text:p text:style-name="P4"/>
      <text:p text:style-name="P4">Marta Słucham?</text:p>
      <text:p text:style-name="P4"/>
      <text:p text:style-name="P4">glownabohaterka Jestem [imie]. Z Twojego rocznika. Widziałam, jak Malfoy Cię potraktowała. Chciałam do Ciebie podejśc, pomóc jakoś. Nie potrafiłam. Nie wiem czemu....</text:p>
      <text:p text:style-name="P4"/>
      <text:p text:style-name="P4">glownabohaterka Wybacz, że do Ciebie nie podeszłam. Mogłabym Ci wtedy pomóc...Błagam, zostań na uczelni...</text:p>
      <text:p text:style-name="P4"/>
      <text:p text:style-name="P4">Marta Wiem kim jesteś, Mimo, że nie pomogłaś mi wtedy to bardzo Ci dziękuje za te słowa. Bardzo ich potrzebowałam.</text:p>
      <text:p text:style-name="P4"/>
      <text:p text:style-name="P4">Marta Mimo tego wszystkiego Malfoy jednak miała rację. Ja serio nie nadaję się tutaj.</text:p>
      <text:p text:style-name="P4"/>
      <text:p text:style-name="P4">glownabohaterka Daj spokój. Jakbym pomogła Ci w nauce to w mig byś wszystko.....</text:p>
      <text:p text:style-name="P4"/>
      <text:p text:style-name="P4">Marta Może tak, może nie...nie dowiemy się tego. Poprawię maturę i jeszcze raz postaram się złożyć papiery do wymarzonej uczelni. Nic straconego.</text:p>
      <text:p text:style-name="P4"/>
      <text:p text:style-name="P4"><text:soft-page-break/>glownabohaterka Przepraszam....nigdy sobie tego nie wybaczę</text:p>
      <text:p text:style-name="P4"/>
      <text:p text:style-name="P4">Marta Przestań. Nie obwiniaj się. Dzięki Twojej interwencji poprawiłaś moją wiarę w siebie. Dziękuję.</text:p>
      <text:p text:style-name="P4"/>
      <text:p text:style-name="P4">glownabohaterka Powiedz co mogę zrobic byś zmieniła zdanie.</text:p>
      <text:p text:style-name="P4"/>
      <text:p text:style-name="P4">Marta Prawdopodobnie nic. Jeśli jednak serio chcesz coś dla mnie zrobić to zrób jedno: pokonaj Malfoy.</text:p>
      <text:p text:style-name="P4"/>
      <text:p text:style-name="P4">Marta Cały rocznik wie o waszym zakładzie. Nie pozwól jej zwyciężyć. Jeśli ją pokonasz to wreszcie może przejrzy na oczy i zrozumie, że nie jest pępkiem świata. Nie daj się jej.</text:p>
      <text:p text:style-name="P4"/>
      <text:p text:style-name="P4">glownabohaterka Obiecuję, że ją pokonam. Zwyciężę za wszelką cenę.</text:p>
      <text:p text:style-name="P4"/>
      <text:p text:style-name="P4">Marta Hahahaha. Widzę, że jesteś zdeterminowana. To dobry znak. Widzę po tobie, że jesteś inna niż ona. Szkoda, że wcześniej się nie poznaliśmy. Niestety na razie nie będzie okazji by się bliżej poznać.</text:p>
      <text:p text:style-name="P4"/>
      <text:p text:style-name="P4">Marta Zaśmiałam się. To chyba dobry znak. [imie] nie przejmuj się mną. Ja sobie ułożę życie tak jak powinnam. Ty natomiast nie poddawaj się i dąż do spełnienia swoich celów. Daj znać kiedy pokonasz tę Malfoy.</text:p>
      <text:p text:style-name="P4"/>
      <text:p text:style-name="P4">glownabohaterka Możesz na mnie liczyć. Kiedy będą ferie może pójdziemy na piwo czy coś?</text:p>
      <text:p text:style-name="P4"/>
      <text:p text:style-name="P4">Marta Trzymam Cię za słowo. Obalimy Twój sukces. Życzę Ci powodzenia.</text:p>
      <text:p text:style-name="P4"/>
      <text:p text:style-name="P4">glownabohaterka Dziękuję. Tym razem Cię nie zawiodę.</text:p>
      <text:p text:style-name="P4"/>
      <text:p text:style-name="P4">(komunikat kilka chwil pozniej)</text:p>
      <text:p text:style-name="P4"/>
      <text:p text:style-name="P4">Malfoy I co tam? Znalazłaś tę niedojdę?</text:p>
      <text:p text:style-name="P4">glownabohaterka Malfoy! Mam Ci tylko jedno do powiedzenia. Brzydzę się Toba i Twoim zachowaniem. Nie przegram z kimś takim jak Ty. Usunę ten paskudny uśmiech z tej paskudnej twarzy.</text:p>
      <text:p text:style-name="P4"/>
      <text:p text:style-name="P4">Malfoy Zobaczymy, zobaczymy. Mimo to podtrzymuję swoje słowa. Jesteśmy do siebie podobne. Czas pokaże kto będzie górą.</text:p>
      <text:p text:style-name="P4"/>
      <text:p text:style-name="P4">glownabohaterka Nawet nie wiesz jak bardzo nie mogę się tego doczekać....</text:p>
      <text:p text:style-name="Normalny">/////////////////////*************************///////////////////////****/*/*/*/*/*//*/*/</text:p>
      <text:p text:style-name="Normalny">----Piatek</text:p>
      <text:p text:style-name="Normalny"/>
      <text:p text:style-name="Normalny">(korytarz)</text:p>
      <text:p text:style-name="Normalny"/>
      <text:p text:style-name="Normalny">glownabohaterka Ehh to już trzeci dzień, kiedy mam zajęcia na 8 rano. Boże, czemuś mnie pokarał takim planem?</text:p>
      <text:p text:style-name="Normalny"/>
      <text:p text:style-name="Normalny">Marta Skoro wzywasz Boga to widać, że coś zaczyna się dziać.</text:p>
      <text:p text:style-name="Normalny"/>
      <text:p text:style-name="Normalny">glownabohaterka O hej. Po prostu nie wysypiam się na tych zajęciach. Chyba muszę do tego przywyknąć. Jak dentysta?</text:p>
      <text:p text:style-name="Normalny"/>
      <text:p text:style-name="Normalny">Marta Kobieto, to był horror. Leczenie kanałowe to istny koszmar. Dodatkowo dentystka skopała znieczulenie i strasznie mnie bolało podczas zabiegu.</text:p>
      <text:p text:style-name="Normalny"><text:soft-page-break/></text:p>
      <text:p text:style-name="Normalny">glownabohaterka Nie żartuj. Aż tak? Rany...współczuję Ci bardzo. Dzielna jesteś skoro to wytrzymałaś.</text:p>
      <text:p text:style-name="Normalny"/>
      <text:p text:style-name="Normalny">Marta Daj spokój. Nic takiego. Jeszcze raz dzięki za notatki. Po zajęciach pójdziemy do sklepu i wybierzesz sobie taką czekoladę jaką chcesz.</text:p>
      <text:p text:style-name="Normalny"/>
      <text:p text:style-name="Normalny">glownabohaterka Yay. Od razu poprawił mi się humor. Dzięki, jesteś kochana.</text:p>
      <text:p text:style-name="Normalny"/>
      <text:p text:style-name="Normalny">Marta Nic takiego. Ty dla mnie więcej zrobiłaś. O, jest już 8:14. Wchodźmy do sali.</text:p>
      <text:p text:style-name="Normalny"/>
      <text:p text:style-name="Normalny">glownabohaterka Racja. Nie chcę się spóźnić na matematykę.</text:p>
      <text:p text:style-name="Normalny"/>
      <text:p text:style-name="Normalny">(jesli gracz nie pomogl Marcie)------------------------------------------------------------</text:p>
      <text:p text:style-name="Normalny"/>
      <text:p text:style-name="Normalny">glownabohaterka Ehh to już trzeci dzień, kiedy mam zajęcia na 8 rano. Boże, czemuś mnie pokarał takim planem?</text:p>
      <text:p text:style-name="Normalny"/>
      <text:p text:style-name="Normalny">glownabohaterka Nie wolno Ci marudzić. Masz ważny cel do osiągnięcia. Obiecałaś, że go wypełnisz. Sobie....i Marcie.</text:p>
      <text:p text:style-name="Normalny"/>
      <text:p text:style-name="Normalny">glownabohaterka Dopiero jak pokonam tę krowę to dopiero będę mogła sobie wybaczyć to wszystko. Wtedy będę miała czyste sumienie.</text:p>
      <text:p text:style-name="Normalny"/>
      <text:p text:style-name="Normalny">glownabohaterka Mimo tego nauczyłam się czegoś ważnego. Nie uciekaj od pomagania innym!</text:p>
      <text:p text:style-name="Normalny"/>
      <text:p text:style-name="Normalny">glownabohaterka No, zaraz się zaczną zajęcia. Nie mogę pozwolić by coś mnie rozpraszało. Matematyka to bardzo pokrętna dziedzina. Muszę być czujna.</text:p>
      <text:p text:style-name="Normalny"/>
      <text:p text:style-name="Normalny">----------------------------------------------------------------------------------------------------</text:p>
      <text:p text:style-name="Normalny"/>
      <text:p text:style-name="Normalny"/>
      <text:p text:style-name="Normalny"/>
      <text:p text:style-name="Normalny">(sala wykladowa)</text:p>
      <text:p text:style-name="Normalny"/>
      <text:p text:style-name="Normalny">Random1 Nie sądziłem, że znowu będę musiał się uczyć tej znienawidzonej matematyki</text:p>
      <text:p text:style-name="Normalny"/>
      <text:p text:style-name="Normalny">Random2 Poszedłeś na infę i myślałeś, że bez matmy się obejdzie? Człowieku ogarnij się.</text:p>
      <text:p text:style-name="Normalny"/>
      <text:p text:style-name="Normalny">Random1 No co? Pomarzyć zawsze można. Pewnie i tak nam się to w przyszłości nie przyda.</text:p>
      <text:p text:style-name="Normalny"/>
      <text:p text:style-name="Normalny">Random2 Ta, jasne. Jak będą macierze w programowaniu to zmienisz śpiewkę.</text:p>
      <text:p text:style-name="Normalny"/>
      <text:p text:style-name="Normalny">Random1 Macierze? A co to?</text:p>
      <text:p text:style-name="Normalny"/>
      <text:p text:style-name="Normalny">Random2 Tak myślałem. Zacznij lepiej uważać na algebrze liniowej.</text:p>
      <text:p text:style-name="Normalny"/>
      <text:p text:style-name="Normalny">Malfoy Możecie się przesunąć? Od waszego pitolenia rozbolała mnie głowa.</text:p>
      <text:p text:style-name="Normalny"/>
      <text:p text:style-name="Normalny">Random1 Nie jest za miła, co? Tylko do wykładowców potrafi się uśmiechnąć. Przyjaciół tutaj chyba nie znajdzie...</text:p>
      <text:p text:style-name="Normalny"/>
      <text:p text:style-name="Normalny">Random2 Teraz mogę w 100% się z Tobą zgodzić. Dawaj, zajmijmy dobre miejsca.</text:p>
      <text:p text:style-name="Normalny"><text:soft-page-break/></text:p>
      <text:p text:style-name="Normalny">Izabella Dzień dobry. Nie mam pojęcia kto nam dał te zajęcia o 8 rano, ale chyba nie myślał nad tym za długo. By móc przystąpić do matematyki potrzebny jest świeży i czysty umysł.</text:p>
      <text:p text:style-name="Normalny"/>
      <text:p text:style-name="Normalny">Marta Widzisz? Nawet ona Cię popiera!</text:p>
      <text:p text:style-name="Normalny"/>
      <text:p text:style-name="Normalny">glownabohaterka Taa...ale zobaczmy najpierw z jakiej gliny jest ona ulepiona.</text:p>
      <text:p text:style-name="Normalny"/>
      <text:p text:style-name="Normalny">(jesli gracz nie pomogl Marcie)------------------------------------------------------------</text:p>
      <text:p text:style-name="Normalny"/>
      <text:p text:style-name="Normalny">glownabohaterka O, chociaż jedyna podziela moje poglądy na ten temat.</text:p>
      <text:p text:style-name="Normalny">----------------------------------------------------------------------------------------------------</text:p>
      <text:p text:style-name="Normalny"/>
      <text:p text:style-name="Normalny">Izabella Od razu przejdę do rzeczy. Nazywam się Izabella Anajewska i będę Wam wykładać Analizę Matematyczną. Możecie narzekać na ten przedmiot, ale nie martwcie się: następne matematyczne przedmioty będą o wiele łatwiejsze.</text:p>
      <text:p text:style-name="Normalny"/>
      <text:p text:style-name="Normalny">Random1 Marna pociecha...</text:p>
      <text:p text:style-name="Normalny"/>
      <text:p text:style-name="Normalny">Random2 A Ty dalej swoje?</text:p>
      <text:p text:style-name="Normalny"/>
      <text:p text:style-name="Normalny">Izabella Zaliczenie jest następujące. Co zajęcia będziecie mieli na początku wykładu kartkówkę. Będzie to jedno zadanie do policzenia. Ma to sprawdzić, czy uczycie się na bieżąco.</text:p>
      <text:p text:style-name="Normalny"/>
      <text:p text:style-name="Normalny">Izabella Musicie zaliczyć 2 by móc podejść do egzaminu. Egzamin będzie naturalnie trudniejszy od tych kartkówek, ale jeśli przyłożycie się do nich to egzamin będzie dla Was o wiele łatwiejszy.</text:p>
      <text:p text:style-name="Normalny"/>
      <text:p text:style-name="Normalny">Random1 Zachciało mi się inżyniera...</text:p>
      <text:p text:style-name="Normalny"/>
      <text:p text:style-name="Normalny">Izabella Sądzę, że chyba wszystko powiedziałam Zacznijmy więc zajęcia.</text:p>
      <text:p text:style-name="Normalny"/>
      <text:p text:style-name="P11">---------------------------------------------------temat zajęć: Granice------------------------------------------------------ </text:p>
      <text:p text:style-name="Normalny"/>
      <text:p text:style-name="Normalny">Marta Jejku, to było męczące. Czy mi się wydaje, czy nudziłaś się na tym wykładzie.</text:p>
      <text:p text:style-name="Normalny"/>
      <text:p text:style-name="Normalny">glownabohaterka W sumie, tak. Miałam już to w liceu. Byłam na profilu matematyczno-przyrodniczym.</text:p>
      <text:p text:style-name="Normalny"/>
      <text:p text:style-name="Normalny">Marta Jejku, Ty to musisz mieć łeb. Te granice nie wydają się aż tak trudne.</text:p>
      <text:p text:style-name="Normalny"/>
      <text:p text:style-name="Normalny">glownabohaterka Bo nie są. Jak dojdziemy do całek to zaczniemy narzekać.</text:p>
      <text:p text:style-name="Normalny"/>
      <text:p text:style-name="Normalny">Marta Weź nie strasz mnie na zapas, co?</text:p>
      <text:p text:style-name="Normalny"/>
      <text:p text:style-name="Normalny">glownabohaterka Hhahahahaha, wybacz. Tylko żartowałam. Co planujesz na weekend?</text:p>
      <text:p text:style-name="Normalny"/>
      <text:p text:style-name="Normalny">Marta Jadę do mojej babci. Dawno się z nią nie widziałam. Potrzebuje pomocy w remoncie i muszę jej pomóc.</text:p>
      <text:p text:style-name="Normalny"/>
      <text:p text:style-name="Normalny">glownabohaterka Pozdrów babcię, czy coś. Ja w ten weekend powtórze sobie cały tygodniowy materiał.</text:p>
      <text:p text:style-name="Normalny"/>
      <text:p text:style-name="Normalny"><text:soft-page-break/>Marta Pamiętaj, że odpoczynek jest również ważny. Może skoczyłybyśmy na piwo na koniec dnia. Trochę się wyluzujemy?</text:p>
      <text:p text:style-name="Normalny"/>
      <text:p text:style-name="Normalny">a) Tak</text:p>
      <text:p text:style-name="P6">b) Nie</text:p>
      <text:p text:style-name="P6"/>
      <text:p text:style-name="P6">glownabohaterka Dzisiaj zbytnio nie dam rady. Jadę zaraz z tatą na zakupy. Innym razem spróbujmy.</text:p>
      <text:p text:style-name="P6"/>
      <text:p text:style-name="P6">Marta Ok, innym razem. Do zobaczenia w poniedziałek.</text:p>
      <text:p text:style-name="P6"/>
      <text:p text:style-name="P6">glownabohaterka Trzymaj się!</text:p>
      <text:p text:style-name="P6"/>
      <text:p text:style-name="Normalny">(jesli nie pomoglismy Marcie)-----------------------------------------------</text:p>
      <text:p text:style-name="Normalny"/>
      <text:p text:style-name="Normalny">glownabohaterka Matko, co za nudy. Miałam już to w liceum. No nic, mniej do nauki mi zostało.</text:p>
      <text:p text:style-name="Normalny"/>
      <text:p text:style-name="Normalny">glownabohaterka Wyszłabym na piwo trochę się wyluzować, ale nie mam zbytnio z kims. Samemu pić to byłoby dziwne.</text:p>
      <text:p text:style-name="Normalny"/>
      <text:p text:style-name="Normalny"><text:s/>glownabohaterka Mówi się trudno. Spróbuję może następnym razem wkręcić się na jakiś wypad. Teraz będę się uczyć. Mam zadanie do wykonania!</text:p>
      <text:p text:style-name="Normalny"/>
      <text:p text:style-name="Normalny">Rozdzial 3 Tydzien drugi</text:p>
      <text:p text:style-name="Normalny"/>
      <text:p text:style-name="Normalny">----Poniedzialek</text:p>
      <text:p text:style-name="Normalny"/>
      <text:p text:style-name="Normalny"><text:s/></text:p>
      <text:p text:style-name="Normalny"/>
      <text:p text:style-name="Normalny"/>
      <text:p text:style-name="Normalny"/>
      <text:p text:style-name="Normalny"/>
      <text:p text:style-name="Normalny"/>
      <text:p text:style-name="Normalny"/>
      <text:p text:style-name="Normalny"/>
      <text:p text:style-name="Normalny"/>
      <text:p text:style-name="Normaln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system"/>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fo:text-shadow="none" style:text-underline-style="none" fo:font-weight="normal" style:letter-kerning="true" style:font-name-asian="Times New Roman" style:font-size-asian="11pt" style:language-asian="pl" style:country-asian="PL"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fo:text-shadow="none" style:text-underline-style="none" fo:font-weight="normal" style:letter-kerning="true" fo:background-color="transparent" style:font-name-asian="Times New Roman" style:font-size-asian="11pt" style:language-asian="pl" style:country-asian="P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style:style>
    <style:style style:name="Tekst_20_dymka" style:display-name="Tekst dymka" style:family="paragraph" style:parent-style-name="Normalny">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ekst_20_przypisu_20_dolnego" style:display-name="Tekst przypisu dolnego" style:family="paragraph" style:parent-style-name="Normalny">
      <style:paragraph-properties fo:hyphenation-ladder-count="no-limit"/>
      <style:text-properties fo:font-size="10pt" style:font-size-asian="10pt" style:font-size-complex="10pt" fo:hyphenate="false"/>
    </style:style>
    <style:style style:name="Domyślna_20_czcionka_20_akapitu" style:display-name="Domyślna czcionka akapitu" style:family="text"/>
    <style:style style:name="Tekst_20_dymka_20_Znak" style:display-name="Tekst dymka Znak" style:family="text" style:parent-style-name="Domyślna_20_czcionka_20_akapitu">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kst_20_przypisu_20_dolnego_20_Znak" style:display-name="Tekst przypisu dolnego Znak" style:family="text" style:parent-style-name="Domyślna_20_czcionka_20_akapitu">
      <style:text-properties fo:font-size="10pt" style:font-size-asian="10pt" style:font-size-complex="10pt"/>
    </style:style>
    <style:style style:name="Odwołanie_20_przypisu_20_dolnego" style:display-name="Odwołanie przypisu dolnego" style:family="text" style:parent-style-name="Domyślna_20_czcionka_20_akapitu">
      <style:text-properties style:text-position="super 64%"/>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 LibreOffice_project/ea7cb86e6eeb2bf3a5af73a8f7777ac570321527</meta:generator>
    <meta:creation-date>2017-11-27T09:33:00Z</meta:creation-date>
    <dc:date>2017-12-05T22:37:52.201000000</dc:date>
    <meta:editing-cycles>25</meta:editing-cycles>
    <meta:editing-duration>PT12H55M8S</meta:editing-duration>
    <meta:document-statistic meta:table-count="0" meta:image-count="0" meta:object-count="0" meta:page-count="26" meta:paragraph-count="515" meta:word-count="7078" meta:character-count="48744" meta:non-whitespace-character-count="42150"/>
    <meta:template xlink:type="simple" xlink:actuate="onRequest" xlink:title="" xlink:href="Normal"/>
  </office:meta>
</office:document-meta>
</file>